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66.45mm"/>
    </style:style>
    <style:style style:name="co5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33.21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55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27.5mm"/>
    </style:style>
    <style:style style:name="co16" style:family="table-column">
      <style:table-column-properties fo:break-before="auto" style:column-width="42.21mm"/>
    </style:style>
    <style:style style:name="co17" style:family="table-column">
      <style:table-column-properties fo:break-before="auto" style:column-width="31.31mm"/>
    </style:style>
    <style:style style:name="co18" style:family="table-column">
      <style:table-column-properties fo:break-before="auto" style:column-width="58mm"/>
    </style:style>
    <style:style style:name="co19" style:family="table-column">
      <style:table-column-properties fo:break-before="auto" style:column-width="31.04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6.21mm"/>
    </style:style>
    <style:style style:name="co24" style:family="table-column">
      <style:table-column-properties fo:break-before="auto" style:column-width="19.88mm"/>
    </style:style>
    <style:style style:name="co25" style:family="table-column">
      <style:table-column-properties fo:break-before="auto" style:column-width="37.57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67.26mm"/>
    </style:style>
    <style:style style:name="co28" style:family="table-column">
      <style:table-column-properties fo:break-before="auto" style:column-width="35.12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32.67mm"/>
    </style:style>
    <style:style style:name="co31" style:family="table-column">
      <style:table-column-properties fo:break-before="auto" style:column-width="37.02mm"/>
    </style:style>
    <style:style style:name="co32" style:family="table-column">
      <style:table-column-properties fo:break-before="auto" style:column-width="32.4mm"/>
    </style:style>
    <style:style style:name="co33" style:family="table-column">
      <style:table-column-properties fo:break-before="auto" style:column-width="81.14mm"/>
    </style:style>
    <style:style style:name="co34" style:family="table-column">
      <style:table-column-properties fo:break-before="auto" style:column-width="106.47mm"/>
    </style:style>
    <style:style style:name="co35" style:family="table-column">
      <style:table-column-properties fo:break-before="auto" style:column-width="100.75mm"/>
    </style:style>
    <style:style style:name="co36" style:family="table-column">
      <style:table-column-properties fo:break-before="auto" style:column-width="34.03mm"/>
    </style:style>
    <style:style style:name="co37" style:family="table-column">
      <style:table-column-properties fo:break-before="auto" style:column-width="38.93mm"/>
    </style:style>
    <style:style style:name="co38" style:family="table-column">
      <style:table-column-properties fo:break-before="auto" style:column-width="99.66mm"/>
    </style:style>
    <style:style style:name="co39" style:family="table-column">
      <style:table-column-properties fo:break-before="auto" style:column-width="36.48mm"/>
    </style:style>
    <style:style style:name="co40" style:family="table-column">
      <style:table-column-properties fo:break-before="auto" style:column-width="113.56mm"/>
    </style:style>
    <style:style style:name="co41" style:family="table-column">
      <style:table-column-properties fo:break-before="auto" style:column-width="38.12mm"/>
    </style:style>
    <style:style style:name="co42" style:family="table-column">
      <style:table-column-properties fo:break-before="auto" style:column-width="40.83mm"/>
    </style:style>
    <style:style style:name="co43" style:family="table-column">
      <style:table-column-properties fo:break-before="auto" style:column-width="43.83mm"/>
    </style:style>
    <style:style style:name="co44" style:family="table-column">
      <style:table-column-properties fo:break-before="auto" style:column-width="43.02mm"/>
    </style:style>
    <style:style style:name="co45" style:family="table-column">
      <style:table-column-properties fo:break-before="auto" style:column-width="69.97mm"/>
    </style:style>
    <style:style style:name="co46" style:family="table-column">
      <style:table-column-properties fo:break-before="auto" style:column-width="188.45mm"/>
    </style:style>
    <style:style style:name="co47" style:family="table-column">
      <style:table-column-properties fo:break-before="auto" style:column-width="33.5mm"/>
    </style:style>
    <style:style style:name="co48" style:family="table-column">
      <style:table-column-properties fo:break-before="auto" style:column-width="52.55mm"/>
    </style:style>
    <style:style style:name="co49" style:family="table-column">
      <style:table-column-properties fo:break-before="auto" style:column-width="40.57mm"/>
    </style:style>
    <style:style style:name="co50" style:family="table-column">
      <style:table-column-properties fo:break-before="auto" style:column-width="34.85mm"/>
    </style:style>
    <style:style style:name="co51" style:family="table-column">
      <style:table-column-properties fo:break-before="auto" style:column-width="42.76mm"/>
    </style:style>
    <style:style style:name="co52" style:family="table-column">
      <style:table-column-properties fo:break-before="auto" style:column-width="39.21mm"/>
    </style:style>
    <style:style style:name="co53" style:family="table-column">
      <style:table-column-properties fo:break-before="auto" style:column-width="46.02mm"/>
    </style:style>
    <style:style style:name="co54" style:family="table-column">
      <style:table-column-properties fo:break-before="auto" style:column-width="41.38mm"/>
    </style:style>
    <style:style style:name="co55" style:family="table-column">
      <style:table-column-properties fo:break-before="auto" style:column-width="44.66mm"/>
    </style:style>
    <style:style style:name="co56" style:family="table-column">
      <style:table-column-properties fo:break-before="auto" style:column-width="43.57mm"/>
    </style:style>
    <style:style style:name="co57" style:family="table-column">
      <style:table-column-properties fo:break-before="auto" style:column-width="40.02mm"/>
    </style:style>
    <style:style style:name="co58" style:family="table-column">
      <style:table-column-properties fo:break-before="auto" style:column-width="42.47mm"/>
    </style:style>
    <style:style style:name="co59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2.41pt double #000000" style:border-line-width-left="0.42mm 0.21mm 0.21mm" fo:border-right="none" fo:border-top="2.41pt double #000000" style:border-line-width-top="0.42mm 0.21mm 0.21mm"/>
      <style:text-properties style:text-position=""/>
    </style:style>
    <style:style style:name="ce2" style:family="table-cell" style:parent-style-name="Default">
      <style:table-cell-properties fo:border-bottom="none" fo:border-left="2.41pt double #000000" style:border-line-width-left="0.42mm 0.21mm 0.21mm" fo:border-right="none" fo:border-top="none"/>
      <style:text-properties style:text-position=""/>
    </style:style>
    <style:style style:name="ce3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2.41pt double #000000" style:border-line-width-top="0.42mm 0.21mm 0.21mm"/>
      <style:text-properties style:text-position=""/>
    </style:style>
    <style:style style:name="ce5" style:family="table-cell" style:parent-style-name="Default">
      <style:table-cell-properties fo:border-bottom="2.41pt double #000000" style:border-line-width-bottom="0.42mm 0.21mm 0.21mm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none" fo:border-left="none" fo:border-right="2.41pt double #000000" style:border-line-width-right="0.42mm 0.21mm 0.21mm" fo:border-top="2.41pt double #000000" style:border-line-width-top="0.42mm 0.21mm 0.21mm"/>
      <style:text-properties style:text-position=""/>
    </style:style>
    <style:style style:name="ce7" style:family="table-cell" style:parent-style-name="Default">
      <style:table-cell-properties fo:border-bottom="none" fo:border-left="none" fo:border-right="2.41pt double #000000" style:border-line-width-right="0.42mm 0.21mm 0.21mm" fo:border-top="none"/>
      <style:text-properties style:text-position=""/>
    </style:style>
    <style:style style:name="ce8" style:family="table-cell" style:parent-style-name="Default">
      <style:table-cell-properties fo:border-bottom="2.41pt double #000000" style:border-line-width-bottom="0.42mm 0.21mm 0.21mm" fo:border-left="none" fo:border-right="2.41pt double #000000" style:border-line-width-right="0.42mm 0.21mm 0.21mm" fo:border-top="none"/>
      <style:text-properties style:text-position=""/>
    </style:style>
    <style:style style:name="ce9" style:family="table-cell" style:parent-style-name="Default">
      <style:table-cell-properties fo:border-bottom="none" fo:border-left="none" fo:border-right="2.41pt double #000000" style:border-line-width-right="0.42mm 0.21mm 0.21mm" fo:border-top="none"/>
      <style:text-properties style:text-position="" style:font-name="Liberation Sans" style:font-name-asian="Noto Sans CJK SC Regular" style:font-name-complex="FreeSans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2.41pt double #000000" style:border-line-width-right="0.42mm 0.21mm 0.21mm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2.41pt double #000000" style:border-line-width-right="0.42mm 0.21mm 0.21mm" fo:border-top="2.41pt double #000000" style:border-line-width-top="0.42mm 0.21mm 0.21mm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2.41pt double #000000" style:border-line-width-right="0.42mm 0.21mm 0.21mm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2.41pt double #000000" style:border-line-width-bottom="0.42mm 0.21mm 0.21mm" style:text-align-source="fix" style:repeat-content="false" fo:border-left="2.41pt double #000000" style:border-line-width-left="0.42mm 0.21mm 0.21mm" fo:border-right="2.41pt double #000000" style:border-line-width-right="0.42mm 0.21mm 0.21mm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2.41pt double #000000" style:border-line-width-right="0.42mm 0.21mm 0.21mm" fo:border-top="none"/>
      <style:paragraph-properties fo:text-align="end" fo:margin-left="0mm"/>
      <style:text-properties style:text-position=""/>
    </style:style>
    <style:style style:name="ce17" style:family="table-cell" style:parent-style-name="Default">
      <style:table-cell-properties fo:border-bottom="2.41pt double #000000" style:border-line-width-bottom="0.42mm 0.21mm 0.21mm" style:text-align-source="fix" style:repeat-content="false" fo:border-left="none" fo:border-right="2.41pt double #000000" style:border-line-width-right="0.42mm 0.21mm 0.21mm" fo:border-top="none"/>
      <style:paragraph-properties fo:text-align="end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9" style:family="table-cell" style:parent-style-name="Default">
      <style:table-cell-properties fo:border-bottom="none" fo:border-left="2.41pt double #000000" style:border-line-width-left="0.42mm 0.21mm 0.21mm" fo:border-right="none" fo:border-top="2.41pt double #000000" style:border-line-width-top="0.42mm 0.21mm 0.21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2.41pt double #000000" style:border-line-width-left="0.42mm 0.21mm 0.21mm" fo:border-right="none" fo:border-top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2.41pt double #000000" style:border-line-width-bottom="0.42mm 0.21mm 0.21mm" fo:border-left="none" fo:border-right="none" fo:border-top="none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2.41pt double #000000" style:border-line-width-bottom="0.42mm 0.21mm 0.21mm" fo:border-left="none" fo:border-right="2.41pt double #000000" style:border-line-width-right="0.42mm 0.21mm 0.21mm" fo:border-top="none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none" fo:border-top="2.41pt double #000000" style:border-line-width-top="0.42mm 0.21mm 0.21mm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none" fo:border-top="non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2.41pt double #000000" style:border-line-width-bottom="0.42mm 0.21mm 0.21mm" style:text-align-source="fix" style:repeat-content="false" fo:border-left="2.41pt double #000000" style:border-line-width-left="0.42mm 0.21mm 0.21mm" fo:border-right="none" fo:border-top="non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none" fo:border-right="2.41pt double #000000" style:border-line-width-right="0.42mm 0.21mm 0.21mm" fo:border-top="2.41pt double #000000" style:border-line-width-top="0.42mm 0.21mm 0.21mm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2.41pt double #000000" style:border-line-width-right="0.42mm 0.21mm 0.21mm" fo:border-top="2.41pt double #000000" style:border-line-width-top="0.42mm 0.21mm 0.21m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2.41pt double #000000" style:border-line-width-right="0.42mm 0.21mm 0.21mm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2.41pt double #000000" style:border-line-width-bottom="0.42mm 0.21mm 0.21mm" style:text-align-source="fix" style:repeat-content="false" fo:border-left="none" fo:border-right="2.41pt double #000000" style:border-line-width-right="0.42mm 0.21mm 0.21mm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2.41pt double #000000" style:border-line-width-left="0.42mm 0.21mm 0.21mm" fo:border-right="2.41pt double #000000" style:border-line-width-right="0.42mm 0.21mm 0.21mm" fo:border-top="2.41pt double #000000" style:border-line-width-top="0.42mm 0.21mm 0.21mm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2.41pt double #000000" style:border-line-width-left="0.42mm 0.21mm 0.21mm" fo:border-right="2.41pt double #000000" style:border-line-width-right="0.42mm 0.21mm 0.21mm" fo:border-top="none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2.41pt double #000000" style:border-line-width-right="0.42mm 0.21mm 0.21mm" fo:border-top="none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41pt double #000000" style:border-line-width-left="0.42mm 0.21mm 0.21mm" fo:border-right="none" fo:border-top="none"/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  <style:text-properties style:text-position="" fo:font-weight="normal" style:font-weight-asian="normal" style:font-weight-complex="normal"/>
    </style:style>
    <style:style style:name="ce37" style:family="table-cell" style:parent-style-name="Default"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fo:border="none"/>
      <style:text-properties style:text-position="" fo:font-weight="normal" style:font-weight-asian="normal" style:font-weight-complex="normal"/>
    </style:style>
    <style:style style:name="ce39" style:family="table-cell" style:parent-style-name="Default">
      <style:table-cell-properties fo:border-bottom="2.41pt double #000000" style:border-line-width-bottom="0.42mm 0.21mm 0.21mm" fo:border-left="none" fo:border-right="none" fo:border-top="none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none" fo:border-top="2.41pt double #000000" style:border-line-width-top="0.42mm 0.21mm 0.21mm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-bottom="2.41pt double #000000" style:border-line-width-bottom="0.42mm 0.21mm 0.21mm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4" style:family="table-cell" style:parent-style-name="Default" style:data-style-name="N11">
      <style:table-cell-properties fo:border-bottom="2.41pt double #000000" style:border-line-width-bottom="0.42mm 0.21mm 0.21mm" style:text-align-source="fix" style:repeat-content="false" fo:border-left="none" fo:border-right="2.41pt double #000000" style:border-line-width-right="0.42mm 0.21mm 0.21mm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order-bottom="none" fo:border-left="2.41pt double #000000" style:border-line-width-left="0.42mm 0.21mm 0.21mm" fo:border-right="none" fo:border-top="2.41pt double #000000" style:border-line-width-top="0.42mm 0.21mm 0.21mm"/>
    </style:style>
    <style:style style:name="ce46" style:family="table-cell" style:parent-style-name="Default">
      <style:table-cell-properties fo:border-bottom="none" fo:border-left="2.41pt double #000000" style:border-line-width-left="0.42mm 0.21mm 0.21mm" fo:border-right="none" fo:border-top="none"/>
    </style:style>
    <style:style style:name="ce47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2.41pt double #000000" style:border-line-width-top="0.42mm 0.21mm 0.21mm"/>
    </style:style>
    <style:style style:name="ce49" style:family="table-cell" style:parent-style-name="Default">
      <style:table-cell-properties fo:border-bottom="2.41pt double #000000" style:border-line-width-bottom="0.42mm 0.21mm 0.21mm" fo:border-left="none" fo:border-right="none" fo:border-top="none"/>
    </style:style>
    <style:style style:name="ce50" style:family="table-cell" style:parent-style-name="Default">
      <style:table-cell-properties fo:border-bottom="none" fo:border-left="none" fo:border-right="2.41pt double #000000" style:border-line-width-right="0.42mm 0.21mm 0.21mm" fo:border-top="2.41pt double #000000" style:border-line-width-top="0.42mm 0.21mm 0.21mm"/>
    </style:style>
    <style:style style:name="ce51" style:family="table-cell" style:parent-style-name="Default">
      <style:table-cell-properties fo:border-bottom="none" fo:border-left="none" fo:border-right="2.41pt double #000000" style:border-line-width-right="0.42mm 0.21mm 0.21mm" fo:border-top="none"/>
    </style:style>
    <style:style style:name="ce52" style:family="table-cell" style:parent-style-name="Default">
      <style:table-cell-properties fo:border-bottom="2.41pt double #000000" style:border-line-width-bottom="0.42mm 0.21mm 0.21mm" fo:border-left="none" fo:border-right="2.41pt double #000000" style:border-line-width-right="0.42mm 0.21mm 0.21mm" fo:border-top="none"/>
    </style:style>
    <style:style style:name="ce53" style:family="table-cell" style:parent-style-name="Default">
      <style:table-cell-properties fo:border-bottom="none" fo:border-left="none" fo:border-right="2.41pt double #000000" style:border-line-width-right="0.42mm 0.21mm 0.21mm" fo:border-top="none"/>
      <style:text-properties style:font-name="Liberation Sans" style:font-name-asian="Noto Sans CJK SC Regular" style:font-name-complex="FreeSans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2.41pt double #000000" style:border-line-width-right="0.42mm 0.21mm 0.21mm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2.41pt double #000000" style:border-line-width-right="0.42mm 0.21mm 0.21mm" fo:border-top="2.41pt double #000000" style:border-line-width-top="0.42mm 0.21mm 0.21mm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2.41pt double #000000" style:border-line-width-bottom="0.42mm 0.21mm 0.21mm" style:text-align-source="fix" style:repeat-content="false" fo:border-left="2.41pt double #000000" style:border-line-width-left="0.42mm 0.21mm 0.21mm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2.41pt double #000000" style:border-line-width-right="0.42mm 0.21mm 0.21mm" fo:border-top="none"/>
      <style:paragraph-properties fo:text-align="end" fo:margin-left="0mm"/>
    </style:style>
    <style:style style:name="ce61" style:family="table-cell" style:parent-style-name="Default">
      <style:table-cell-properties fo:border-bottom="2.41pt double #000000" style:border-line-width-bottom="0.42mm 0.21mm 0.21mm" style:text-align-source="fix" style:repeat-content="false" fo:border-left="none" fo:border-right="2.41pt double #000000" style:border-line-width-right="0.42mm 0.21mm 0.21mm" fo:border-top="none"/>
      <style:paragraph-properties fo:text-align="end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3" style:family="table-cell" style:parent-style-name="Default">
      <style:table-cell-properties fo:border-bottom="none" fo:border-left="2.41pt double #000000" style:border-line-width-left="0.42mm 0.21mm 0.21mm" fo:border-right="none" fo:border-top="2.41pt double #000000" style:border-line-width-top="0.42mm 0.21mm 0.21m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2.41pt double #000000" style:border-line-width-left="0.42mm 0.21mm 0.21mm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2.41pt double #000000" style:border-line-width-bottom="0.42mm 0.21mm 0.21mm" fo:border-left="none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2.41pt double #000000" style:border-line-width-bottom="0.42mm 0.21mm 0.21mm" fo:border-left="none" fo:border-right="2.41pt double #000000" style:border-line-width-right="0.42mm 0.21mm 0.21mm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none" fo:border-top="2.41pt double #000000" style:border-line-width-top="0.42mm 0.21mm 0.21mm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none" fo:border-top="none"/>
      <style:paragraph-properties fo:text-align="center" fo:margin-left="0mm"/>
    </style:style>
    <style:style style:name="ce70" style:family="table-cell" style:parent-style-name="Default">
      <style:table-cell-properties fo:border-bottom="2.41pt double #000000" style:border-line-width-bottom="0.42mm 0.21mm 0.21mm" style:text-align-source="fix" style:repeat-content="false" fo:border-left="2.41pt double #000000" style:border-line-width-left="0.42mm 0.21mm 0.21mm" fo:border-right="none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2.41pt double #000000" style:border-line-width-right="0.42mm 0.21mm 0.21mm" fo:border-top="2.41pt double #000000" style:border-line-width-top="0.42mm 0.21mm 0.21mm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2.41pt double #000000" style:border-line-width-right="0.42mm 0.21mm 0.21mm" fo:border-top="2.41pt double #000000" style:border-line-width-top="0.42mm 0.21mm 0.21m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2.41pt double #000000" style:border-line-width-bottom="0.42mm 0.21mm 0.21mm" style:text-align-source="fix" style:repeat-content="false" fo:border-left="none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2.41pt double #000000" style:border-line-width-left="0.42mm 0.21mm 0.21mm" fo:border-right="2.41pt double #000000" style:border-line-width-right="0.42mm 0.21mm 0.21mm" fo:border-top="2.41pt double #000000" style:border-line-width-top="0.42mm 0.21mm 0.21m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order-left="2.41pt double #000000" style:border-line-width-left="0.42mm 0.21mm 0.21mm" fo:border-right="2.41pt double #000000" style:border-line-width-right="0.42mm 0.21mm 0.21mm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2.41pt double #000000" style:border-line-width-right="0.42mm 0.21mm 0.21mm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order-left="2.41pt double #000000" style:border-line-width-left="0.42mm 0.21mm 0.21mm" fo:border-right="none" fo:border-top="none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  <style:text-properties fo:font-weight="normal" style:font-weight-asian="normal" style:font-weight-complex="normal"/>
    </style:style>
    <style:style style:name="ce8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2.41pt double #000000" style:border-line-width-bottom="0.42mm 0.21mm 0.21mm" fo:border-left="none" fo:border-right="none" fo:border-top="none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order-left="none" fo:border-right="none" fo:border-top="2.41pt double #000000" style:border-line-width-top="0.42mm 0.21mm 0.21m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2.41pt double #000000" style:border-line-width-bottom="0.42mm 0.21mm 0.21mm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41pt double #000000" style:border-line-width-bottom="0.42mm 0.21mm 0.21mm" style:text-align-source="fix" style:repeat-content="false" fo:border-left="none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order-left="0.99pt outset #000000" fo:border-right="none" fo:border-top="0.99pt outset #000000"/>
      <style:text-properties style:font-name="Liberation Sans1" fo:font-weight="bold" style:font-weight-asian="bold" style:font-weight-complex="bold"/>
    </style:style>
    <style:style style:name="ce90" style:family="table-cell" style:parent-style-name="Default">
      <style:table-cell-properties fo:border-bottom="none" fo:border-left="0.99pt outset #000000" fo:border-right="none" fo:border-top="none"/>
    </style:style>
    <style:style style:name="ce91" style:family="table-cell" style:parent-style-name="Default">
      <style:table-cell-properties fo:border-bottom="none" fo:border-left="0.99pt outset #000000" fo:border-right="none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11">
      <style:table-cell-properties fo:border-bottom="0.99pt outset #000000" fo:border-left="0.99pt outset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order-left="none" fo:border-right="0.99pt outset #000000" fo:border-top="0.99pt outset #000000"/>
    </style:style>
    <style:style style:name="ce94" style:family="table-cell" style:parent-style-name="Default">
      <style:table-cell-properties fo:border-bottom="none" fo:border-left="none" fo:border-right="0.99pt outset #000000" fo:border-top="none"/>
    </style:style>
    <style:style style:name="ce95" style:family="table-cell" style:parent-style-name="Default">
      <style:table-cell-properties fo:border-bottom="none" fo:border-left="none" fo:border-right="0.99pt outset #000000" fo:border-top="none"/>
      <style:text-properties fo:font-weight="bold" style:font-weight-asian="bold" style:font-weight-complex="bold"/>
    </style:style>
    <style:style style:name="ce96" style:family="table-cell" style:parent-style-name="Default" style:data-style-name="N11">
      <style:table-cell-properties fo:border-bottom="0.99pt outset #000000" fo:border-left="none" fo:border-right="0.99pt outset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="none"/>
      <style:text-properties style:font-name="Liberation Sans1" fo:font-weight="bold" style:font-weight-asian="bold" style:font-weight-complex="bold"/>
    </style:style>
    <style:style style:name="ce98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="none"/>
      <style:text-properties fo:font-weight="normal" style:font-weight-asian="normal" style:font-weight-complex="normal"/>
    </style:style>
    <style:style style:name="ce100" style:family="table-cell" style:parent-style-name="Default" style:data-style-name="N0">
      <style:text-properties fo:font-weight="normal" style:font-weight-asian="normal" style:font-weight-complex="normal"/>
    </style:style>
    <style:style style:name="ce101" style:family="table-cell" style:parent-style-name="Default" style:data-style-name="N4">
      <style:table-cell-properties fo:border-bottom="none" fo:border-left="0.99pt outset #000000" fo:border-right="none" fo:border-top="none"/>
    </style:style>
    <style:style style:name="ce102" style:family="table-cell" style:parent-style-name="Default">
      <style:table-cell-properties fo:border-bottom="none" style:text-align-source="fix" style:repeat-content="false" fo:border-left="0.99pt outset #000000" fo:border-right="none" fo:border-top="none"/>
      <style:paragraph-properties fo:text-align="end" fo:margin-left="0mm"/>
    </style:style>
    <style:style style:name="ce103" style:family="table-cell" style:parent-style-name="Default">
      <style:table-cell-properties fo:border-bottom="none" fo:border-left="0.99pt outset #000000" fo:border-right="none" fo:border-top="none"/>
      <style:text-properties fo:font-weight="normal" style:font-weight-asian="normal" style:font-weight-complex="normal"/>
    </style:style>
    <style:style style:name="ce104" style:family="table-cell" style:parent-style-name="Default" style:data-style-name="N11">
      <style:table-cell-properties fo:border-bottom="0.99pt outset #000000" style:text-align-source="fix" style:repeat-content="false" fo:border-left="0.99pt outset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122">
      <style:table-cell-properties fo:border-bottom="none" fo:border-left="0.99pt outset #000000" fo:border-right="none" fo:border-top="none"/>
    </style:style>
    <style:style style:name="ce106" style:family="table-cell" style:parent-style-name="Default" style:data-style-name="N4">
      <style:table-cell-properties fo:border-bottom="none" style:text-align-source="fix" style:repeat-content="false" fo:border-left="0.99pt outset #000000" fo:border-right="none" fo:border-top="none"/>
      <style:paragraph-properties fo:text-align="end" fo:margin-left="0mm"/>
    </style:style>
    <style:style style:name="ce107" style:family="table-cell" style:parent-style-name="Default" style:data-style-name="N4">
      <style:table-cell-properties fo:border-bottom="none" fo:border-left="none" fo:border-right="0.99pt outset #000000" fo:border-top="none"/>
    </style:style>
    <style:style style:name="ce108" style:family="table-cell" style:parent-style-name="Default">
      <style:table-cell-properties fo:border-bottom="none" fo:border-left="none" fo:border-right="0.99pt outset #000000" fo:border-top="none"/>
      <style:text-properties fo:font-weight="normal" style:font-weight-asian="normal" style:font-weight-complex="normal"/>
    </style:style>
    <style:style style:name="ce109" style:family="table-cell" style:parent-style-name="Default" style:data-style-name="N11">
      <style:table-cell-properties fo:border-bottom="0.99pt outset #000000" style:text-align-source="fix" style:repeat-content="false" fo:border-left="none" fo:border-right="0.99pt outset #000000" fo:border-top="none"/>
      <style:paragraph-properties fo:text-align="end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none" fo:border-right="0.99pt outset #000000" fo:border-top="none"/>
      <style:paragraph-properties fo:text-align="end" fo:margin-left="0mm"/>
    </style:style>
    <style:style style:name="ce111" style:family="table-cell" style:parent-style-name="Default" style:data-style-name="N4">
      <style:table-cell-properties fo:border-bottom="none" style:text-align-source="fix" style:repeat-content="false" fo:border-left="none" fo:border-right="0.99pt outset #000000" fo:border-top="non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text-position="super 58%" style:font-weight-asian="bold" style:font-weight-complex="bold"/>
    </style:style>
    <style:style style:name="T4" style:family="text">
      <style:text-properties style:text-position="super"/>
    </style:style>
    <style:style style:name="T5" style:family="text">
      <style:text-properties style:font-weight-asian="bold" style:font-weight-complex="bold" style:text-position="super"/>
    </style:style>
    <style:style style:name="T6" style:family="text">
      <style:text-properties style:font-name="Liberation Sans"/>
    </style:style>
    <style:style style:name="T7" style:family="text">
      <style:text-properties fo:font-weight="bold"/>
    </style:style>
  </office:automatic-styles>
  <office:body>
    <office:spreadsheet>
      <table:calculation-settings table:automatic-find-labels="false"/>
      <table:table table:name="May 21st, 2019 (Test_Num)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# of Tes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(best found)</text:p>
          </table:table-cell>
          <table:table-cell office:value-type="string" calcext:value-type="string">
            <text:p>Time (seconds)</text:p>
          </table:table-cell>
          <table:table-cell table:style-name="Default"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51" calcext:value-type="float">
            <text:p>151</text:p>
          </table:table-cell>
          <table:table-cell office:value-type="float" office:value="106" calcext:value-type="float">
            <text:p>10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200" calcext:value-type="float">
            <text:p>2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300" calcext:value-type="float">
            <text:p>3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office:value-type="float" office:value="299" calcext:value-type="float">
            <text:p>29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29" calcext:value-type="float">
            <text:p>129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COM.MICROSOFT.VAR.P(['May 21st, 2019 (Test_Num)'.F33:.F42])" office:value-type="float" office:value="130.49" calcext:value-type="float">
            <text:p>130.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Average K</text:p>
          </table:table-cell>
          <table:table-cell/>
          <table:table-cell office:value-type="string" calcext:value-type="string">
            <text:p>Upper Bound K Value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AVERAGE(['May 21st, 2019 (Test_Num)'.F33:.F42])" office:value-type="float" office:value="140.1" calcext:value-type="float">
            <text:p>140.1</text:p>
          </table:table-cell>
          <table:table-cell/>
          <table:table-cell office:value-type="string" calcext:value-type="string">
            <text:p>~95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Average K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Theory Bound K Divided By Program K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table:formula="of:=(3/3.1415)*955/140" office:value-type="float" office:value="6.51417657624883" calcext:value-type="float">
            <text:p>6.514176576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142" calcext:value-type="float">
            <text:p>142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COM.MICROSOFT.VAR.P(['May 21st, 2019 (Test_Num)'.F43:.F52])" office:value-type="float" office:value="35.81" calcext:value-type="float">
            <text:p>35.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AVERAGE(['May 21st, 2019 (Test_Num)'.F43:.F52])" office:value-type="float" office:value="138.3" calcext:value-type="float">
            <text:p>138.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33" calcext:value-type="float">
            <text:p>133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34" calcext:value-type="float">
            <text:p>134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9" table:formula="of:=COM.MICROSOFT.VAR.P(['May 21st, 2019 (Test_Num)'.F53:.F62])" office:value-type="float" office:value="80.01" calcext:value-type="float">
            <text:p>80.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AVERAGE(['May 21st, 2019 (Test_Num)'.F53:.F62])" office:value-type="float" office:value="143.7" calcext:value-type="float">
            <text:p>143.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45" calcext:value-type="float">
            <text:p>145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700" calcext:value-type="float">
            <text:p>7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39" calcext:value-type="float">
            <text:p>139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COM.MICROSOFT.VAR.P(['May 21st, 2019 (Test_Num)'.F63:.F72])" office:value-type="float" office:value="20.6" calcext:value-type="float">
            <text:p>20.6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AVERAGE(['May 21st, 2019 (Test_Num)'.F63:.F72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148" calcext:value-type="float">
            <text:p>148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800" calcext:value-type="float">
            <text:p>8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COM.MICROSOFT.VAR.P(['May 21st, 2019 (Test_Num)'.F73:.F82])" office:value-type="float" office:value="34.8" calcext:value-type="float">
            <text:p>34.8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'May 21st, 2019 (Test_Num)'.F73:.F82])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47" calcext:value-type="float">
            <text:p>147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900" calcext:value-type="float">
            <text:p>900</text:p>
          </table:table-cell>
          <table:table-cell table:style-name="ce4" table:number-columns-repeated="2"/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/>
          <table:table-cell table:formula="of:=COM.MICROSOFT.VAR.P(['May 21st, 2019 (Test_Num)'.F83:.F92])" office:value-type="float" office:value="48.96" calcext:value-type="float">
            <text:p>48.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/>
          <table:table-cell table:formula="of:=AVERAGE(['May 21st, 2019 (Test_Num)'.F83:.F92])" office:value-type="float" office:value="143.2" calcext:value-type="float">
            <text:p>143.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29" calcext:value-type="float">
            <text:p>129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table:number-columns-repeated="2"/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/>
          <table:table-cell table:formula="of:=COM.MICROSOFT.VAR.P(['May 21st, 2019 (Test_Num)'.F93:.F102])" office:value-type="float" office:value="38.76" calcext:value-type="float">
            <text:p>38.7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/>
          <table:table-cell table:formula="of:=AVERAGE(['May 21st, 2019 (Test_Num)'.F93:.F102])" office:value-type="float" office:value="144.8" calcext:value-type="float">
            <text:p>144.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38" calcext:value-type="float">
            <text:p>138</text:p>
          </table:table-cell>
          <table:table-cell table:style-name="ce5"/>
          <table:table-cell table:style-name="ce8"/>
          <table:table-cell table:number-columns-repeated="2"/>
        </table:table-row>
      </table:table>
      <table:table table:name="May 22nd, 2019 (N)" table:style-name="ta1">
        <table:table-column table:style-name="co1" table:default-cell-style-name="Default"/>
        <table:table-column table:style-name="co1" table:default-cell-style-name="ce2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7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0" calcext:value-type="float">
            <text:p>160</text:p>
          </table:table-cell>
          <table:table-cell table:style-name="ce6"/>
          <table:table-cell table:style-name="ce10" office:value-type="string" calcext:value-type="string">
            <text:p>2<text:span text:style-name="T1">nd</text:span> Computer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58" calcext:value-type="float">
            <text:p>158</text:p>
          </table:table-cell>
          <table:table-cell table:style-name="ce6"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Vari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Variance</text:p>
          </table:table-cell>
          <table:table-cell table:style-name="ce12"/>
          <table:table-cell table:style-name="ce10" office:value-type="string" calcext:value-type="string">
            <text:p>Upper Bound K Value</text:p>
          </table:table-cell>
          <table:table-cell/>
          <table:table-cell table:style-name="ce10" office:value-type="string" calcext:value-type="string">
            <text:p>Averages</text:p>
          </table:table-cell>
          <table:table-cell office:value-type="string" calcext:value-type="string">
            <text:p>K Found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style-name="ce11" table:formula="of:=COM.MICROSOFT.VAR.P(['May 22nd, 2019 (N)'.F5:.F39])" office:value-type="float" office:value="34.6155102040816" calcext:value-type="float">
            <text:p>34.61551020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table:style-name="ce11" table:formula="of:=COM.MICROSOFT.VAR.P(['May 22nd, 2019 (N)'.M5:.M39])" office:value-type="float" office:value="74.705306122449" calcext:value-type="float">
            <text:p>74.7053061224</text:p>
          </table:table-cell>
          <table:table-cell table:style-name="ce12"/>
          <table:table-cell table:style-name="ce10" office:value-type="string" calcext:value-type="string">
            <text:p>~477</text:p>
          </table:table-cell>
          <table:table-cell/>
          <table:table-cell table:style-name="ce10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Averag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Average</text:p>
          </table:table-cell>
          <table:table-cell table:style-name="ce12"/>
          <table:table-cell table:style-name="ce10" office:value-type="string" calcext:value-type="string">
            <text:p>Average K Found By Program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160.685; 131.25714)" office:value-type="float" office:value="145.97107" calcext:value-type="float">
            <text:p>145.9710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1" table:formula="of:=AVERAGE(['May 22nd, 2019 (N)'.F5:.F39])" office:value-type="float" office:value="160.685714285714" calcext:value-type="float">
            <text:p>160.68571428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11" table:formula="of:=AVERAGE(['May 22nd, 2019 (N)'.M5:.M39])" office:value-type="float" office:value="161.257142857143" calcext:value-type="float">
            <text:p>161.2571428571</text:p>
          </table:table-cell>
          <table:table-cell table:style-name="ce12"/>
          <table:table-cell table:style-name="ce10" office:value-type="float" office:value="168.505" calcext:value-type="float">
            <text:p>168.50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160.2285; 161.11428)" office:value-type="float" office:value="160.67139" calcext:value-type="float">
            <text:p>160.6713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12"/>
          <table:table-cell table:style-name="ce10" office:value-type="string" calcext:value-type="string">
            <text:p>Theory K Divided By Program K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173;174.85714)" office:value-type="float" office:value="173.92857" calcext:value-type="float">
            <text:p>173.928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12"/>
          <table:table-cell table:style-name="ce10" table:formula="of:=(3/3.1415)*477/168.505" office:value-type="float" office:value="2.70327219623198" calcext:value-type="float">
            <text:p>2.7032721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9" calcext:value-type="float">
            <text:p>179</text:p>
          </table:table-cell>
          <table:table-cell table:style-name="ce8"/>
          <table:table-cell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48" calcext:value-type="float">
            <text:p>148</text:p>
          </table:table-cell>
          <table:table-cell table:style-name="ce8"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6" calcext:value-type="float">
            <text:p>166</text:p>
          </table:table-cell>
          <table:table-cell table:style-name="ce6"/>
          <table:table-cell/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6" calcext:value-type="float">
            <text:p>166</text:p>
          </table:table-cell>
          <table:table-cell table:style-name="ce6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1" office:value-type="string" calcext:value-type="string">
            <text:p>Varianc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Variance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1" table:formula="of:=COM.MICROSOFT.VAR.P(['May 22nd, 2019 (N)'.F40:.F74])" office:value-type="float" office:value="46.8620408163265" calcext:value-type="float">
            <text:p>46.862040816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1" table:formula="of:=COM.MICROSOFT.VAR.P(['May 22nd, 2019 (N)'.M40:.M74])" office:value-type="float" office:value="74.7869387755102" calcext:value-type="float">
            <text:p>74.7869387755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Averag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Average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1" table:formula="of:=AVERAGE(['May 22nd, 2019 (N)'.F40:.F74])" office:value-type="float" office:value="170.228571428571" calcext:value-type="float">
            <text:p>170.228571428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1" table:formula="of:=AVERAGE(['May 22nd, 2019 (N)'.M40:.M74])" office:value-type="float" office:value="171.114285714286" calcext:value-type="float">
            <text:p>171.1142857143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69" calcext:value-type="float">
            <text:p>169</text:p>
          </table:table-cell>
          <table:table-cell table:style-name="ce8"/>
          <table:table-cell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48" calcext:value-type="float">
            <text:p>148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9" calcext:value-type="float">
            <text:p>179</text:p>
          </table:table-cell>
          <table:table-cell table:style-name="ce6"/>
          <table:table-cell/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9" calcext:value-type="float">
            <text:p>17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Varianc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1" table:formula="of:=COM.MICROSOFT.VAR.P(['May 22nd, 2019 (N)'.F75:.F109])" office:value-type="float" office:value="75.9869387755102" calcext:value-type="float">
            <text:p>75.986938775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1" table:formula="of:=COM.MICROSOFT.VAR.P(['May 22nd, 2019 (N)'.M75:.M109])" office:value-type="float" office:value="43.8367346938776" calcext:value-type="float">
            <text:p>43.83673469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Averag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1" table:formula="of:=AVERAGE(['May 22nd, 2019 (N)'.F74:.F109])" office:value-type="float" office:value="173" calcext:value-type="float">
            <text:p>17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1" table:formula="of:=AVERAGE(['May 22nd, 2019 (N)'.M75:.M109])" office:value-type="float" office:value="174.857142857143" calcext:value-type="float">
            <text:p>174.85714285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9" calcext:value-type="float">
            <text:p>179</text:p>
          </table:table-cell>
          <table:table-cell table:style-name="ce8"/>
          <table:table-cell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63" calcext:value-type="float">
            <text:p>163</text:p>
          </table:table-cell>
          <table:table-cell table:style-name="ce8"/>
          <table:table-cell table:number-columns-repeated="5"/>
        </table:table-row>
      </table:table>
      <table:table table:name="May 23rd, 2019 (More N)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9" table:default-cell-style-name="Default"/>
        <table:table-column table:style-name="co14" table:default-cell-style-name="ce16"/>
        <table:table-column table:style-name="co1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ce16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May 23<text:span text:style-name="T1">rd</text:span>, 2019 Overnight Tests done to see if the effect of N is an asymptotic square root function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9" office:value-type="string" calcext:value-type="string">
            <text:p>Averages</text:p>
          </table:table-cell>
          <table:table-cell table:style-name="ce4"/>
          <table:table-cell table:style-name="ce6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94" calcext:value-type="float">
            <text:p>194</text:p>
          </table:table-cell>
          <table:table-cell table:style-name="ce13" office:value-type="string" calcext:value-type="string">
            <text:p># of Trials</text:p>
          </table:table-cell>
          <table:table-cell/>
          <table:table-cell table:style-name="ce10" office:value-type="string" calcext:value-type="string">
            <text:p>2<text:span text:style-name="T1">nd</text:span> Computer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87" calcext:value-type="float">
            <text:p>187</text:p>
          </table:table-cell>
          <table:table-cell table:style-name="ce13" office:value-type="string" calcext:value-type="string">
            <text:p># of Trials</text:p>
          </table:table-cell>
          <table:table-cell/>
          <table:table-cell table:style-name="ce20"/>
          <table:table-cell/>
          <table:table-cell table:style-name="ce7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N</text:p>
          </table:table-cell>
          <table:table-cell table:style-name="ce10" office:value-type="string" calcext:value-type="string">
            <text:p>Seconds/Trial</text:p>
          </table:table-cell>
          <table:table-cell table:style-name="ce11" office:value-type="string" calcext:value-type="string">
            <text:p>K Found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3" calcext:value-type="float">
            <text:p>183</text:p>
          </table:table-cell>
          <table:table-cell table:style-name="ce14"/>
          <table:table-cell/>
          <table:table-cell table:style-name="ce20" office:value-type="float" office:value="3000" calcext:value-type="float">
            <text:p>3000</text:p>
          </table:table-cell>
          <table:table-cell table:style-name="ce10" table:formula="of:=AVERAGE(443.2; 454.16)" office:value-type="float" office:value="448.68" calcext:value-type="float">
            <text:p>448.68</text:p>
          </table:table-cell>
          <table:table-cell table:style-name="ce11" table:formula="of:=AVERAGE(174.55;175.2)" office:value-type="float" office:value="174.875" calcext:value-type="float">
            <text:p>174.87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 office:value-type="string" calcext:value-type="string">
            <text:p>Total Time</text:p>
          </table:table-cell>
          <table:table-cell/>
          <table:table-cell table:style-name="ce20" office:value-type="float" office:value="4000" calcext:value-type="float">
            <text:p>4000</text:p>
          </table:table-cell>
          <table:table-cell table:style-name="ce10" table:formula="of:=AVERAGE(504.4;514.82)" office:value-type="float" office:value="509.61" calcext:value-type="float">
            <text:p>509.61</text:p>
          </table:table-cell>
          <table:table-cell table:style-name="ce11" table:formula="of:=AVERAGE(173.375;174.44)" office:value-type="float" office:value="173.9075" calcext:value-type="float">
            <text:p>173.907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4" office:value-type="string" calcext:value-type="string">
            <text:p>17728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14" office:value-type="string" calcext:value-type="string">
            <text:p>22708s</text:p>
          </table:table-cell>
          <table:table-cell/>
          <table:table-cell table:style-name="ce21" office:value-type="float" office:value="5000" calcext:value-type="float">
            <text:p>5000</text:p>
          </table:table-cell>
          <table:table-cell table:style-name="ce22" table:formula="of:=AVERAGE(580.45;589.82)" office:value-type="float" office:value="585.135" calcext:value-type="float">
            <text:p>585.135</text:p>
          </table:table-cell>
          <table:table-cell table:style-name="ce23" table:formula="of:=AVERAGE(175.325;175.08)" office:value-type="float" office:value="175.2025" calcext:value-type="float">
            <text:p>175.202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~4.92 hour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office:value-type="string" calcext:value-type="string">
            <text:p>~6.307 hours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443.2s/trial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4" office:value-type="string" calcext:value-type="string">
            <text:p>454.16s/trial</text:p>
          </table:table-cell>
          <table:table-cell/>
          <table:table-cell table:style-name="ce10" office:value-type="string" calcext:value-type="string">
            <text:p>Upper Bound K Valu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table:style-name="ce14"/>
          <table:table-cell/>
          <table:table-cell table:style-name="ce10" office:value-type="string" calcext:value-type="string">
            <text:p>~4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string" calcext:value-type="string">
            <text:p>Variance</text:p>
          </table:table-cell>
          <table:table-cell/>
          <table:table-cell table:style-name="ce10" office:value-type="string" calcext:value-type="string">
            <text:p>Average K Found By Progra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14" table:formula="of:=COM.MICROSOFT.VAR.P(['May 23rd, 2019 (More N)'.F5:.F44])" office:value-type="float" office:value="50.8975" calcext:value-type="float">
            <text:p>50.8975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table:formula="of:=COM.MICROSOFT.VAR.P(['May 23rd, 2019 (More N)'.N5:.N54])" office:value-type="float" office:value="61.04" calcext:value-type="float">
            <text:p>61.04</text:p>
          </table:table-cell>
          <table:table-cell/>
          <table:table-cell table:style-name="ce10" table:formula="of:=AVERAGE(['May 23rd, 2019 (More N)'.S7:.SQ169])" office:value-type="float" office:value="174.661666666667" calcext:value-type="float">
            <text:p>174.661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/>
          <table:table-cell/>
          <table:table-cell table:style-name="ce10" office:value-type="string" calcext:value-type="string">
            <text:p>Theory K Divided By Program K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 office:value-type="string" calcext:value-type="string">
            <text:p>Average</text:p>
          </table:table-cell>
          <table:table-cell/>
          <table:table-cell table:style-name="ce10" table:formula="of:=(3/3.1415)*477/['May 23rd, 2019 (More N)'.Q14]" office:value-type="float" office:value="2.60798428252376" calcext:value-type="float">
            <text:p>2.6079842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5" table:formula="of:=AVERAGE(['May 23rd, 2019 (More N)'.F5:.F44])" office:value-type="float" office:value="174.55" calcext:value-type="float">
            <text:p>174.55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5" table:formula="of:=AVERAGE(['May 23rd, 2019 (More N)'.N5:.N54])" office:value-type="float" office:value="175.2" calcext:value-type="float">
            <text:p>175.2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80" calcext:value-type="float">
            <text:p>180</text:p>
          </table:table-cell>
          <table:table-cell table:style-name="ce17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9" calcext:value-type="float">
            <text:p>179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14" office:value-type="float" office:value="20176" calcext:value-type="float">
            <text:p>20176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office:value-type="string" calcext:value-type="string">
            <text:p>~5.604 hour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4" office:value-type="string" calcext:value-type="string">
            <text:p>504.4s/trial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table:formula="of:=COM.MICROSOFT.VAR.P(['May 23rd, 2019 (More N)'.F45:.F84])" office:value-type="float" office:value="38.384375" calcext:value-type="float">
            <text:p>38.384375</text:p>
          </table:table-cell>
          <table:table-cell table:number-columns-repeated="2"/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80" calcext:value-type="float">
            <text:p>180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/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3" calcext:value-type="float">
            <text:p>163</text:p>
          </table:table-cell>
          <table:table-cell table:style-name="ce13"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5" table:formula="of:=AVERAGE(['May 23rd, 2019 (More N)'.F45:.F84])" office:value-type="float" office:value="173.375" calcext:value-type="float">
            <text:p>173.37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4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14" office:value-type="string" calcext:value-type="string">
            <text:p>25741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14" office:value-type="string" calcext:value-type="string">
            <text:p>~7.15 hour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514.82s/tr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14"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4" table:formula="of:=COM.MICROSOFT.VAR.P(['May 23rd, 2019 (More N)'.N55:.N104])" office:value-type="float" office:value="67.1664" calcext:value-type="float">
            <text:p>67.1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5" table:formula="of:=AVERAGE(['May 23rd, 2019 (More N)'.N55:.N104])" office:value-type="float" office:value="174.44" calcext:value-type="float">
            <text:p>174.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4000" calcext:value-type="float">
            <text:p>4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9" calcext:value-type="float">
            <text:p>179</text:p>
          </table:table-cell>
          <table:table-cell table:style-name="ce17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0" calcext:value-type="float">
            <text:p>170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14" office:value-type="float" office:value="23218" calcext:value-type="float">
            <text:p>2321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~6.45 hour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4" office:value-type="string" calcext:value-type="string">
            <text:p>580.45s/trial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table:formula="of:=COM.MICROSOFT.VAR.P(['May 23rd, 2019 (More N)'.F85:.F124])" office:value-type="float" office:value="54.119375" calcext:value-type="float">
            <text:p>54.11937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style-name="ce15" table:formula="of:=AVERAGE(['May 23rd, 2019 (More N)'.F85:.F124])" office:value-type="float" office:value="175.325" calcext:value-type="float">
            <text:p>175.32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style-name="ce3" office:value-type="float" office:value="4000" calcext:value-type="float">
            <text:p>4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8" calcext:value-type="float">
            <text:p>178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table:style-name="ce1" office:value-type="float" office:value="5000" calcext:value-type="float">
            <text:p>5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4" office:value-type="string" calcext:value-type="string">
            <text:p>29491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 office:value-type="string" calcext:value-type="string">
            <text:p>~8.18 hour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 office:value-type="string" calcext:value-type="string">
            <text:p>589.82s/tr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 table:formula="of:=COM.MICROSOFT.VAR.P(['May 23rd, 2019 (More N)'.N105:.N154])" office:value-type="float" office:value="96.6736" calcext:value-type="float">
            <text:p>96.6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5" table:formula="of:=AVERAGE(['May 23rd, 2019 (More N)'.N105:.N154])" office:value-type="float" office:value="175.08" calcext:value-type="float">
            <text:p>175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3" calcext:value-type="float">
            <text:p>173</text:p>
          </table:table-cell>
          <table:table-cell table:style-name="ce17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style-name="ce8"/>
          <table:table-cell table:number-columns-repeated="4"/>
        </table:table-row>
      </table:table>
      <table:table table:name="May 24th, 2019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12"/>
        <table:table-column table:style-name="co20" table:default-cell-style-name="Default"/>
        <table:table-column table:style-name="co17" table:default-cell-style-name="ce7"/>
        <table:table-column table:style-name="co21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12"/>
        <table:table-column table:style-name="co1" table:default-cell-style-name="Default"/>
        <table:table-column table:style-name="co22" table:default-cell-style-name="ce7"/>
        <table:table-column table:style-name="co1" table:number-columns-repeated="15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0" office:value-type="string" calcext:value-type="string">
            <text:p>May 24th, 2019 Weekend Tests, Different Delta-Epsilon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Summary of Results</text:p>
          </table:table-cell>
          <table:table-cell table:number-columns-repeated="13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# of Trials</text:p>
          </table:table-cell>
          <table:table-cell/>
          <table:table-cell table:style-name="ce10" office:value-type="string" calcext:value-type="string">
            <text:p>2<text:span text:style-name="T1">nd</text:span> Computer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12" office:value-type="float" office:value="37" calcext:value-type="float">
            <text:p>37</text:p>
          </table:table-cell>
          <table:table-cell table:style-name="ce14" office:value-type="float" office:value="90" calcext:value-type="float">
            <text:p>90</text:p>
          </table:table-cell>
          <table:table-cell/>
          <table:table-cell table:style-name="ce10" office:value-type="string" calcext:value-type="string">
            <text:p>N=100</text:p>
          </table:table-cell>
          <table:table-cell/>
          <table:table-cell table:style-name="ce10" office:value-type="string" calcext:value-type="string">
            <text:p>N=500</text:p>
          </table:table-cell>
          <table:table-cell/>
          <table:table-cell table:style-name="ce10" office:value-type="string" calcext:value-type="string">
            <text:p>N=1000</text:p>
          </table:table-cell>
          <table:table-cell/>
          <table:table-cell table:style-name="ce10" office:value-type="string" calcext:value-type="string">
            <text:p>N=2000</text:p>
          </table:table-cell>
          <table:table-cell/>
          <table:table-cell table:style-name="ce10" office:value-type="string" calcext:value-type="string">
            <text:p>N=3000</text:p>
          </table:table-cell>
          <table:table-cell/>
          <table:table-cell table:style-name="ce10" office:value-type="string" calcext:value-type="string">
            <text:p>N=4000</text:p>
          </table:table-cell>
          <table:table-cell/>
          <table:table-cell table:style-name="ce10" office:value-type="string" calcext:value-type="string">
            <text:p>N=500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style-name="ce14"/>
          <table:table-cell/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Total Time</text:p>
          </table:table-cell>
          <table:table-cell/>
          <table:table-cell table:number-columns-repeated="14" table:style-name="ce13" office:value-type="string" calcext:value-type="string">
            <text:p># of Trial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3722s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3699s</text:p>
          </table:table-cell>
          <table:table-cell/>
          <table:table-cell table:number-columns-repeated="14" table:style-name="ce14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~1.03 hours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~1.0275</text:p>
          </table:table-cell>
          <table:table-cell/>
          <table:table-cell table:style-name="ce14"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41.36s/trial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41.1s/trial</text:p>
          </table:table-cell>
          <table:table-cell/>
          <table:table-cell table:number-columns-repeated="14" table:style-name="ce14" office:value-type="string" calcext:value-type="string">
            <text:p>Total Tim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/>
          <table:table-cell table:style-name="ce14" office:value-type="string" calcext:value-type="string">
            <text:p>3722s</text:p>
          </table:table-cell>
          <table:table-cell table:style-name="ce14" office:value-type="string" calcext:value-type="string">
            <text:p>3699s</text:p>
          </table:table-cell>
          <table:table-cell table:style-name="ce14" office:value-type="string" calcext:value-type="string">
            <text:p>4402s</text:p>
          </table:table-cell>
          <table:table-cell table:style-name="ce14" office:value-type="string" calcext:value-type="string">
            <text:p>4451s</text:p>
          </table:table-cell>
          <table:table-cell table:style-name="ce14" office:value-type="string" calcext:value-type="string">
            <text:p>5096s</text:p>
          </table:table-cell>
          <table:table-cell table:style-name="ce14" office:value-type="string" calcext:value-type="string">
            <text:p>5192s</text:p>
          </table:table-cell>
          <table:table-cell table:style-name="ce14" office:value-type="string" calcext:value-type="string">
            <text:p>6330s</text:p>
          </table:table-cell>
          <table:table-cell table:style-name="ce14" office:value-type="string" calcext:value-type="string">
            <text:p>6440s</text:p>
          </table:table-cell>
          <table:table-cell table:style-name="ce14" office:value-type="string" calcext:value-type="string">
            <text:p>7592s</text:p>
          </table:table-cell>
          <table:table-cell table:style-name="ce14" office:value-type="string" calcext:value-type="string">
            <text:p>7738s</text:p>
          </table:table-cell>
          <table:table-cell table:style-name="ce14" office:value-type="string" calcext:value-type="string">
            <text:p>8640s</text:p>
          </table:table-cell>
          <table:table-cell table:style-name="ce14" office:value-type="string" calcext:value-type="string">
            <text:p>8886s</text:p>
          </table:table-cell>
          <table:table-cell table:style-name="ce14" office:value-type="string" calcext:value-type="string">
            <text:p>10057s</text:p>
          </table:table-cell>
          <table:table-cell table:style-name="ce14" office:value-type="string" calcext:value-type="string">
            <text:p>10110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Variance</text:p>
          </table:table-cell>
          <table:table-cell/>
          <table:table-cell table:style-name="ce14" office:value-type="string" calcext:value-type="string">
            <text:p>~1.03 hours</text:p>
          </table:table-cell>
          <table:table-cell table:style-name="ce14" office:value-type="string" calcext:value-type="string">
            <text:p>~1.0275</text:p>
          </table:table-cell>
          <table:table-cell table:style-name="ce14" office:value-type="string" calcext:value-type="string">
            <text:p>~1.22 hours</text:p>
          </table:table-cell>
          <table:table-cell table:style-name="ce14" office:value-type="string" calcext:value-type="string">
            <text:p>~1.236</text:p>
          </table:table-cell>
          <table:table-cell table:style-name="ce14" office:value-type="string" calcext:value-type="string">
            <text:p>~1.416 hours</text:p>
          </table:table-cell>
          <table:table-cell table:style-name="ce14" office:value-type="string" calcext:value-type="string">
            <text:p>~1.442 hours</text:p>
          </table:table-cell>
          <table:table-cell table:style-name="ce14" office:value-type="string" calcext:value-type="string">
            <text:p>~1.7583 hours</text:p>
          </table:table-cell>
          <table:table-cell table:style-name="ce14" office:value-type="string" calcext:value-type="string">
            <text:p>~1.788 hours</text:p>
          </table:table-cell>
          <table:table-cell table:style-name="ce14" office:value-type="string" calcext:value-type="string">
            <text:p>~2.1089 hours</text:p>
          </table:table-cell>
          <table:table-cell table:style-name="ce14" office:value-type="string" calcext:value-type="string">
            <text:p>~2.149 hours</text:p>
          </table:table-cell>
          <table:table-cell table:style-name="ce14" office:value-type="string" calcext:value-type="string">
            <text:p>~2.4 hours</text:p>
          </table:table-cell>
          <table:table-cell table:style-name="ce14" office:value-type="string" calcext:value-type="string">
            <text:p>~2.468 hours</text:p>
          </table:table-cell>
          <table:table-cell table:style-name="ce14" office:value-type="string" calcext:value-type="string">
            <text:p>~2.7936 hours</text:p>
          </table:table-cell>
          <table:table-cell table:style-name="ce14" office:value-type="string" calcext:value-type="string">
            <text:p>~2.8083 hour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table:formula="of:=COM.MICROSOFT.VAR.P(['May 24th, 2019'.F5:.F94])" office:value-type="float" office:value="4.85135802469135" calcext:value-type="float">
            <text:p>4.85135802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table:formula="of:=COM.MICROSOFT.VAR.P(['May 24th, 2019'.N5:.N94])" office:value-type="float" office:value="5.60061728395061" calcext:value-type="float">
            <text:p>5.600617284</text:p>
          </table:table-cell>
          <table:table-cell/>
          <table:table-cell table:style-name="ce14" office:value-type="string" calcext:value-type="string">
            <text:p>41.36s/trial</text:p>
          </table:table-cell>
          <table:table-cell table:style-name="ce14" office:value-type="string" calcext:value-type="string">
            <text:p>41.1s/trial</text:p>
          </table:table-cell>
          <table:table-cell table:style-name="ce14" office:value-type="string" calcext:value-type="string">
            <text:p>48.91s/trial</text:p>
          </table:table-cell>
          <table:table-cell table:style-name="ce14" office:value-type="string" calcext:value-type="string">
            <text:p>49.456s/trial</text:p>
          </table:table-cell>
          <table:table-cell table:style-name="ce14" office:value-type="string" calcext:value-type="string">
            <text:p>56.62s/trial</text:p>
          </table:table-cell>
          <table:table-cell table:style-name="ce14" office:value-type="string" calcext:value-type="string">
            <text:p>57.69s/trial</text:p>
          </table:table-cell>
          <table:table-cell table:style-name="ce14" office:value-type="string" calcext:value-type="string">
            <text:p>70.33s/trial</text:p>
          </table:table-cell>
          <table:table-cell table:style-name="ce14" office:value-type="string" calcext:value-type="string">
            <text:p>71.55s/trial</text:p>
          </table:table-cell>
          <table:table-cell table:style-name="ce14" office:value-type="string" calcext:value-type="string">
            <text:p>84.356s/trial</text:p>
          </table:table-cell>
          <table:table-cell table:style-name="ce14" office:value-type="string" calcext:value-type="string">
            <text:p>85.978s/trial</text:p>
          </table:table-cell>
          <table:table-cell table:style-name="ce14" office:value-type="string" calcext:value-type="string">
            <text:p>96s/trial</text:p>
          </table:table-cell>
          <table:table-cell table:style-name="ce14" office:value-type="string" calcext:value-type="string">
            <text:p>98.73s/trial</text:p>
          </table:table-cell>
          <table:table-cell table:style-name="ce14" office:value-type="string" calcext:value-type="string">
            <text:p>111.74s/trial</text:p>
          </table:table-cell>
          <table:table-cell table:style-name="ce14" office:value-type="string" calcext:value-type="string">
            <text:p>11.233s/trial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/>
          <table:table-cell/>
          <table:table-cell table:style-name="ce14"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Average</text:p>
          </table:table-cell>
          <table:table-cell/>
          <table:table-cell table:number-columns-repeated="14" table:style-name="ce14" office:value-type="string" calcext:value-type="string">
            <text:p>Varianc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5" table:formula="of:=AVERAGE(['May 24th, 2019'.F5:.F94])" office:value-type="float" office:value="39.6444444444444" calcext:value-type="float">
            <text:p>39.644444444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style-name="ce15" table:formula="of:=AVERAGE(['May 24th, 2019'.N5:.N94])" office:value-type="float" office:value="39.7222222222222" calcext:value-type="float">
            <text:p>39.7222222222</text:p>
          </table:table-cell>
          <table:table-cell/>
          <table:table-cell table:style-name="ce14" table:formula="of:=COM.MICROSOFT.VAR.P(['May 24th, 2019'.F5:.F94])" office:value-type="float" office:value="4.85135802469135" calcext:value-type="float">
            <text:p>4.8513580247</text:p>
          </table:table-cell>
          <table:table-cell table:style-name="ce14" table:formula="of:=COM.MICROSOFT.VAR.P(['May 24th, 2019'.N5:.N94])" office:value-type="float" office:value="5.60061728395061" calcext:value-type="float">
            <text:p>5.600617284</text:p>
          </table:table-cell>
          <table:table-cell table:style-name="ce14" table:formula="of:=COM.MICROSOFT.VAR.P(['May 24th, 2019'.F95:.F184])" office:value-type="float" office:value="4.33839506172839" calcext:value-type="float">
            <text:p>4.3383950617</text:p>
          </table:table-cell>
          <table:table-cell table:style-name="ce14" table:formula="of:=COM.MICROSOFT.VAR.P(['May 24th, 2019'.N95:.N184])" office:value-type="float" office:value="3.71617283950617" calcext:value-type="float">
            <text:p>3.7161728395</text:p>
          </table:table-cell>
          <table:table-cell table:style-name="ce14" table:formula="of:=COM.MICROSOFT.VAR.P(['May 24th, 2019'.F185:.F274])" office:value-type="float" office:value="5.01" calcext:value-type="float">
            <text:p>5.01</text:p>
          </table:table-cell>
          <table:table-cell table:style-name="ce14" table:formula="of:=COM.MICROSOFT.VAR.P(['May 24th, 2019'.N185:.N274])" office:value-type="float" office:value="4.39765432098765" calcext:value-type="float">
            <text:p>4.397654321</text:p>
          </table:table-cell>
          <table:table-cell table:style-name="ce14" table:formula="of:=COM.MICROSOFT.VAR.P(['May 24th, 2019'.F275:.F364])" office:value-type="float" office:value="4.68888888888888" calcext:value-type="float">
            <text:p>4.6888888889</text:p>
          </table:table-cell>
          <table:table-cell table:style-name="ce14" table:formula="of:=COM.MICROSOFT.VAR.P(['May 24th, 2019'.N275:.N364])" office:value-type="float" office:value="3.88691358024691" calcext:value-type="float">
            <text:p>3.8869135802</text:p>
          </table:table-cell>
          <table:table-cell table:style-name="ce14" table:formula="of:=COM.MICROSOFT.VAR.P(['May 24th, 2019'.F365:.F454])" office:value-type="float" office:value="3.54432098765432" calcext:value-type="float">
            <text:p>3.5443209877</text:p>
          </table:table-cell>
          <table:table-cell table:style-name="ce14" table:formula="of:=COM.MICROSOFT.VAR.P(['May 24th, 2019'.N365:.N454])" office:value-type="float" office:value="5.19802469135803" calcext:value-type="float">
            <text:p>5.1980246914</text:p>
          </table:table-cell>
          <table:table-cell table:style-name="ce14" table:formula="of:=COM.MICROSOFT.VAR.P(['May 24th, 2019'.F455:.F544])" office:value-type="float" office:value="4.29" calcext:value-type="float">
            <text:p>4.29</text:p>
          </table:table-cell>
          <table:table-cell table:style-name="ce14" table:formula="of:=COM.MICROSOFT.VAR.P(['May 24th, 2019'.N455:.N544])" office:value-type="float" office:value="5.16839506172839" calcext:value-type="float">
            <text:p>5.1683950617</text:p>
          </table:table-cell>
          <table:table-cell table:style-name="ce14" table:formula="of:=COM.MICROSOFT.VAR.P(['May 24th, 2019'.F545:.F634])" office:value-type="float" office:value="4.28098765432099" calcext:value-type="float">
            <text:p>4.2809876543</text:p>
          </table:table-cell>
          <table:table-cell table:style-name="ce14" table:formula="of:=COM.MICROSOFT.VAR.P(['May 24th, 2019'.N545:.N634])" office:value-type="float" office:value="5.49876543209877" calcext:value-type="float">
            <text:p>5.498765432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4"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14" table:style-name="ce14"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15" table:formula="of:=AVERAGE(['May 24th, 2019'.F5:.F94])" office:value-type="float" office:value="39.6444444444444" calcext:value-type="float">
            <text:p>39.6444444444</text:p>
          </table:table-cell>
          <table:table-cell table:style-name="ce15" table:formula="of:=AVERAGE(['May 24th, 2019'.N5:.N94])" office:value-type="float" office:value="39.7222222222222" calcext:value-type="float">
            <text:p>39.7222222222</text:p>
          </table:table-cell>
          <table:table-cell table:style-name="ce15" table:formula="of:=AVERAGE(['May 24th, 2019'.F95:.F184])" office:value-type="float" office:value="42.5222222222222" calcext:value-type="float">
            <text:p>42.5222222222</text:p>
          </table:table-cell>
          <table:table-cell table:style-name="ce15" table:formula="of:=AVERAGE(['May 24th, 2019'.N95:.N184])" office:value-type="float" office:value="41.9222222222222" calcext:value-type="float">
            <text:p>41.9222222222</text:p>
          </table:table-cell>
          <table:table-cell table:style-name="ce15" table:formula="of:=AVERAGE(['May 24th, 2019'.F185:.F274])" office:value-type="float" office:value="42.6333333333333" calcext:value-type="float">
            <text:p>42.6333333333</text:p>
          </table:table-cell>
          <table:table-cell table:style-name="ce15" table:formula="of:=AVERAGE(['May 24th, 2019'.N185:.N274])" office:value-type="float" office:value="42.8111111111111" calcext:value-type="float">
            <text:p>42.8111111111</text:p>
          </table:table-cell>
          <table:table-cell table:style-name="ce15" table:formula="of:=AVERAGE(['May 24th, 2019'.F275:.F364])" office:value-type="float" office:value="42.6666666666667" calcext:value-type="float">
            <text:p>42.6666666667</text:p>
          </table:table-cell>
          <table:table-cell table:style-name="ce15" table:formula="of:=AVERAGE(['May 24th, 2019'.N275:.N364])" office:value-type="float" office:value="43.1555555555556" calcext:value-type="float">
            <text:p>43.1555555556</text:p>
          </table:table-cell>
          <table:table-cell table:style-name="ce15" table:formula="of:=AVERAGE(['May 24th, 2019'.F365:.F454])" office:value-type="float" office:value="42.7888888888889" calcext:value-type="float">
            <text:p>42.7888888889</text:p>
          </table:table-cell>
          <table:table-cell table:style-name="ce15" table:formula="of:=AVERAGE(['May 24th, 2019'.N365:.N454])" office:value-type="float" office:value="43.0444444444444" calcext:value-type="float">
            <text:p>43.0444444444</text:p>
          </table:table-cell>
          <table:table-cell table:style-name="ce15" table:formula="of:=AVERAGE(['May 24th, 2019'.F455:.F544])" office:value-type="float" office:value="43.4333333333333" calcext:value-type="float">
            <text:p>43.4333333333</text:p>
          </table:table-cell>
          <table:table-cell table:style-name="ce15" table:formula="of:=AVERAGE(['May 24th, 2019'.N454:.N544])" office:value-type="float" office:value="43.1648351648352" calcext:value-type="float">
            <text:p>43.1648351648</text:p>
          </table:table-cell>
          <table:table-cell table:style-name="ce15" table:formula="of:=AVERAGE(['May 24th, 2019'.F545:.F634])" office:value-type="float" office:value="43.3111111111111" calcext:value-type="float">
            <text:p>43.3111111111</text:p>
          </table:table-cell>
          <table:table-cell table:style-name="ce15" table:formula="of:=AVERAGE(['May 24th, 2019'.N545:.N634])" office:value-type="float" office:value="43.1111111111111" calcext:value-type="float">
            <text:p>43.11111111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0" office:value-type="string" calcext:value-type="string">
            <text:p>Overall Results</text:p>
          </table:table-cell>
          <table:table-cell table:number-columns-repeated="2"/>
          <table:table-cell table:style-name="ce10" office:value-type="string" calcext:value-type="string">
            <text:p>Upper Bound 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4" office:value-type="string" calcext:value-type="string">
            <text:p>N</text:p>
          </table:table-cell>
          <table:table-cell table:style-name="ce27" office:value-type="string" calcext:value-type="string">
            <text:p>Average K</text:p>
          </table:table-cell>
          <table:table-cell/>
          <table:table-cell table:style-name="ce10" office:value-type="string" calcext:value-type="string">
            <text:p>Average K Foun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5" office:value-type="float" office:value="100" calcext:value-type="float">
            <text:p>100</text:p>
          </table:table-cell>
          <table:table-cell table:style-name="ce7" table:formula="of:=AVERAGE(['May 24th, 2019'.Q20:.R20])" office:value-type="float" office:value="39.6833333333333" calcext:value-type="float">
            <text:p>39.683333333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25" office:value-type="float" office:value="500" calcext:value-type="float">
            <text:p>500</text:p>
          </table:table-cell>
          <table:table-cell table:style-name="ce7" table:formula="of:=AVERAGE(['May 24th, 2019'.S20:.T20])" office:value-type="float" office:value="42.2222222222222" calcext:value-type="float">
            <text:p>42.2222222222</text:p>
          </table:table-cell>
          <table:table-cell/>
          <table:table-cell table:style-name="ce10" office:value-type="string" calcext:value-type="string">
            <text:p>Theory K Divided by Program 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25" office:value-type="float" office:value="1000" calcext:value-type="float">
            <text:p>1000</text:p>
          </table:table-cell>
          <table:table-cell table:style-name="ce7" table:formula="of:=AVERAGE(['May 24th, 2019'.U20:.V20])" office:value-type="float" office:value="42.7222222222222" calcext:value-type="float">
            <text:p>42.7222222222</text:p>
          </table:table-cell>
          <table:table-cell/>
          <table:table-cell table:formula="of:=(3/3.1415)*['May 24th, 2019'.T24]/['May 24th, 2019'.T26]" office:value-type="float" office:value="2.77604018225629" calcext:value-type="float">
            <text:p>2.77604018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25" office:value-type="float" office:value="2000" calcext:value-type="float">
            <text:p>2000</text:p>
          </table:table-cell>
          <table:table-cell table:style-name="ce7" table:formula="of:=AVERAGE(['May 24th, 2019'.W20:.X20])" office:value-type="float" office:value="42.9111111111111" calcext:value-type="float">
            <text:p>42.91111111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25" office:value-type="float" office:value="3000" calcext:value-type="float">
            <text:p>3000</text:p>
          </table:table-cell>
          <table:table-cell table:style-name="ce7" table:formula="of:=AVERAGE(['May 24th, 2019'.Y20:.Z20])" office:value-type="float" office:value="42.9166666666667" calcext:value-type="float">
            <text:p>42.91666666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25" office:value-type="float" office:value="4000" calcext:value-type="float">
            <text:p>4000</text:p>
          </table:table-cell>
          <table:table-cell table:style-name="ce7" table:formula="of:=AVERAGE(['May 24th, 2019'.AA20:.AB20])" office:value-type="float" office:value="43.2990842490842" calcext:value-type="float">
            <text:p>43.2990842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26" office:value-type="float" office:value="5000" calcext:value-type="float">
            <text:p>5000</text:p>
          </table:table-cell>
          <table:table-cell table:style-name="ce8" table:formula="of:=AVERAGE(['May 24th, 2019'.AC20:.AD20])" office:value-type="float" office:value="43.2111111111111" calcext:value-type="float">
            <text:p>43.21111111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1" calcext:value-type="float">
            <text:p>41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/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4402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4451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~1.22 hou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~1.2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48.91s/trial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49.456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table:formula="of:=COM.MICROSOFT.VAR.P(['May 24th, 2019'.F95:.F184])" office:value-type="float" office:value="4.33839506172839" calcext:value-type="float">
            <text:p>4.338395061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table:formula="of:=COM.MICROSOFT.VAR.P(['May 24th, 2019'.N95:.N184])" office:value-type="float" office:value="3.71617283950617" calcext:value-type="float">
            <text:p>3.71617283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5" table:formula="of:=AVERAGE(['May 24th, 2019'.F95:.F184])" office:value-type="float" office:value="42.5222222222222" calcext:value-type="float">
            <text:p>42.522222222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5" table:formula="of:=AVERAGE(['May 24th, 2019'.N95:.N184])" office:value-type="float" office:value="41.9222222222222" calcext:value-type="float">
            <text:p>41.92222222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1" calcext:value-type="float">
            <text:p>41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/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 office:value-type="string" calcext:value-type="string">
            <text:p>5096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5192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~1.416 hour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 office:value-type="string" calcext:value-type="string">
            <text:p>~1.442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56.62s/tria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57.69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 table:formula="of:=COM.MICROSOFT.VAR.P(['May 24th, 2019'.F185:.F274])" office:value-type="float" office:value="5.01" calcext:value-type="float">
            <text:p>5.0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table:formula="of:=COM.MICROSOFT.VAR.P(['May 24th, 2019'.N185:.N274])" office:value-type="float" office:value="4.39765432098765" calcext:value-type="float">
            <text:p>4.3976543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5" table:formula="of:=AVERAGE(['May 24th, 2019'.F185:.F274])" office:value-type="float" office:value="42.6333333333333" calcext:value-type="float">
            <text:p>42.633333333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5" table:formula="of:=AVERAGE(['May 24th, 2019'.N185:.N274])" office:value-type="float" office:value="42.8111111111111" calcext:value-type="float">
            <text:p>42.81111111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1000" calcext:value-type="float">
            <text:p>1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5" calcext:value-type="float">
            <text:p>45</text:p>
          </table:table-cell>
          <table:table-cell table:style-name="ce8"/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5" calcext:value-type="float">
            <text:p>45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5" calcext:value-type="float">
            <text:p>45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6330s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6440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~1.7583 hours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~1.788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70.33s/tria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71.55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table:formula="of:=COM.MICROSOFT.VAR.P(['May 24th, 2019'.F275:.F364])" office:value-type="float" office:value="4.68888888888888" calcext:value-type="float">
            <text:p>4.688888888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table:formula="of:=COM.MICROSOFT.VAR.P(['May 24th, 2019'.N275:.N364])" office:value-type="float" office:value="3.88691358024691" calcext:value-type="float">
            <text:p>3.88691358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5" table:formula="of:=AVERAGE(['May 24th, 2019'.F275:.F364])" office:value-type="float" office:value="42.6666666666667" calcext:value-type="float">
            <text:p>42.66666666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style-name="ce15" table:formula="of:=AVERAGE(['May 24th, 2019'.N275:.N364])" office:value-type="float" office:value="43.1555555555556" calcext:value-type="float">
            <text:p>43.15555555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4" calcext:value-type="float">
            <text:p>44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5" calcext:value-type="float">
            <text:p>45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7592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7738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~2.1089 hour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~2.149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84.356s/trial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85.978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table:formula="of:=COM.MICROSOFT.VAR.P(['May 24th, 2019'.F365:.F454])" office:value-type="float" office:value="3.54432098765432" calcext:value-type="float">
            <text:p>3.5443209877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table:formula="of:=COM.MICROSOFT.VAR.P(['May 24th, 2019'.N365:.N454])" office:value-type="float" office:value="5.19802469135803" calcext:value-type="float">
            <text:p>5.19802469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5" table:formula="of:=AVERAGE(['May 24th, 2019'.F365:.F454])" office:value-type="float" office:value="42.7888888888889" calcext:value-type="float">
            <text:p>42.7888888889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5" table:formula="of:=AVERAGE(['May 24th, 2019'.N365:.N454])" office:value-type="float" office:value="43.0444444444444" calcext:value-type="float">
            <text:p>43.04444444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8" calcext:value-type="float">
            <text:p>48</text:p>
          </table:table-cell>
          <table:table-cell table:style-name="ce8"/>
          <table:table-cell table:number-columns-repeated="2"/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2" calcext:value-type="float">
            <text:p>42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style-name="ce14" office:value-type="string" calcext:value-type="string">
            <text:p>8640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8886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~2.4 hour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 office:value-type="string" calcext:value-type="string">
            <text:p>~2.468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96s/trial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98.73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table:formula="of:=COM.MICROSOFT.VAR.P(['May 24th, 2019'.F455:.F544])" office:value-type="float" office:value="4.29" calcext:value-type="float">
            <text:p>4.29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table:formula="of:=COM.MICROSOFT.VAR.P(['May 24th, 2019'.N455:.N544])" office:value-type="float" office:value="5.16839506172839" calcext:value-type="float">
            <text:p>5.16839506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5" table:formula="of:=AVERAGE(['May 24th, 2019'.F455:.F544])" office:value-type="float" office:value="43.4333333333333" calcext:value-type="float">
            <text:p>43.4333333333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5" table:formula="of:=AVERAGE(['May 24th, 2019'.N455:.N544])" office:value-type="float" office:value="43.1777777777778" calcext:value-type="float">
            <text:p>43.17777777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4000" calcext:value-type="float">
            <text:p>4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3" office:value-type="float" office:value="4000" calcext:value-type="float">
            <text:p>4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3" calcext:value-type="float">
            <text:p>43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10057s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10110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style-name="ce14" office:value-type="string" calcext:value-type="string">
            <text:p>~2.7936 hours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~2.8083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111.74s/trial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11.233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table:formula="of:=COM.MICROSOFT.VAR.P(['May 24th, 2019'.F545:.F634])" office:value-type="float" office:value="4.28098765432099" calcext:value-type="float">
            <text:p>4.2809876543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table:formula="of:=COM.MICROSOFT.VAR.P(['May 24th, 2019'.N545:.N634])" office:value-type="float" office:value="5.49876543209877" calcext:value-type="float">
            <text:p>5.49876543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5" table:formula="of:=AVERAGE(['May 24th, 2019'.F545:.F634])" office:value-type="float" office:value="43.3111111111111" calcext:value-type="float">
            <text:p>43.3111111111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5" table:formula="of:=AVERAGE(['May 24th, 2019'.N545:.N634])" office:value-type="float" office:value="43.1111111111111" calcext:value-type="float">
            <text:p>43.11111111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4" calcext:value-type="float">
            <text:p>44</text:p>
          </table:table-cell>
          <table:table-cell table:style-name="ce8"/>
          <table:table-cell table:number-columns-repeated="15"/>
        </table:table-row>
      </table:table>
      <table:table table:name="May 27th, 2019" table:style-name="ta1">
        <table:table-column table:style-name="co1" table:default-cell-style-name="Default"/>
        <table:table-column table:style-name="co1" table:default-cell-style-name="ce12"/>
        <table:table-column table:style-name="co23" table:default-cell-style-name="ce20"/>
        <table:table-column table:style-name="co1" table:default-cell-style-name="ce30"/>
        <table:table-column table:style-name="co17" table:default-cell-style-name="ce12"/>
        <table:table-column table:style-name="co22" table:default-cell-style-name="Default"/>
        <table:table-column table:style-name="co24" table:default-cell-style-name="ce12"/>
        <table:table-column table:style-name="co25" table:default-cell-style-name="ce20"/>
        <table:table-column table:style-name="co26" table:default-cell-style-name="ce30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9" table:default-cell-style-name="Default"/>
        <table:table-column table:style-name="co29" table:default-cell-style-name="Default"/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<text:span text:style-name="T2">May 27</text:span><text:span text:style-name="T3">th</text:span><text:span text:style-name="T2">, 2019 Overnight Test Results Analysis</text:span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0" table:number-columns-repeated="3"/>
          <table:table-cell table:style-name="Default"/>
          <table:table-cell/>
          <table:table-cell table:style-name="Default" table:number-columns-repeated="3"/>
          <table:table-cell table:style-name="ce10" table:number-columns-repeated="6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style-name="Default"/>
          <table:table-cell table:style-name="ce10" office:value-type="string" calcext:value-type="string">
            <text:p>2<text:span text:style-name="T1">nd</text:span> Computer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/>
          <table:table-cell table:style-name="ce32" office:value-type="string" calcext:value-type="string">
            <text:p>Average K Found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N = 100</text:p>
          </table:table-cell>
          <table:table-cell office:value-type="string" calcext:value-type="string">
            <text:p># of Trials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N = 100</text:p>
          </table:table-cell>
          <table:table-cell office:value-type="string" calcext:value-type="string">
            <text:p># of Trials</text:p>
          </table:table-cell>
          <table:table-cell/>
          <table:table-cell table:style-name="ce33" office:value-type="float" office:value="75" calcext:value-type="float">
            <text:p>75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3" office:value-type="string" calcext:value-type="string">
            <text:p>Theoretical Upper Bound K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2"/>
          <table:table-cell table:style-name="ce33" office:value-type="float" office:value="238" calcext:value-type="float">
            <text:p>238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/>
          <table:table-cell table:style-name="ce33" office:value-type="string" calcext:value-type="string">
            <text:p>Theory K Divided by Program K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625 s</text:p>
          </table:table-cell>
          <table:table-cell table:style-name="Default"/>
          <table:table-cell table:number-columns-repeated="3"/>
          <table:table-cell office:value-type="string" calcext:value-type="string">
            <text:p>6015s</text:p>
          </table:table-cell>
          <table:table-cell/>
          <table:table-cell table:style-name="ce34" office:value-type="float" office:value="3.2" calcext:value-type="float">
            <text:p>3.2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~1.5625 hours</text:p>
          </table:table-cell>
          <table:table-cell table:style-name="Default"/>
          <table:table-cell table:number-columns-repeated="3"/>
          <table:table-cell office:value-type="string" calcext:value-type="string">
            <text:p>~1.6708 hours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6.17s/trials</text:p>
          </table:table-cell>
          <table:table-cell table:style-name="Default"/>
          <table:table-cell table:number-columns-repeated="3"/>
          <table:table-cell office:value-type="string" calcext:value-type="string">
            <text:p>70.77s/trial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style-name="Default"/>
          <table:table-cell table:number-columns-repeated="3"/>
          <table:table-cell office:value-type="string" calcext:value-type="string">
            <text:p>Variance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float" office:value="31.1064359861592" calcext:value-type="float">
            <text:p>31.1064359862</text:p>
          </table:table-cell>
          <table:table-cell table:style-name="Default"/>
          <table:table-cell table:number-columns-repeated="3"/>
          <table:table-cell office:value-type="float" office:value="29.43" calcext:value-type="float">
            <text:p>29.43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Default"/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69.305" calcext:value-type="float">
            <text:p>69.305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69.05" calcext:value-type="float">
            <text:p>69.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N = 5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5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530s</text:p>
          </table:table-cell>
          <table:table-cell table:number-columns-repeated="4"/>
          <table:table-cell office:value-type="string" calcext:value-type="string">
            <text:p>6505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1.8 hours</text:p>
          </table:table-cell>
          <table:table-cell table:number-columns-repeated="4"/>
          <table:table-cell office:value-type="string" calcext:value-type="string">
            <text:p>~1.806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6.8s/trial</text:p>
          </table:table-cell>
          <table:table-cell table:number-columns-repeated="4"/>
          <table:table-cell office:value-type="string" calcext:value-type="string">
            <text:p>76.5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4" calcext:value-type="float">
            <text:p>18.4</text:p>
          </table:table-cell>
          <table:table-cell table:number-columns-repeated="4"/>
          <table:table-cell office:value-type="float" office:value="13.29" calcext:value-type="float">
            <text:p>13.29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73.7" calcext:value-type="float">
            <text:p>73.7</text:p>
          </table:table-cell>
          <table:table-cell table:number-columns-repeated="3"/>
          <table:table-cell table:style-name="ce21"/>
          <table:table-cell table:style-name="ce31" office:value-type="float" office:value="74.38" calcext:value-type="float">
            <text:p>74.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N = 1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1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115s</text:p>
          </table:table-cell>
          <table:table-cell table:number-columns-repeated="4"/>
          <table:table-cell office:value-type="string" calcext:value-type="string">
            <text:p>7045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1.976 hours</text:p>
          </table:table-cell>
          <table:table-cell table:number-columns-repeated="4"/>
          <table:table-cell office:value-type="string" calcext:value-type="string">
            <text:p>~1.956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3.7s/trial</text:p>
          </table:table-cell>
          <table:table-cell table:number-columns-repeated="4"/>
          <table:table-cell office:value-type="string" calcext:value-type="string">
            <text:p>82.88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94" calcext:value-type="float">
            <text:p>18.94</text:p>
          </table:table-cell>
          <table:table-cell table:number-columns-repeated="4"/>
          <table:table-cell office:value-type="float" office:value="9.139" calcext:value-type="float">
            <text:p>9.139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75" calcext:value-type="float">
            <text:p>75</text:p>
          </table:table-cell>
          <table:table-cell table:number-columns-repeated="3"/>
          <table:table-cell table:style-name="ce21"/>
          <table:table-cell table:style-name="ce31" office:value-type="float" office:value="75.11" calcext:value-type="float">
            <text:p>75.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N = 2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2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758s</text:p>
          </table:table-cell>
          <table:table-cell table:number-columns-repeated="4"/>
          <table:table-cell office:value-type="string" calcext:value-type="string">
            <text:p>7917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2.155 hours</text:p>
          </table:table-cell>
          <table:table-cell table:number-columns-repeated="4"/>
          <table:table-cell office:value-type="string" calcext:value-type="string">
            <text:p>~2.199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27s/trial</text:p>
          </table:table-cell>
          <table:table-cell table:number-columns-repeated="4"/>
          <table:table-cell office:value-type="string" calcext:value-type="string">
            <text:p>93.14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.154" calcext:value-type="float">
            <text:p>14.154</text:p>
          </table:table-cell>
          <table:table-cell table:number-columns-repeated="4"/>
          <table:table-cell office:value-type="float" office:value="6.62" calcext:value-type="float">
            <text:p>6.6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74.458" calcext:value-type="float">
            <text:p>74.458</text:p>
          </table:table-cell>
          <table:table-cell table:number-columns-repeated="3"/>
          <table:table-cell table:style-name="ce21"/>
          <table:table-cell table:style-name="ce31" office:value-type="float" office:value="75.764" calcext:value-type="float">
            <text:p>75.7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N = 3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3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519s</text:p>
          </table:table-cell>
          <table:table-cell table:number-columns-repeated="4"/>
          <table:table-cell office:value-type="string" calcext:value-type="string">
            <text:p>8673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2.366 hours</text:p>
          </table:table-cell>
          <table:table-cell table:number-columns-repeated="4"/>
          <table:table-cell office:value-type="string" calcext:value-type="string">
            <text:p>~2.40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0.22s/trial</text:p>
          </table:table-cell>
          <table:table-cell table:number-columns-repeated="4"/>
          <table:table-cell office:value-type="string" calcext:value-type="string">
            <text:p>102.035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.56" calcext:value-type="float">
            <text:p>7.56</text:p>
          </table:table-cell>
          <table:table-cell table:number-columns-repeated="4"/>
          <table:table-cell office:value-type="float" office:value="9.47" calcext:value-type="float">
            <text:p>9.4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75.55" calcext:value-type="float">
            <text:p>75.55</text:p>
          </table:table-cell>
          <table:table-cell table:number-columns-repeated="3"/>
          <table:table-cell table:style-name="ce21"/>
          <table:table-cell table:style-name="ce31" office:value-type="float" office:value="75.764" calcext:value-type="float">
            <text:p>75.7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N = 4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4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951s</text:p>
          </table:table-cell>
          <table:table-cell table:number-columns-repeated="4"/>
          <table:table-cell office:value-type="string" calcext:value-type="string">
            <text:p>9032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2.486 hours</text:p>
          </table:table-cell>
          <table:table-cell table:number-columns-repeated="4"/>
          <table:table-cell office:value-type="string" calcext:value-type="string">
            <text:p>~2.508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5.305s/trial</text:p>
          </table:table-cell>
          <table:table-cell table:number-columns-repeated="4"/>
          <table:table-cell office:value-type="string" calcext:value-type="string">
            <text:p>106.26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/>
          <table:table-cell table:style-name="ce12"/>
          <table:table-cell table:number-columns-repeated="2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float" office:value="12.58" calcext:value-type="float">
            <text:p>12.58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.98" calcext:value-type="float">
            <text:p>7.98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1"/>
          <table:table-cell table:style-name="ce31" office:value-type="float" office:value="75" calcext:value-type="float">
            <text:p>75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75.5" calcext:value-type="float">
            <text:p>75.5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style-name="Default"/>
          <table:table-cell/>
          <table:table-cell table:style-name="Default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N = 5000</text:p>
          </table:table-cell>
          <table:table-cell office:value-type="string" calcext:value-type="string">
            <text:p># of Trials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N = 5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Delta = 0.1</text:p>
          </table:table-cell>
          <table:table-cell/>
          <table:table-cell table:style-name="Default"/>
          <table:table-cell/>
          <table:table-cell table:style-name="Default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9603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9712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~2.6675 hour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~2.698 hour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113s/trial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14.26s/trial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arianc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float" office:value="8.12" calcext:value-type="float">
            <text:p>8.12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1.7" calcext:value-type="float">
            <text:p>11.7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1"/>
          <table:table-cell table:style-name="ce31" office:value-type="float" office:value="75.26" calcext:value-type="float">
            <text:p>75.26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75.66" calcext:value-type="float">
            <text:p>75.66</text:p>
          </table:table-cell>
          <table:table-cell table:number-columns-repeated="6"/>
        </table:table-row>
      </table:table>
      <table:table table:name="May 28th, 2019" table:style-name="ta1">
        <table:table-column table:style-name="co1" table:default-cell-style-name="Default"/>
        <table:table-column table:style-name="co1" table:default-cell-style-name="ce12"/>
        <table:table-column table:style-name="co30" table:default-cell-style-name="ce20"/>
        <table:table-column table:style-name="co31" table:default-cell-style-name="ce30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7" table:default-cell-style-name="ce20"/>
        <table:table-column table:style-name="co32" table:default-cell-style-name="ce30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2">
          <table:table-cell/>
          <table:table-cell table:style-name="Default"/>
          <table:table-cell table:style-name="ce10" office:value-type="string" calcext:value-type="string">
            <text:p><text:span text:style-name="T2">May 28</text:span><text:span text:style-name="T3">th</text:span><text:span text:style-name="T2">, 2019 Overnight Test Results Analysis</text:span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0" table:number-columns-repeated="3"/>
          <table:table-cell table:style-name="Default"/>
          <table:table-cell/>
          <table:table-cell table:style-name="Default" table:number-columns-repeated="3"/>
          <table:table-cell table:style-name="ce10" table:number-columns-repeated="2"/>
          <table:table-cell table:number-columns-repeated="2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style-name="Default"/>
          <table:table-cell table:style-name="ce10" office:value-type="string" calcext:value-type="string">
            <text:p>2<text:span text:style-name="T1">nd</text:span> Computer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/>
          <table:table-cell table:style-name="ce32" office:value-type="string" calcext:value-type="string">
            <text:p>Average K Fou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N = 100</text:p>
          </table:table-cell>
          <table:table-cell office:value-type="string" calcext:value-type="string">
            <text:p># of Trials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N = 100</text:p>
          </table:table-cell>
          <table:table-cell office:value-type="string" calcext:value-type="string">
            <text:p># of Trials</text:p>
          </table:table-cell>
          <table:table-cell/>
          <table:table-cell table:style-name="ce33" table:formula="of:=AVERAGE(268; 264.95; 284; 283.22; 288.909; 288.591; 285.272; 291.181; 291; 290.818; 291.63; 288.363; 287.45; 293.272)" office:value-type="float" office:value="285.475428571429" calcext:value-type="float">
            <text:p>285.47542857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3" office:value-type="string" calcext:value-type="string">
            <text:p>Theoretical Upper Bound 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2"/>
          <table:table-cell table:style-name="ce33" office:value-type="float" office:value="954.929658551" calcext:value-type="float">
            <text:p>954.9296585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/>
          <table:table-cell table:style-name="ce33" office:value-type="string" calcext:value-type="string">
            <text:p>Theory K Divided by Program 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766s</text:p>
          </table:table-cell>
          <table:table-cell table:style-name="Default"/>
          <table:table-cell table:number-columns-repeated="3"/>
          <table:table-cell office:value-type="string" calcext:value-type="string">
            <text:p>5782s</text:p>
          </table:table-cell>
          <table:table-cell/>
          <table:table-cell table:style-name="ce34" table:formula="of:=['May 28th, 2019'.K7]/['May 28th, 2019'.K5]" office:value-type="float" office:value="3.34505026695167" calcext:value-type="float">
            <text:p>3.3450502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~1.602 hours</text:p>
          </table:table-cell>
          <table:table-cell table:style-name="Default"/>
          <table:table-cell table:number-columns-repeated="3"/>
          <table:table-cell office:value-type="string" calcext:value-type="string">
            <text:p>~1.606 h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62.09s/trial</text:p>
          </table:table-cell>
          <table:table-cell table:style-name="Default"/>
          <table:table-cell table:number-columns-repeated="3"/>
          <table:table-cell office:value-type="string" calcext:value-type="string">
            <text:p>262.818s/tria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style-name="Default"/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8.785" calcext:value-type="float">
            <text:p>78.785</text:p>
          </table:table-cell>
          <table:table-cell table:style-name="Default"/>
          <table:table-cell table:number-columns-repeated="3"/>
          <table:table-cell office:value-type="float" office:value="110.588" calcext:value-type="float">
            <text:p>110.58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Default"/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268" calcext:value-type="float">
            <text:p>268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264.95" calcext:value-type="float">
            <text:p>264.95</text:p>
          </table:table-cell>
          <table:table-cell/>
          <table:table-cell table:style-name="ce19" office:value-type="string" calcext:value-type="string">
            <text:p>OVERALL RESULTS UP TO THIS POINT/DATE</text:p>
          </table:table-cell>
          <table:table-cell table:style-name="ce4"/>
          <table:table-cell table:style-name="ce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20" office:value-type="string" calcext:value-type="string">
            <text:p>For Epsilon-Delta = 0.1, 0.2, # Tests = 700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string" calcext:value-type="string">
            <text:p>K Found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8" office:value-type="string" calcext:value-type="string">
            <text:p>N = 5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500</text:p>
          </table:table-cell>
          <table:table-cell office:value-type="string" calcext:value-type="string">
            <text:p># of Trials</text:p>
          </table:table-cell>
          <table:table-cell/>
          <table:table-cell table:style-name="ce35" office:value-type="float" office:value="100" calcext:value-type="float">
            <text:p>100</text:p>
          </table:table-cell>
          <table:table-cell table:style-name="ce37" table:formula="of:=AVERAGE(160.685; 131.25714)" office:value-type="float" office:value="145.97107" calcext:value-type="float">
            <text:p>145.97107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5" office:value-type="float" office:value="500" calcext:value-type="float">
            <text:p>500</text:p>
          </table:table-cell>
          <table:table-cell table:formula="of:=AVERAGE(160.2285; 161.11428)" office:value-type="float" office:value="160.67139" calcext:value-type="float">
            <text:p>160.67139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2"/>
          <table:table-cell table:style-name="ce35" office:value-type="float" office:value="1000" calcext:value-type="float">
            <text:p>1000</text:p>
          </table:table-cell>
          <table:table-cell table:style-name="ce38" office:value-type="float" office:value="144.8" calcext:value-type="float">
            <text:p>144.8</text:p>
          </table:table-cell>
          <table:table-cell table:style-name="ce7" office:value-type="string" calcext:value-type="string">
            <text:p>??????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/>
          <table:table-cell table:style-name="ce35" office:value-type="float" office:value="2000" calcext:value-type="float">
            <text:p>2000</text:p>
          </table:table-cell>
          <table:table-cell table:style-name="ce37" table:formula="of:=AVERAGE(173;174.85714)" office:value-type="float" office:value="173.92857" calcext:value-type="float">
            <text:p>173.92857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6541s</text:p>
          </table:table-cell>
          <table:table-cell table:number-columns-repeated="4"/>
          <table:table-cell office:value-type="string" calcext:value-type="string">
            <text:p>6653s</text:p>
          </table:table-cell>
          <table:table-cell/>
          <table:table-cell table:style-name="ce35" office:value-type="float" office:value="3000" calcext:value-type="float">
            <text:p>3000</text:p>
          </table:table-cell>
          <table:table-cell table:style-name="ce38" table:formula="of:=AVERAGE(174.55;175.2)" office:value-type="float" office:value="174.875" calcext:value-type="float">
            <text:p>174.875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~1.8169 hours</text:p>
          </table:table-cell>
          <table:table-cell table:number-columns-repeated="4"/>
          <table:table-cell office:value-type="string" calcext:value-type="string">
            <text:p>~1.8202 hours</text:p>
          </table:table-cell>
          <table:table-cell/>
          <table:table-cell table:style-name="ce35" office:value-type="float" office:value="4000" calcext:value-type="float">
            <text:p>4000</text:p>
          </table:table-cell>
          <table:table-cell table:style-name="ce38" table:formula="of:=AVERAGE(173.375;174.44)" office:value-type="float" office:value="173.9075" calcext:value-type="float">
            <text:p>173.9075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297.318s/trial</text:p>
          </table:table-cell>
          <table:table-cell table:number-columns-repeated="4"/>
          <table:table-cell office:value-type="string" calcext:value-type="string">
            <text:p>297.863s/trial</text:p>
          </table:table-cell>
          <table:table-cell/>
          <table:table-cell table:style-name="ce36" office:value-type="float" office:value="5000" calcext:value-type="float">
            <text:p>5000</text:p>
          </table:table-cell>
          <table:table-cell table:style-name="ce39" table:formula="of:=AVERAGE(175.325;175.08)" office:value-type="float" office:value="175.2025" calcext:value-type="float">
            <text:p>175.2025</text:p>
          </table:table-cell>
          <table:table-cell table:style-name="ce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9.01" calcext:value-type="float">
            <text:p>209.01</text:p>
          </table:table-cell>
          <table:table-cell table:number-columns-repeated="4"/>
          <table:table-cell office:value-type="float" office:value="109.9" calcext:value-type="float">
            <text:p>109.9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284" calcext:value-type="float">
            <text:p>284</text:p>
          </table:table-cell>
          <table:table-cell table:number-columns-repeated="3"/>
          <table:table-cell table:style-name="ce21"/>
          <table:table-cell table:style-name="ce31" office:value-type="float" office:value="283.22" calcext:value-type="float">
            <text:p>283.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N = 1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1000</text:p>
          </table:table-cell>
          <table:table-cell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7020s</text:p>
          </table:table-cell>
          <table:table-cell table:number-columns-repeated="4"/>
          <table:table-cell office:value-type="string" calcext:value-type="string">
            <text:p>7041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~1.95 hours</text:p>
          </table:table-cell>
          <table:table-cell table:number-columns-repeated="4"/>
          <table:table-cell office:value-type="string" calcext:value-type="string">
            <text:p>~1.9558 h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19s/trial</text:p>
          </table:table-cell>
          <table:table-cell table:number-columns-repeated="4"/>
          <table:table-cell office:value-type="string" calcext:value-type="string">
            <text:p>320.045s/tri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3.62" calcext:value-type="float">
            <text:p>143.62</text:p>
          </table:table-cell>
          <table:table-cell table:number-columns-repeated="4"/>
          <table:table-cell office:value-type="float" office:value="111.605" calcext:value-type="float">
            <text:p>111.60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288.909" calcext:value-type="float">
            <text:p>288.909</text:p>
          </table:table-cell>
          <table:table-cell table:number-columns-repeated="3"/>
          <table:table-cell table:style-name="ce21"/>
          <table:table-cell table:style-name="ce31" office:value-type="float" office:value="288.591" calcext:value-type="float">
            <text:p>288.5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N = 2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2000</text:p>
          </table:table-cell>
          <table:table-cell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7788s</text:p>
          </table:table-cell>
          <table:table-cell table:number-columns-repeated="4"/>
          <table:table-cell office:value-type="string" calcext:value-type="string">
            <text:p>7904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~2.163 hours</text:p>
          </table:table-cell>
          <table:table-cell table:number-columns-repeated="4"/>
          <table:table-cell office:value-type="string" calcext:value-type="string">
            <text:p>~2.1956 h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54s/trial</text:p>
          </table:table-cell>
          <table:table-cell table:number-columns-repeated="4"/>
          <table:table-cell office:value-type="string" calcext:value-type="string">
            <text:p>359.272s/tri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9.47" calcext:value-type="float">
            <text:p>99.47</text:p>
          </table:table-cell>
          <table:table-cell table:number-columns-repeated="4"/>
          <table:table-cell office:value-type="float" office:value="124.603" calcext:value-type="float">
            <text:p>124.60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285.272" calcext:value-type="float">
            <text:p>285.272</text:p>
          </table:table-cell>
          <table:table-cell table:number-columns-repeated="3"/>
          <table:table-cell table:style-name="ce21"/>
          <table:table-cell table:style-name="ce31" office:value-type="float" office:value="291.181" calcext:value-type="float">
            <text:p>291.18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N = 3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3000</text:p>
          </table:table-cell>
          <table:table-cell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8721s</text:p>
          </table:table-cell>
          <table:table-cell table:number-columns-repeated="4"/>
          <table:table-cell office:value-type="string" calcext:value-type="string">
            <text:p>8717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~2.4225 hours</text:p>
          </table:table-cell>
          <table:table-cell table:number-columns-repeated="4"/>
          <table:table-cell office:value-type="string" calcext:value-type="string">
            <text:p>~2.42138 h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96.409s/trial</text:p>
          </table:table-cell>
          <table:table-cell table:number-columns-repeated="4"/>
          <table:table-cell office:value-type="string" calcext:value-type="string">
            <text:p>2396.2282s/tri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7.818" calcext:value-type="float">
            <text:p>237.818</text:p>
          </table:table-cell>
          <table:table-cell table:number-columns-repeated="4"/>
          <table:table-cell office:value-type="float" office:value="144.69" calcext:value-type="float">
            <text:p>144.69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291" calcext:value-type="float">
            <text:p>291</text:p>
          </table:table-cell>
          <table:table-cell table:number-columns-repeated="3"/>
          <table:table-cell table:style-name="ce21"/>
          <table:table-cell table:style-name="ce31" office:value-type="float" office:value="290.818" calcext:value-type="float">
            <text:p>290.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N = 4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4000</text:p>
          </table:table-cell>
          <table:table-cell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449s</text:p>
          </table:table-cell>
          <table:table-cell table:number-columns-repeated="4"/>
          <table:table-cell office:value-type="string" calcext:value-type="string">
            <text:p>9272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~2.6247 hours</text:p>
          </table:table-cell>
          <table:table-cell table:number-columns-repeated="4"/>
          <table:table-cell office:value-type="string" calcext:value-type="string">
            <text:p>~2.5756 h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29.5s/trial</text:p>
          </table:table-cell>
          <table:table-cell table:number-columns-repeated="4"/>
          <table:table-cell office:value-type="string" calcext:value-type="string">
            <text:p>421.45s/tri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/>
          <table:table-cell table:style-name="ce12"/>
          <table:table-cell table:number-columns-repeated="2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04.5" calcext:value-type="float">
            <text:p>104.5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28.595" calcext:value-type="float">
            <text:p>128.59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1"/>
          <table:table-cell table:style-name="ce31" office:value-type="float" office:value="291.63" calcext:value-type="float">
            <text:p>291.63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288.363" calcext:value-type="float">
            <text:p>288.3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style-name="Default"/>
          <table:table-cell/>
          <table:table-cell table:style-name="Default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N = 5000</text:p>
          </table:table-cell>
          <table:table-cell office:value-type="string" calcext:value-type="string">
            <text:p># of Trials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N = 5000</text:p>
          </table:table-cell>
          <table:table-cell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Delta = 0.1</text:p>
          </table:table-cell>
          <table:table-cell/>
          <table:table-cell table:style-name="Default"/>
          <table:table-cell/>
          <table:table-cell table:style-name="Default"/>
          <table:table-cell table:style-name="ce28" office:value-type="string" calcext:value-type="string">
            <text:p>Delta = 0.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10316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0374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~2.865 hour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~2.8816 hour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468.91s/trial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471.545s/trial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arianc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10.338" calcext:value-type="float">
            <text:p>110.338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50.38" calcext:value-type="float">
            <text:p>150.3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1"/>
          <table:table-cell table:style-name="ce31" office:value-type="float" office:value="287.45" calcext:value-type="float">
            <text:p>287.45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293.272" calcext:value-type="float">
            <text:p>293.272</text:p>
          </table:table-cell>
          <table:table-cell table:number-columns-repeated="4"/>
        </table:table-row>
      </table:table>
      <table:table table:name="June 5th, 2019" table:style-name="ta1">
        <table:table-column table:style-name="co34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Default"/>
        <table:table-column table:style-name="co8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style-name="ce10" office:value-type="string" calcext:value-type="string">
            <text:p>Computer 1</text:p>
          </table:table-cell>
          <table:table-cell table:number-columns-repeated="2"/>
          <table:table-cell table:style-name="ce10" office:value-type="string" calcext:value-type="string">
            <text:p>Computer 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start: 2019-06-05 16:30:00.922433</text:p>
          </table:table-cell>
          <table:table-cell table:number-columns-repeated="2"/>
          <table:table-cell office:value-type="string" calcext:value-type="string">
            <text:p>Date and Time at program start: 2019-06-05 16:29:34.649678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41" office:value-type="string" calcext:value-type="string">
            <text:p>Results(average)</text:p>
          </table:table-cell>
          <table:table-cell table:style-name="ce27"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EPSILON IS NOW 0.01</text:p>
          </table:table-cell>
          <table:table-cell table:number-columns-repeated="2"/>
          <table:table-cell office:value-type="string" calcext:value-type="string">
            <text:p>EPSILON IS NOW 0.01</text:p>
          </table:table-cell>
          <table:table-cell/>
          <table:table-cell table:style-name="ce28" office:value-type="string" calcext:value-type="string">
            <text:p>N = 1000</text:p>
          </table:table-cell>
          <table:table-cell table:style-name="ce42" office:value-type="string" calcext:value-type="string">
            <text:p># of Trials</text:p>
          </table:table-cell>
          <table:table-cell table:style-name="ce30" table:formula="of:=40.3"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2"/>
          <table:table-cell office:value-type="float" office:value="3418" calcext:value-type="float">
            <text:p>3418</text:p>
          </table:table-cell>
          <table:table-cell/>
          <table:table-cell table:style-name="ce28" office:value-type="string" calcext:value-type="string">
            <text:p>Epsilon = 0.01</text:p>
          </table:table-cell>
          <table:table-cell table:style-name="ce42" office:value-type="float" office:value="7" calcext:value-type="float">
            <text:p>7</text:p>
          </table:table-cell>
          <table:table-cell table:style-name="ce7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2"/>
          <table:table-cell office:value-type="float" office:value="2981" calcext:value-type="float">
            <text:p>2981</text:p>
          </table:table-cell>
          <table:table-cell/>
          <table:table-cell table:style-name="ce28" office:value-type="string" calcext:value-type="string">
            <text:p>Delta = 0.25</text:p>
          </table:table-cell>
          <table:table-cell table:style-name="ce42"/>
          <table:table-cell table:style-name="ce30" office:value-type="string" calcext:value-type="string">
            <text:p>K Best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2"/>
          <table:table-cell office:value-type="float" office:value="3075" calcext:value-type="float">
            <text:p>3075</text:p>
          </table:table-cell>
          <table:table-cell/>
          <table:table-cell table:style-name="ce28" office:value-type="string" calcext:value-type="string">
            <text:p># of Tests = 500</text:p>
          </table:table-cell>
          <table:table-cell table:style-name="ce42" office:value-type="string" calcext:value-type="string">
            <text:p>Total Time</text:p>
          </table:table-cell>
          <table:table-cell table:style-name="ce30" table:formula="of:=AVERAGE(3430;3290.714)" office:value-type="float" office:value="3360.357" calcext:value-type="float">
            <text:p>3360.357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2"/>
          <table:table-cell office:value-type="float" office:value="3230" calcext:value-type="float">
            <text:p>3230</text:p>
          </table:table-cell>
          <table:table-cell/>
          <table:table-cell table:style-name="ce20"/>
          <table:table-cell table:style-name="ce42" office:value-type="string" calcext:value-type="string">
            <text:p>57557s</text:p>
          </table:table-cell>
          <table:table-cell table:style-name="ce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/>
          <table:table-cell office:value-type="float" office:value="3423" calcext:value-type="float">
            <text:p>3423</text:p>
          </table:table-cell>
          <table:table-cell/>
          <table:table-cell table:style-name="ce20"/>
          <table:table-cell table:style-name="ce42" office:value-type="string" calcext:value-type="string">
            <text:p>~15.988 hours</text:p>
          </table:table-cell>
          <table:table-cell table:style-name="ce30" office:value-type="string" calcext:value-type="string">
            <text:p>K Theory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/>
          <table:table-cell office:value-type="float" office:value="3468" calcext:value-type="float">
            <text:p>3468</text:p>
          </table:table-cell>
          <table:table-cell/>
          <table:table-cell table:style-name="ce20"/>
          <table:table-cell table:style-name="ce42" office:value-type="string" calcext:value-type="string">
            <text:p>8222.42s/trial</text:p>
          </table:table-cell>
          <table:table-cell table:style-name="ce30" table:formula="of:=38197.18634" office:value-type="float" office:value="38197.18634" calcext:value-type="float">
            <text:p>38197.18634</text:p>
          </table:table-cell>
        </table:table-row>
        <table:table-row table:style-name="ro1">
          <table:table-cell table:number-columns-repeated="5"/>
          <table:table-cell table:style-name="ce20"/>
          <table:table-cell table:style-name="ce42"/>
          <table:table-cell table:style-name="ce7"/>
        </table:table-row>
        <table:table-row table:style-name="ro1">
          <table:table-cell office:value-type="string" calcext:value-type="string">
            <text:p>Date and Time at program end: 2019-06-06 08:24:58.924303</text:p>
          </table:table-cell>
          <table:table-cell table:number-columns-repeated="2"/>
          <table:table-cell office:value-type="string" calcext:value-type="string">
            <text:p>Date and Time at program end: 2019-06-06 08:33:11.019386</text:p>
          </table:table-cell>
          <table:table-cell/>
          <table:table-cell table:style-name="ce20"/>
          <table:table-cell table:style-name="ce42" office:value-type="string" calcext:value-type="string">
            <text:p>Variance</text:p>
          </table:table-cell>
          <table:table-cell table:style-name="ce30" office:value-type="string" calcext:value-type="string">
            <text:p>Found/Theory</text:p>
          </table:table-cell>
        </table:table-row>
        <table:table-row table:style-name="ro1">
          <table:table-cell office:value-type="string" calcext:value-type="string">
            <text:p>Program Execution Time <text:s text:c="5"/>: 57298 seconds</text:p>
          </table:table-cell>
          <table:table-cell table:number-columns-repeated="2"/>
          <table:table-cell office:value-type="string" calcext:value-type="string">
            <text:p>Program Execution Time <text:s text:c="5"/>: 57816 seconds</text:p>
          </table:table-cell>
          <table:table-cell/>
          <table:table-cell table:style-name="ce21"/>
          <table:table-cell table:style-name="ce43" table:formula="of:=AVERAGE(38197.186;33365.633)" office:value-type="float" office:value="35781.4095" calcext:value-type="float">
            <text:p>35781.4095</text:p>
          </table:table-cell>
          <table:table-cell table:style-name="ce44" table:formula="of:=3360.357/38197.18634" office:value-type="percentage" office:value="0.0879739405433914" calcext:value-type="percentage">
            <text:p>8.80%</text:p>
          </table:table-cell>
        </table:table-row>
        <table:table-row table:style-name="ro1">
          <table:table-cell table:number-columns-repeated="5"/>
          <table:table-cell table:style-name="ce40"/>
          <table:table-cell table:style-name="ce42"/>
          <table:table-cell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5"/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298 s</text:p>
          </table:table-cell>
          <table:table-cell table:number-columns-repeated="2"/>
          <table:table-cell office:value-type="string" calcext:value-type="string">
            <text:p>57816 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~15.91611111111111 hours</text:p>
          </table:table-cell>
          <table:table-cell table:number-columns-repeated="2"/>
          <table:table-cell office:value-type="string" calcext:value-type="string">
            <text:p>~16.06 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85.428571428572s/trials</text:p>
          </table:table-cell>
          <table:table-cell table:number-columns-repeated="2"/>
          <table:table-cell office:value-type="string" calcext:value-type="string">
            <text:p>8259.42857142857s/trials</text:p>
          </table:table-cell>
          <table:table-cell/>
          <table:table-cell table:formula="of:=SUM(7868;1934;807;436;245;175;132;90;72;54;45;38;32;28;24;20;17;15;14;12)" office:value-type="float" office:value="12058" calcext:value-type="float">
            <text:p>1205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  <table:table-cell table:number-columns-repeated="4"/>
        </table:table-row>
        <table:table-row table:style-name="ro1">
          <table:table-cell office:value-type="float" office:value="17405.1428571429" calcext:value-type="float">
            <text:p>17405.1428571429</text:p>
          </table:table-cell>
          <table:table-cell table:number-columns-repeated="2"/>
          <table:table-cell office:value-type="float" office:value="33365.6326530612" calcext:value-type="float">
            <text:p>33365.6326530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2"/>
          <table:table-cell office:value-type="float" office:value="3290.71428571429" calcext:value-type="float">
            <text:p>3290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  <table:table-cell table:number-columns-repeated="4"/>
        </table:table-row>
        <table:table-row table:style-name="ro1">
          <table:table-cell office:value-type="float" office:value="38197.1863420549" calcext:value-type="float">
            <text:p>38197.1863420549</text:p>
          </table:table-cell>
          <table:table-cell table:number-columns-repeated="2"/>
          <table:table-cell office:value-type="float" office:value="38197.1863420549" calcext:value-type="float">
            <text:p>38197.1863420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  <table:table-cell table:number-columns-repeated="4"/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  <table:table-cell table:number-columns-repeated="4"/>
        </table:table-row>
      </table:table>
      <table:table table:name="June 6th, 2019" table:style-name="ta1">
        <table:table-column table:style-name="co38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2" table:default-cell-style-name="Default"/>
        <table:table-column table:style-name="co39" table:default-cell-style-name="Default"/>
        <table:table-column table:style-name="co28" table:default-cell-style-name="Default"/>
        <table:table-row table:style-name="ro1">
          <table:table-cell table:style-name="ce10" office:value-type="string" calcext:value-type="string">
            <text:p>Computer 1</text:p>
          </table:table-cell>
          <table:table-cell table:number-columns-repeated="2"/>
          <table:table-cell table:style-name="ce10" office:value-type="string" calcext:value-type="string">
            <text:p>Computer 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start: 2019-06-06 14:16:31.907184</text:p>
          </table:table-cell>
          <table:table-cell table:number-columns-repeated="2"/>
          <table:table-cell office:value-type="string" calcext:value-type="string">
            <text:p>Date and Time at program start: 2019-06-06 14:19:19.098144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41" office:value-type="string" calcext:value-type="string">
            <text:p>Results(average)</text:p>
          </table:table-cell>
          <table:table-cell table:style-name="ce27"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EPSILON IS NOW 0.02</text:p>
          </table:table-cell>
          <table:table-cell table:number-columns-repeated="2"/>
          <table:table-cell office:value-type="string" calcext:value-type="string">
            <text:p>EPSILON IS NOW 0.02</text:p>
          </table:table-cell>
          <table:table-cell/>
          <table:table-cell table:style-name="ce28" office:value-type="string" calcext:value-type="string">
            <text:p>N = 1000</text:p>
          </table:table-cell>
          <table:table-cell table:style-name="ce42" office:value-type="string" calcext:value-type="string">
            <text:p># of Trials</text:p>
          </table:table-cell>
          <table:table-cell table:style-name="ce30" office:value-type="float" office:value="40.299" calcext:value-type="float">
            <text:p>40.29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table:style-name="ce28" office:value-type="string" calcext:value-type="string">
            <text:p>Epsilon = 0.02</text:p>
          </table:table-cell>
          <table:table-cell table:style-name="ce42" office:value-type="float" office:value="21" calcext:value-type="float">
            <text:p>21</text:p>
          </table:table-cell>
          <table:table-cell table:style-name="ce7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style-name="ce28" office:value-type="string" calcext:value-type="string">
            <text:p>Delta = 0.25</text:p>
          </table:table-cell>
          <table:table-cell table:style-name="ce42"/>
          <table:table-cell table:style-name="ce30" office:value-type="string" calcext:value-type="string">
            <text:p>K Best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/>
          <table:table-cell table:style-name="ce28" office:value-type="string" calcext:value-type="string">
            <text:p># of Tests = 500</text:p>
          </table:table-cell>
          <table:table-cell table:style-name="ce42" office:value-type="string" calcext:value-type="string">
            <text:p>Total Time</text:p>
          </table:table-cell>
          <table:table-cell table:style-name="ce30" table:formula="of:=AVERAGE(860.429;830.476)" office:value-type="float" office:value="845.4525" calcext:value-type="float">
            <text:p>845.452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/>
          <table:table-cell table:style-name="ce20"/>
          <table:table-cell table:style-name="ce42" table:formula="of:=AVERAGE(39236; 39288)" office:value-type="float" office:value="39262" calcext:value-type="float">
            <text:p>39262</text:p>
          </table:table-cell>
          <table:table-cell table:style-name="ce7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/>
          <table:table-cell table:style-name="ce20"/>
          <table:table-cell table:style-name="ce42" office:value-type="string" calcext:value-type="string">
            <text:p>~10.91 hours</text:p>
          </table:table-cell>
          <table:table-cell table:style-name="ce30" office:value-type="string" calcext:value-type="string">
            <text:p>K Theory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/>
          <table:table-cell table:style-name="ce20"/>
          <table:table-cell table:style-name="ce42" office:value-type="string" calcext:value-type="string">
            <text:p>1869.61s/trial</text:p>
          </table:table-cell>
          <table:table-cell table:style-name="ce30" office:value-type="float" office:value="9549.29" calcext:value-type="float">
            <text:p>9549.2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table:style-name="ce20"/>
          <table:table-cell table:style-name="ce42"/>
          <table:table-cell table:style-name="ce7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/>
          <table:table-cell table:style-name="ce20"/>
          <table:table-cell table:style-name="ce42" office:value-type="string" calcext:value-type="string">
            <text:p>Variance</text:p>
          </table:table-cell>
          <table:table-cell table:style-name="ce30" office:value-type="string" calcext:value-type="string">
            <text:p>Found/Theory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/>
          <table:table-cell table:style-name="ce21"/>
          <table:table-cell table:style-name="ce43" table:formula="of:=AVERAGE(2955.483; 1184.82)" office:value-type="float" office:value="2070.1515" calcext:value-type="float">
            <text:p>2070.1515</text:p>
          </table:table-cell>
          <table:table-cell table:style-name="ce44" table:formula="of:=[.H7]/[.H10]" office:value-type="percentage" office:value="0.088535639822437" calcext:value-type="percentage">
            <text:p>8.85%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839" calcext:value-type="float">
            <text:p>839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41" office:value-type="string" calcext:value-type="string">
            <text:p>Results(average)</text:p>
          </table:table-cell>
          <table:table-cell table:style-name="ce27" office:value-type="string" calcext:value-type="string">
            <text:p>Mu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814" calcext:value-type="float">
            <text:p>814</text:p>
          </table:table-cell>
          <table:table-cell/>
          <table:table-cell table:style-name="ce28" office:value-type="string" calcext:value-type="string">
            <text:p>N = 1000</text:p>
          </table:table-cell>
          <table:table-cell table:style-name="ce42" office:value-type="string" calcext:value-type="string">
            <text:p># of Trials</text:p>
          </table:table-cell>
          <table:table-cell table:style-name="ce30" office:value-type="float" office:value="40.2999" calcext:value-type="float">
            <text:p>40.299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/>
          <table:table-cell table:style-name="ce28" office:value-type="string" calcext:value-type="string">
            <text:p>Epsilon = 0.03</text:p>
          </table:table-cell>
          <table:table-cell table:style-name="ce42" office:value-type="float" office:value="21" calcext:value-type="float">
            <text:p>21</text:p>
          </table:table-cell>
          <table:table-cell table:style-name="ce7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809" calcext:value-type="float">
            <text:p>809</text:p>
          </table:table-cell>
          <table:table-cell/>
          <table:table-cell table:style-name="ce28" office:value-type="string" calcext:value-type="string">
            <text:p>Delta = 0.25</text:p>
          </table:table-cell>
          <table:table-cell table:style-name="ce42"/>
          <table:table-cell table:style-name="ce30" office:value-type="string" calcext:value-type="string">
            <text:p>K Best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/>
          <table:table-cell table:style-name="ce28" office:value-type="string" calcext:value-type="string">
            <text:p># of Tests = 500</text:p>
          </table:table-cell>
          <table:table-cell table:style-name="ce42" office:value-type="string" calcext:value-type="string">
            <text:p>Total Time</text:p>
          </table:table-cell>
          <table:table-cell table:style-name="ce30" table:formula="of:=AVERAGE([.A83];[.D83])" office:value-type="float" office:value="371.571428571428" calcext:value-type="float">
            <text:p>371.57142857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/>
          <table:table-cell table:style-name="ce20"/>
          <table:table-cell table:style-name="ce42" table:formula="of:=AVERAGE(16188;16595)" office:value-type="float" office:value="16391.5" calcext:value-type="float">
            <text:p>16391.5</text:p>
          </table:table-cell>
          <table:table-cell table:style-name="ce7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876" calcext:value-type="float">
            <text:p>876</text:p>
          </table:table-cell>
          <table:table-cell/>
          <table:table-cell table:style-name="ce20"/>
          <table:table-cell table:style-name="ce42" office:value-type="string" calcext:value-type="string">
            <text:p>~4.55 hours</text:p>
          </table:table-cell>
          <table:table-cell table:style-name="ce30" office:value-type="string" calcext:value-type="string">
            <text:p>K Theory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843" calcext:value-type="float">
            <text:p>843</text:p>
          </table:table-cell>
          <table:table-cell/>
          <table:table-cell table:style-name="ce20"/>
          <table:table-cell table:style-name="ce42" office:value-type="string" calcext:value-type="string">
            <text:p>780s/trial</text:p>
          </table:table-cell>
          <table:table-cell table:style-name="ce30" office:value-type="float" office:value="4244.13" calcext:value-type="float">
            <text:p>4244.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/>
          <table:table-cell table:style-name="ce20"/>
          <table:table-cell table:style-name="ce42"/>
          <table:table-cell table:style-name="ce7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/>
          <table:table-cell table:style-name="ce20"/>
          <table:table-cell table:style-name="ce42" office:value-type="string" calcext:value-type="string">
            <text:p>Variance</text:p>
          </table:table-cell>
          <table:table-cell table:style-name="ce30" office:value-type="string" calcext:value-type="string">
            <text:p>Found/Theory</text:p>
          </table:table-cell>
        </table:table-row>
        <table:table-row table:style-name="ro1">
          <table:table-cell table:number-columns-repeated="5"/>
          <table:table-cell table:style-name="ce21"/>
          <table:table-cell table:style-name="ce43" table:formula="of:=AVERAGE([.A81];[.D81])" office:value-type="float" office:value="407.861678004535" calcext:value-type="float">
            <text:p>407.8616780045</text:p>
          </table:table-cell>
          <table:table-cell table:style-name="ce44" table:formula="of:=[.H20]/[.H23]" office:value-type="percentage" office:value="0.0875494927279392" calcext:value-type="percentage">
            <text:p>8.75%</text:p>
          </table:table-cell>
        </table:table-row>
        <table:table-row table:style-name="ro1">
          <table:table-cell office:value-type="string" calcext:value-type="string">
            <text:p>Date and Time at program end: 2019-06-07 01:10:28.390380</text:p>
          </table:table-cell>
          <table:table-cell table:number-columns-repeated="2"/>
          <table:table-cell office:value-type="string" calcext:value-type="string">
            <text:p>Date and Time at program end: 2019-06-07 01:14:07.384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 Execution Time <text:s text:c="5"/>: 39236 seconds</text:p>
          </table:table-cell>
          <table:table-cell table:number-columns-repeated="2"/>
          <table:table-cell office:value-type="string" calcext:value-type="string">
            <text:p>Program Execution Time <text:s text:c="5"/>: 39288 second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4" office:value-type="string" calcext:value-type="string">
            <text:p>Parameters</text:p>
          </table:table-cell>
          <table:table-cell table:style-name="ce41" office:value-type="string" calcext:value-type="string">
            <text:p>Results(average)</text:p>
          </table:table-cell>
          <table:table-cell table:style-name="ce27"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  <table:table-cell/>
          <table:table-cell table:style-name="ce28" office:value-type="string" calcext:value-type="string">
            <text:p>N = 1000</text:p>
          </table:table-cell>
          <table:table-cell table:style-name="ce42" office:value-type="string" calcext:value-type="string">
            <text:p># of Trials</text:p>
          </table:table-cell>
          <table:table-cell table:style-name="ce30" office:value-type="float" office:value="40.2999" calcext:value-type="float">
            <text:p>40.2999</text:p>
          </table:table-cell>
        </table:table-row>
        <table:table-row table:style-name="ro1">
          <table:table-cell table:number-columns-repeated="5"/>
          <table:table-cell table:style-name="ce28" office:value-type="string" calcext:value-type="string">
            <text:p>Epsilon = 0.04</text:p>
          </table:table-cell>
          <table:table-cell table:style-name="ce42" office:value-type="float" office:value="21" calcext:value-type="float">
            <text:p>21</text:p>
          </table:table-cell>
          <table:table-cell table:style-name="ce7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  <table:table-cell/>
          <table:table-cell table:style-name="ce28" office:value-type="string" calcext:value-type="string">
            <text:p>Delta = 0.25</text:p>
          </table:table-cell>
          <table:table-cell table:style-name="ce42"/>
          <table:table-cell table:style-name="ce30" office:value-type="string" calcext:value-type="string">
            <text:p>K Best</text:p>
          </table:table-cell>
        </table:table-row>
        <table:table-row table:style-name="ro1">
          <table:table-cell office:value-type="string" calcext:value-type="string">
            <text:p>39236 s</text:p>
          </table:table-cell>
          <table:table-cell table:number-columns-repeated="2"/>
          <table:table-cell office:value-type="string" calcext:value-type="string">
            <text:p>39288 s</text:p>
          </table:table-cell>
          <table:table-cell/>
          <table:table-cell table:style-name="ce28" office:value-type="string" calcext:value-type="string">
            <text:p># of Tests = 500</text:p>
          </table:table-cell>
          <table:table-cell table:style-name="ce42" office:value-type="string" calcext:value-type="string">
            <text:p>Total Time</text:p>
          </table:table-cell>
          <table:table-cell table:style-name="ce30" table:formula="of:=AVERAGE([.A126];[.D126])" office:value-type="float" office:value="214.047619047619" calcext:value-type="float">
            <text:p>214.0476190476</text:p>
          </table:table-cell>
        </table:table-row>
        <table:table-row table:style-name="ro1">
          <table:table-cell office:value-type="string" calcext:value-type="string">
            <text:p>~10.898888888888889 hours</text:p>
          </table:table-cell>
          <table:table-cell table:number-columns-repeated="2"/>
          <table:table-cell office:value-type="string" calcext:value-type="string">
            <text:p>~10.913333333333334 hours</text:p>
          </table:table-cell>
          <table:table-cell/>
          <table:table-cell table:style-name="ce20"/>
          <table:table-cell table:style-name="ce42" table:formula="of:=AVERAGE(8823;8883)" office:value-type="float" office:value="8853" calcext:value-type="float">
            <text:p>8853</text:p>
          </table:table-cell>
          <table:table-cell table:style-name="ce7"/>
        </table:table-row>
        <table:table-row table:style-name="ro1">
          <table:table-cell office:value-type="string" calcext:value-type="string">
            <text:p>1868.3809523809523s/trials</text:p>
          </table:table-cell>
          <table:table-cell table:number-columns-repeated="2"/>
          <table:table-cell office:value-type="string" calcext:value-type="string">
            <text:p>1870.857142857143s/trials</text:p>
          </table:table-cell>
          <table:table-cell/>
          <table:table-cell table:style-name="ce20"/>
          <table:table-cell table:style-name="ce42" office:value-type="string" calcext:value-type="string">
            <text:p>~2.46 hours</text:p>
          </table:table-cell>
          <table:table-cell table:style-name="ce30" office:value-type="string" calcext:value-type="string">
            <text:p>K Theory</text:p>
          </table:table-cell>
        </table:table-row>
        <table:table-row table:style-name="ro1">
          <table:table-cell table:number-columns-repeated="5"/>
          <table:table-cell table:style-name="ce20"/>
          <table:table-cell table:style-name="ce42" office:value-type="string" calcext:value-type="string">
            <text:p>421.6s/trial</text:p>
          </table:table-cell>
          <table:table-cell table:style-name="ce30" table:formula="of:=2387.324" office:value-type="float" office:value="2387.324" calcext:value-type="float">
            <text:p>2387.324</text:p>
          </table:table-cell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  <table:table-cell/>
          <table:table-cell table:style-name="ce20"/>
          <table:table-cell table:style-name="ce42"/>
          <table:table-cell table:style-name="ce7"/>
        </table:table-row>
        <table:table-row table:style-name="ro1">
          <table:table-cell office:value-type="float" office:value="2955.48299319728" calcext:value-type="float">
            <text:p>2955.4829931973</text:p>
          </table:table-cell>
          <table:table-cell table:number-columns-repeated="2"/>
          <table:table-cell office:value-type="float" office:value="1184.820861678" calcext:value-type="float">
            <text:p>1184.820861678</text:p>
          </table:table-cell>
          <table:table-cell/>
          <table:table-cell table:style-name="ce20"/>
          <table:table-cell table:style-name="ce42" office:value-type="string" calcext:value-type="string">
            <text:p>Variance</text:p>
          </table:table-cell>
          <table:table-cell table:style-name="ce30" office:value-type="string" calcext:value-type="string">
            <text:p>Found/Theory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  <table:table-cell/>
          <table:table-cell table:style-name="ce21"/>
          <table:table-cell table:style-name="ce43" table:formula="of:=AVERAGE([.A124];[.D124])" office:value-type="float" office:value="154.977324263039" calcext:value-type="float">
            <text:p>154.977324263</text:p>
          </table:table-cell>
          <table:table-cell table:style-name="ce44" table:formula="of:=[.H33]/[.H36]" office:value-type="percentage" office:value="0.0896600624999451" calcext:value-type="percentage">
            <text:p>8.97%</text:p>
          </table:table-cell>
        </table:table-row>
        <table:table-row table:style-name="ro1">
          <table:table-cell office:value-type="float" office:value="860.428571428571" calcext:value-type="float">
            <text:p>860.4285714286</text:p>
          </table:table-cell>
          <table:table-cell table:number-columns-repeated="2"/>
          <table:table-cell office:value-type="float" office:value="830.476190476191" calcext:value-type="float">
            <text:p>830.4761904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  <table:table-cell table:number-columns-repeated="4"/>
        </table:table-row>
        <table:table-row table:style-name="ro1">
          <table:table-cell office:value-type="float" office:value="9549.29658551372" calcext:value-type="float">
            <text:p>9549.2965855137</text:p>
          </table:table-cell>
          <table:table-cell table:number-columns-repeated="2"/>
          <table:table-cell office:value-type="float" office:value="9549.29658551372" calcext:value-type="float">
            <text:p>9549.2965855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  <table:table-cell table:number-columns-repeated="4"/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start: 2019-06-07 01:10:28.397248</text:p>
          </table:table-cell>
          <table:table-cell table:number-columns-repeated="2"/>
          <table:table-cell office:value-type="string" calcext:value-type="string">
            <text:p>Date and Time at program start: 2019-06-07 01:14:07.384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ILON IS NOW 0.03</text:p>
          </table:table-cell>
          <table:table-cell table:number-columns-repeated="2"/>
          <table:table-cell office:value-type="string" calcext:value-type="string">
            <text:p>EPSILON IS NOW 0.03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end: 2019-06-07 05:40:16.665957</text:p>
          </table:table-cell>
          <table:table-cell table:number-columns-repeated="2"/>
          <table:table-cell office:value-type="string" calcext:value-type="string">
            <text:p>Date and Time at program end: 2019-06-07 05:50:42.803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 Execution Time <text:s text:c="5"/>: 16188 seconds</text:p>
          </table:table-cell>
          <table:table-cell table:number-columns-repeated="2"/>
          <table:table-cell office:value-type="string" calcext:value-type="string">
            <text:p>Program Execution Time <text:s text:c="5"/>: 16595 second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188 s</text:p>
          </table:table-cell>
          <table:table-cell table:number-columns-repeated="2"/>
          <table:table-cell office:value-type="string" calcext:value-type="string">
            <text:p>16595 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~4.496666666666667 hours</text:p>
          </table:table-cell>
          <table:table-cell table:number-columns-repeated="2"/>
          <table:table-cell office:value-type="string" calcext:value-type="string">
            <text:p>~4.6097222222222225 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0.8571428571429s/trials</text:p>
          </table:table-cell>
          <table:table-cell table:number-columns-repeated="2"/>
          <table:table-cell office:value-type="string" calcext:value-type="string">
            <text:p>790.2380952380952s/trial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  <table:table-cell table:number-columns-repeated="4"/>
        </table:table-row>
        <table:table-row table:style-name="ro1">
          <table:table-cell office:value-type="float" office:value="448.426303854875" calcext:value-type="float">
            <text:p>448.4263038549</text:p>
          </table:table-cell>
          <table:table-cell table:number-columns-repeated="2"/>
          <table:table-cell office:value-type="float" office:value="367.297052154195" calcext:value-type="float">
            <text:p>367.2970521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  <table:table-cell table:number-columns-repeated="4"/>
        </table:table-row>
        <table:table-row table:style-name="ro1">
          <table:table-cell office:value-type="float" office:value="369.952380952381" calcext:value-type="float">
            <text:p>369.9523809524</text:p>
          </table:table-cell>
          <table:table-cell table:number-columns-repeated="2"/>
          <table:table-cell office:value-type="float" office:value="373.190476190476" calcext:value-type="float">
            <text:p>373.1904761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  <table:table-cell table:number-columns-repeated="4"/>
        </table:table-row>
        <table:table-row table:style-name="ro1">
          <table:table-cell office:value-type="float" office:value="4244.13181578388" calcext:value-type="float">
            <text:p>4244.1318157839</text:p>
          </table:table-cell>
          <table:table-cell table:number-columns-repeated="2"/>
          <table:table-cell office:value-type="float" office:value="4244.13181578388" calcext:value-type="float">
            <text:p>4244.131815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  <table:table-cell table:number-columns-repeated="4"/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start: 2019-06-07 05:40:16.669676</text:p>
          </table:table-cell>
          <table:table-cell table:number-columns-repeated="2"/>
          <table:table-cell office:value-type="string" calcext:value-type="string">
            <text:p>Date and Time at program start: 2019-06-07 05:50:42.803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ILON IS NOW 0.04</text:p>
          </table:table-cell>
          <table:table-cell table:number-columns-repeated="2"/>
          <table:table-cell office:value-type="string" calcext:value-type="string">
            <text:p>EPSILON IS NOW 0.0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end: 2019-06-07 08:07:20.438399</text:p>
          </table:table-cell>
          <table:table-cell table:number-columns-repeated="2"/>
          <table:table-cell office:value-type="string" calcext:value-type="string">
            <text:p>Date and Time at program end: 2019-06-07 08:18:46.221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 Execution Time <text:s text:c="5"/>: 8823 seconds</text:p>
          </table:table-cell>
          <table:table-cell table:number-columns-repeated="2"/>
          <table:table-cell office:value-type="string" calcext:value-type="string">
            <text:p>Program Execution Time <text:s text:c="5"/>: 8883 second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23 s</text:p>
          </table:table-cell>
          <table:table-cell table:number-columns-repeated="2"/>
          <table:table-cell office:value-type="string" calcext:value-type="string">
            <text:p>8883 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~2.450833333333333 hours</text:p>
          </table:table-cell>
          <table:table-cell table:number-columns-repeated="2"/>
          <table:table-cell office:value-type="string" calcext:value-type="string">
            <text:p>~2.4675 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.14285714285717s/trials</text:p>
          </table:table-cell>
          <table:table-cell table:number-columns-repeated="2"/>
          <table:table-cell office:value-type="string" calcext:value-type="string">
            <text:p>423.0s/trial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  <table:table-cell table:number-columns-repeated="4"/>
        </table:table-row>
        <table:table-row table:style-name="ro1">
          <table:table-cell office:value-type="float" office:value="165.678004535147" calcext:value-type="float">
            <text:p>165.6780045351</text:p>
          </table:table-cell>
          <table:table-cell table:number-columns-repeated="2"/>
          <table:table-cell office:value-type="float" office:value="144.27664399093" calcext:value-type="float">
            <text:p>144.2766439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  <table:table-cell table:number-columns-repeated="4"/>
        </table:table-row>
        <table:table-row table:style-name="ro1">
          <table:table-cell office:value-type="float" office:value="214.190476190476" calcext:value-type="float">
            <text:p>214.1904761905</text:p>
          </table:table-cell>
          <table:table-cell table:number-columns-repeated="2"/>
          <table:table-cell office:value-type="float" office:value="213.904761904762" calcext:value-type="float">
            <text:p>213.9047619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  <table:table-cell table:number-columns-repeated="4"/>
        </table:table-row>
        <table:table-row table:style-name="ro1">
          <table:table-cell office:value-type="float" office:value="2387.32414637843" calcext:value-type="float">
            <text:p>2387.3241463784</text:p>
          </table:table-cell>
          <table:table-cell table:number-columns-repeated="2"/>
          <table:table-cell office:value-type="float" office:value="2387.32414637843" calcext:value-type="float">
            <text:p>2387.3241463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  <table:table-cell table:number-columns-repeated="4"/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  <table:table-cell table:number-columns-repeated="4"/>
        </table:table-row>
      </table:table>
      <table:table table:name="June 7th, 2019 (OVERALL RESULTS)" table:style-name="ta1">
        <table:shapes>
          <draw:frame draw:z-index="0" draw:style-name="gr1" draw:text-style-name="P1" svg:width="159.99mm" svg:height="89.99mm" svg:x="637.55mm" svg:y="137.8mm">
            <loext:p draw:notify-on-update-of-ranges="'June 7th, 2019 (OVERALL RESULTS)'.M36:'June 7th, 2019 (OVERALL RESULTS)'.M55 'June 7th, 2019 (OVERALL RESULTS)'.N36:'June 7th, 2019 (OVERALL RESULTS)'.N5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640.55mm" svg:y="8.71mm">
            <loext:p draw:notify-on-update-of-ranges="'June 7th, 2019 (OVERALL RESULTS)'.M5:'June 7th, 2019 (OVERALL RESULTS)'.M24 'June 7th, 2019 (OVERALL RESULTS)'.N5:'June 7th, 2019 (OVERALL RESULTS)'.N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0" table:default-cell-style-name="Default"/>
        <table:table-column table:style-name="co1" table:default-cell-style-name="Default"/>
        <table:table-column table:style-name="co41" table:default-cell-style-name="ce90"/>
        <table:table-column table:style-name="co23" table:default-cell-style-name="ce94"/>
        <table:table-column table:style-name="co11" table:default-cell-style-name="ce90"/>
        <table:table-column table:style-name="co41" table:default-cell-style-name="ce94"/>
        <table:table-column table:style-name="co7" table:default-cell-style-name="ce90"/>
        <table:table-column table:style-name="co42" table:default-cell-style-name="ce94"/>
        <table:table-column table:style-name="co43" table:default-cell-style-name="ce90"/>
        <table:table-column table:style-name="co44" table:default-cell-style-name="ce94"/>
        <table:table-column table:style-name="co1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row table:style-name="ro1">
          <table:table-cell table:number-columns-repeated="3"/>
          <table:table-cell table:style-name="Default" table:number-columns-repeated="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ummary of Results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21 TRIALS</text:p>
          </table:table-cell>
          <table:table-cell table:style-name="Default"/>
          <table:table-cell table:style-name="Default" office:value-type="string" calcext:value-type="string">
            <text:p>21 TRIALS</text:p>
          </table:table-cell>
          <table:table-cell table:style-name="Default"/>
          <table:table-cell table:style-name="Default" office:value-type="string" calcext:value-type="string">
            <text:p>21 TRIALS</text:p>
          </table:table-cell>
          <table:table-cell table:style-name="Default"/>
          <table:table-cell/>
          <table:table-cell office:value-type="string" calcext:value-type="string">
            <text:p>All K* Value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89" office:value-type="string" calcext:value-type="string">
            <text:p>ε = 0.01</text:p>
          </table:table-cell>
          <table:table-cell table:style-name="ce93"/>
          <table:table-cell table:style-name="ce89" office:value-type="string" calcext:value-type="string">
            <text:p> <text:span text:style-name="T6">Ε</text:span> = 0.02</text:p>
          </table:table-cell>
          <table:table-cell table:style-name="ce93"/>
          <table:table-cell table:style-name="ce89" office:value-type="string" calcext:value-type="string">
            <text:p> <text:span text:style-name="T6">Ε</text:span> = 0.03</text:p>
          </table:table-cell>
          <table:table-cell table:style-name="ce93"/>
          <table:table-cell table:style-name="ce89" office:value-type="string" calcext:value-type="string">
            <text:p> <text:span text:style-name="T6">Ε</text:span> = 0.04</text:p>
          </table:table-cell>
          <table:table-cell table:style-name="ce93"/>
          <table:table-cell table:style-name="ce97"/>
          <table:table-cell table:style-name="ce56"/>
          <table:table-cell table:style-name="ce97"/>
          <table:table-cell table:style-name="ce56"/>
          <table:table-cell table:style-name="ce97"/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Fixed Parameters</text:p>
          </table:table-cell>
          <table:table-cell/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table:style-name="ce56"/>
          <table:table-cell table:style-name="ce56" office:value-type="string" calcext:value-type="string">
            <text:p>Epsilon</text:p>
          </table:table-cell>
          <table:table-cell table:style-name="ce56" office:value-type="string" calcext:value-type="string">
            <text:p>K*(<text:span text:style-name="T6">ε)</text:span></text:p>
          </table:table-cell>
          <table:table-cell table:style-name="ce56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 = 1000</text:p>
          </table:table-cell>
          <table:table-cell table:number-columns-repeated="9"/>
          <table:table-cell table:style-name="ce56"/>
          <table:table-cell table:style-name="ce56" office:value-type="float" office:value="0.01" calcext:value-type="float">
            <text:p>0.01</text:p>
          </table:table-cell>
          <table:table-cell table:style-name="ce56" table:formula="of:=AVERAGE([.D7];[.E7])" office:value-type="float" office:value="3352.23076923076" calcext:value-type="float">
            <text:p>3352.2307692308</text:p>
          </table:table-cell>
          <table:table-cell table:style-name="ce56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Delta = 0.25</text:p>
          </table:table-cell>
          <table:table-cell/>
          <table:table-cell table:number-columns-repeated="8" office:value-type="string" calcext:value-type="string">
            <text:p>K Best</text:p>
          </table:table-cell>
          <table:table-cell table:style-name="ce56"/>
          <table:table-cell table:style-name="ce56" office:value-type="float" office:value="0.02" calcext:value-type="float">
            <text:p>0.02</text:p>
          </table:table-cell>
          <table:table-cell table:style-name="ce56" table:formula="of:=AVERAGE([.F7];[.G7])" office:value-type="float" office:value="845.452380952381" calcext:value-type="float">
            <text:p>845.4523809524</text:p>
          </table:table-cell>
          <table:table-cell table:style-name="ce56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# Tests = 500</text:p>
          </table:table-cell>
          <table:table-cell/>
          <table:table-cell office:value-type="float" office:value="3347.84615384615" calcext:value-type="float">
            <text:p>3347.8461538462</text:p>
          </table:table-cell>
          <table:table-cell office:value-type="float" office:value="3356.61538461538" calcext:value-type="float">
            <text:p>3356.6153846154</text:p>
          </table:table-cell>
          <table:table-cell table:style-name="Default" office:value-type="float" office:value="860.428571428571" calcext:value-type="float">
            <text:p>860.4285714286</text:p>
          </table:table-cell>
          <table:table-cell table:style-name="Default" office:value-type="float" office:value="830.476190476191" calcext:value-type="float">
            <text:p>830.4761904762</text:p>
          </table:table-cell>
          <table:table-cell table:style-name="Default" office:value-type="float" office:value="369.952380952381" calcext:value-type="float">
            <text:p>369.9523809524</text:p>
          </table:table-cell>
          <table:table-cell table:style-name="Default" office:value-type="float" office:value="373.190476190476" calcext:value-type="float">
            <text:p>373.1904761905</text:p>
          </table:table-cell>
          <table:table-cell table:style-name="Default" office:value-type="float" office:value="214.190476190476" calcext:value-type="float">
            <text:p>214.1904761905</text:p>
          </table:table-cell>
          <table:table-cell table:style-name="Default" office:value-type="float" office:value="213.904761904762" calcext:value-type="float">
            <text:p>213.9047619048</text:p>
          </table:table-cell>
          <table:table-cell table:style-name="ce56"/>
          <table:table-cell table:style-name="ce56" office:value-type="float" office:value="0.03" calcext:value-type="float">
            <text:p>0.03</text:p>
          </table:table-cell>
          <table:table-cell table:style-name="ce56" table:formula="of:=AVERAGE([.H7];[.I7])" office:value-type="float" office:value="371.571428571428" calcext:value-type="float">
            <text:p>371.5714285714</text:p>
          </table:table-cell>
          <table:table-cell table:style-name="ce56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# Trials = 26/epsilon</text:p>
          </table:table-cell>
          <table:table-cell table:number-columns-repeated="9"/>
          <table:table-cell table:style-name="ce56"/>
          <table:table-cell table:style-name="ce56" office:value-type="float" office:value="0.04" calcext:value-type="float">
            <text:p>0.04</text:p>
          </table:table-cell>
          <table:table-cell table:style-name="ce56" table:formula="of:=AVERAGE([.J7];[.K7])" office:value-type="float" office:value="214.047619047619" calcext:value-type="float">
            <text:p>214.0476190476</text:p>
          </table:table-cell>
          <table:table-cell table:style-name="ce56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Mu = 40.2999</text:p>
          </table:table-cell>
          <table:table-cell/>
          <table:table-cell table:number-columns-repeated="8" office:value-type="string" calcext:value-type="string">
            <text:p>K Theory</text:p>
          </table:table-cell>
          <table:table-cell table:style-name="ce56"/>
          <table:table-cell table:style-name="ce56" office:value-type="float" office:value="0.05" calcext:value-type="float">
            <text:p>0.05</text:p>
          </table:table-cell>
          <table:table-cell table:style-name="ce56" table:formula="of:=AVERAGE([.D20];[.E20])" office:value-type="float" office:value="135.25" calcext:value-type="float">
            <text:p>135.25</text:p>
          </table:table-cell>
          <table:table-cell table:style-name="ce56" table:number-columns-repeated="4"/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38197.1863420549" calcext:value-type="float">
            <text:p>38197.1863420549</text:p>
          </table:table-cell>
          <table:table-cell table:number-columns-repeated="2" table:style-name="Default" office:value-type="float" office:value="9549.29658551372" calcext:value-type="float">
            <text:p>9549.2965855137</text:p>
          </table:table-cell>
          <table:table-cell table:number-columns-repeated="2" table:style-name="Default" office:value-type="float" office:value="4244.13181578388" calcext:value-type="float">
            <text:p>4244.1318157839</text:p>
          </table:table-cell>
          <table:table-cell table:number-columns-repeated="2" table:style-name="Default" office:value-type="float" office:value="2387.32414637843" calcext:value-type="float">
            <text:p>2387.3241463784</text:p>
          </table:table-cell>
          <table:table-cell table:style-name="ce56"/>
          <table:table-cell table:style-name="ce56" office:value-type="float" office:value="0.06" calcext:value-type="float">
            <text:p>0.06</text:p>
          </table:table-cell>
          <table:table-cell table:style-name="ce56" table:formula="of:=AVERAGE([.F20];[.G20])" office:value-type="float" office:value="94.6346153846154" calcext:value-type="float">
            <text:p>94.6346153846</text:p>
          </table:table-cell>
          <table:table-cell table:style-name="ce56" table:number-columns-repeated="4"/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All raw test values taken from Original_Test_Results_Compilation</text:p>
          </table:table-cell>
          <table:table-cell table:number-columns-repeated="9"/>
          <table:table-cell table:style-name="ce56"/>
          <table:table-cell table:style-name="ce56" office:value-type="float" office:value="0.07" calcext:value-type="float">
            <text:p>0.07</text:p>
          </table:table-cell>
          <table:table-cell table:style-name="ce56" table:formula="of:=AVERAGE([.H20];[.I20])" office:value-type="float" office:value="69.25" calcext:value-type="float">
            <text:p>69.25</text:p>
          </table:table-cell>
          <table:table-cell table:style-name="ce56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84"/>
          <table:table-cell table:style-name="ce82" office:value-type="float" office:value="0.08" calcext:value-type="float">
            <text:p>0.08</text:p>
          </table:table-cell>
          <table:table-cell table:style-name="ce82" table:formula="of:=AVERAGE([.J20];[.K20])" office:value-type="float" office:value="52.3846153846153" calcext:value-type="float">
            <text:p>52.3846153846</text:p>
          </table:table-cell>
          <table:table-cell table:style-name="ce99"/>
          <table:table-cell table:style-name="ce84"/>
          <table:table-cell table:style-name="ce82"/>
          <table:table-cell table:style-name="ce99"/>
          <table:table-cell table:number-columns-repeated="4"/>
        </table:table-row>
        <table:table-row table:style-name="ro1">
          <table:table-cell table:number-columns-repeated="3"/>
          <table:table-cell table:style-name="ce92" table:formula="of:=[.D7]/[.D10]" office:value-type="percentage" office:value="0.0876464073522659" calcext:value-type="percentage">
            <text:p>8.76%</text:p>
          </table:table-cell>
          <table:table-cell table:style-name="ce96" table:formula="of:=[.E7]/[.E10]" office:value-type="percentage" office:value="0.0878759852769513" calcext:value-type="percentage">
            <text:p>8.79%</text:p>
          </table:table-cell>
          <table:table-cell table:style-name="ce92" table:formula="of:=[.F7]/[.F10]" office:value-type="percentage" office:value="0.0901038692979586" calcext:value-type="percentage">
            <text:p>9.01%</text:p>
          </table:table-cell>
          <table:table-cell table:style-name="ce96" table:formula="of:=[.G7]/[.G10]" office:value-type="percentage" office:value="0.0869672632993747" calcext:value-type="percentage">
            <text:p>8.70%</text:p>
          </table:table-cell>
          <table:table-cell table:style-name="ce92" table:formula="of:=[.H7]/[.H10]" office:value-type="percentage" office:value="0.0871679761633539" calcext:value-type="percentage">
            <text:p>8.72%</text:p>
          </table:table-cell>
          <table:table-cell table:style-name="ce96" table:formula="of:=[.I7]/[.I10]" office:value-type="percentage" office:value="0.0879309343792256" calcext:value-type="percentage">
            <text:p>8.79%</text:p>
          </table:table-cell>
          <table:table-cell table:style-name="ce92" table:formula="of:=[.J7]/[.J10]" office:value-type="percentage" office:value="0.0897198968625199" calcext:value-type="percentage">
            <text:p>8.97%</text:p>
          </table:table-cell>
          <table:table-cell table:style-name="ce96" table:formula="of:=[.K7]/[.K10]" office:value-type="percentage" office:value="0.0896002171423832" calcext:value-type="percentage">
            <text:p>8.96%</text:p>
          </table:table-cell>
          <table:table-cell table:style-name="ce98"/>
          <table:table-cell table:style-name="ce99" office:value-type="float" office:value="0.09" calcext:value-type="float">
            <text:p>0.09</text:p>
          </table:table-cell>
          <table:table-cell table:style-name="ce99" table:formula="of:=AVERAGE([.D33];[.E33])" office:value-type="float" office:value="40.9038461538461" calcext:value-type="float">
            <text:p>40.9038461538</text:p>
          </table:table-cell>
          <table:table-cell table:style-name="ce99"/>
          <table:table-cell table:style-name="ce98"/>
          <table:table-cell table:style-name="ce99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office:value-type="float" office:value="0.1" calcext:value-type="float">
            <text:p>0.1</text:p>
          </table:table-cell>
          <table:table-cell table:style-name="ce100" table:formula="of:=AVERAGE([.F33];[.G33])" office:value-type="float" office:value="33.2692307692307" calcext:value-type="float">
            <text:p>33.269230769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office:value-type="float" office:value="0.11" calcext:value-type="float">
            <text:p>0.11</text:p>
          </table:table-cell>
          <table:table-cell table:style-name="ce100" table:formula="of:=AVERAGE([.H33];[.I33])" office:value-type="float" office:value="27.6923076923077" calcext:value-type="float">
            <text:p>27.692307692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89" office:value-type="string" calcext:value-type="string">
            <text:p> <text:span text:style-name="T6">Ε</text:span> = 0.05</text:p>
          </table:table-cell>
          <table:table-cell table:style-name="ce93"/>
          <table:table-cell table:style-name="ce89" office:value-type="string" calcext:value-type="string">
            <text:p> <text:span text:style-name="T6">Ε</text:span> = 0.06</text:p>
          </table:table-cell>
          <table:table-cell table:style-name="ce93"/>
          <table:table-cell table:style-name="ce89" office:value-type="string" calcext:value-type="string">
            <text:p> <text:span text:style-name="T6">Ε</text:span> = 0.07</text:p>
          </table:table-cell>
          <table:table-cell table:style-name="ce93"/>
          <table:table-cell table:style-name="ce89" office:value-type="string" calcext:value-type="string">
            <text:p> <text:span text:style-name="T6">Ε</text:span> = 0.08</text:p>
          </table:table-cell>
          <table:table-cell table:style-name="ce93"/>
          <table:table-cell/>
          <table:table-cell office:value-type="float" office:value="0.12" calcext:value-type="float">
            <text:p>0.12</text:p>
          </table:table-cell>
          <table:table-cell table:style-name="ce100" table:formula="of:=AVERAGE([.J33];[.K33])" office:value-type="float" office:value="22.4423076923077" calcext:value-type="float">
            <text:p>22.44230769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/>
          <table:table-cell office:value-type="float" office:value="0.13" calcext:value-type="float">
            <text:p>0.13</text:p>
          </table:table-cell>
          <table:table-cell table:style-name="ce100" table:formula="of:=AVERAGE([.D46];[.E46])" office:value-type="float" office:value="20.1923076923077" calcext:value-type="float">
            <text:p>20.192307692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14" calcext:value-type="float">
            <text:p>0.14</text:p>
          </table:table-cell>
          <table:table-cell table:style-name="ce100" table:formula="of:=AVERAGE([.F46];[.G46])" office:value-type="float" office:value="16.8076923076923" calcext:value-type="float">
            <text:p>16.8076923077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Best</text:p>
          </table:table-cell>
          <table:table-cell/>
          <table:table-cell office:value-type="float" office:value="0.15" calcext:value-type="float">
            <text:p>0.15</text:p>
          </table:table-cell>
          <table:table-cell table:style-name="ce100" table:formula="of:=AVERAGE([.H46];[.I46])" office:value-type="float" office:value="14.5769230769231" calcext:value-type="float">
            <text:p>14.576923076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office:value-type="float" office:value="135.461538461538" calcext:value-type="float">
            <text:p>135.4615384615</text:p>
          </table:table-cell>
          <table:table-cell table:style-name="Default" office:value-type="float" office:value="135.038461538462" calcext:value-type="float">
            <text:p>135.0384615385</text:p>
          </table:table-cell>
          <table:table-cell table:style-name="Default" office:value-type="float" office:value="95.0384615384615" calcext:value-type="float">
            <text:p>95.0384615385</text:p>
          </table:table-cell>
          <table:table-cell table:style-name="Default" office:value-type="float" office:value="94.2307692307692" calcext:value-type="float">
            <text:p>94.2307692308</text:p>
          </table:table-cell>
          <table:table-cell table:style-name="Default" office:value-type="float" office:value="69.5769230769231" calcext:value-type="float">
            <text:p>69.5769230769</text:p>
          </table:table-cell>
          <table:table-cell table:style-name="Default" office:value-type="float" office:value="68.9230769230769" calcext:value-type="float">
            <text:p>68.9230769231</text:p>
          </table:table-cell>
          <table:table-cell table:style-name="Default" office:value-type="float" office:value="52.3461538461538" calcext:value-type="float">
            <text:p>52.3461538462</text:p>
          </table:table-cell>
          <table:table-cell table:style-name="Default" office:value-type="float" office:value="52.4230769230769" calcext:value-type="float">
            <text:p>52.4230769231</text:p>
          </table:table-cell>
          <table:table-cell/>
          <table:table-cell office:value-type="float" office:value="0.16" calcext:value-type="float">
            <text:p>0.16</text:p>
          </table:table-cell>
          <table:table-cell table:style-name="ce100" table:formula="of:=AVERAGE([.J46];[.K46])" office:value-type="float" office:value="12.673076923077" calcext:value-type="float">
            <text:p>12.673076923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17" calcext:value-type="float">
            <text:p>0.17</text:p>
          </table:table-cell>
          <table:table-cell table:style-name="ce100" table:formula="of:=AVERAGE([.D59];[.E59])" office:value-type="float" office:value="11.0576923076923" calcext:value-type="float">
            <text:p>11.0576923077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Theory</text:p>
          </table:table-cell>
          <table:table-cell/>
          <table:table-cell office:value-type="float" office:value="0.18" calcext:value-type="float">
            <text:p>0.18</text:p>
          </table:table-cell>
          <table:table-cell table:style-name="ce100" table:formula="of:=AVERAGE([.F59];[.G59])" office:value-type="float" office:value="9.90384615384616" calcext:value-type="float">
            <text:p>9.9038461538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table:style-name="Default" office:value-type="float" office:value="1527.8874536822" calcext:value-type="float">
            <text:p>1527.8874536822</text:p>
          </table:table-cell>
          <table:table-cell table:number-columns-repeated="2" table:style-name="Default" office:value-type="float" office:value="1061.03295394597" calcext:value-type="float">
            <text:p>1061.032953946</text:p>
          </table:table-cell>
          <table:table-cell table:number-columns-repeated="2" table:style-name="Default" office:value-type="float" office:value="779.534415143977" calcext:value-type="float">
            <text:p>779.534415144</text:p>
          </table:table-cell>
          <table:table-cell table:number-columns-repeated="2" table:style-name="Default" office:value-type="float" office:value="596.831036594608" calcext:value-type="float">
            <text:p>596.8310365946</text:p>
          </table:table-cell>
          <table:table-cell/>
          <table:table-cell office:value-type="float" office:value="0.19" calcext:value-type="float">
            <text:p>0.19</text:p>
          </table:table-cell>
          <table:table-cell table:style-name="ce100" table:formula="of:=AVERAGE([.H59];[.I59])" office:value-type="float" office:value="8.80769230769231" calcext:value-type="float">
            <text:p>8.807692307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2" calcext:value-type="float">
            <text:p>0.2</text:p>
          </table:table-cell>
          <table:table-cell table:style-name="ce100" table:formula="of:=AVERAGE([.J59];[.K59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number-columns-repeated="4"/>
          <table:table-cell office:value-type="string" calcext:value-type="string">
            <text:p>This graph above gives a good practical estimate of the relation between epsilon and k* when delta is fixed to 1/4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2" table:formula="of:=[.D20]/[.D23]" office:value-type="percentage" office:value="0.0886593695989037" calcext:value-type="percentage">
            <text:p>8.87%</text:p>
          </table:table-cell>
          <table:table-cell table:style-name="ce96" table:formula="of:=[.E20]/[.E23]" office:value-type="percentage" office:value="0.0883824664002706" calcext:value-type="percentage">
            <text:p>8.84%</text:p>
          </table:table-cell>
          <table:table-cell table:style-name="ce92" table:formula="of:=[.F20]/[.F23]" office:value-type="percentage" office:value="0.089571639773312" calcext:value-type="percentage">
            <text:p>8.96%</text:p>
          </table:table-cell>
          <table:table-cell table:style-name="ce96" table:formula="of:=[.G20]/[.G23]" office:value-type="percentage" office:value="0.0888104077072498" calcext:value-type="percentage">
            <text:p>8.88%</text:p>
          </table:table-cell>
          <table:table-cell table:style-name="ce92" table:formula="of:=[.H20]/[.H23]" office:value-type="percentage" office:value="0.0892544597457862" calcext:value-type="percentage">
            <text:p>8.93%</text:p>
          </table:table-cell>
          <table:table-cell table:style-name="ce96" table:formula="of:=[.I20]/[.I23]" office:value-type="percentage" office:value="0.0884156947841066" calcext:value-type="percentage">
            <text:p>8.84%</text:p>
          </table:table-cell>
          <table:table-cell table:style-name="ce92" table:formula="of:=[.J20]/[.J23]" office:value-type="percentage" office:value="0.0877068225956041" calcext:value-type="percentage">
            <text:p>8.77%</text:p>
          </table:table-cell>
          <table:table-cell table:style-name="ce96" table:formula="of:=[.K20]/[.K23]" office:value-type="percentage" office:value="0.0878357084480591" calcext:value-type="percentage">
            <text:p>8.78%</text:p>
          </table:table-cell>
          <table:table-cell table:number-columns-repeated="4"/>
          <table:table-cell office:value-type="string" calcext:value-type="string">
            <text:p>It is graphed using all the original data points obtained from the overnight tests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office:value-type="string" calcext:value-type="string">
            <text:p><text:span text:style-name="T7">Regression</text:span></text:p>
          </table:table-cell>
          <table:table-cell table:number-columns-repeated="2"/>
          <table:table-cell office:value-type="string" calcext:value-type="string">
            <text:p>The function f(x) represents the final missing piece for the complete algorithm to approximate n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11"/>
        </table:table-row>
        <table:table-row table:style-name="ro1">
          <table:table-cell table:number-columns-repeated="3"/>
          <table:table-cell table:style-name="ce89" office:value-type="string" calcext:value-type="string">
            <text:p> <text:span text:style-name="T6">Ε</text:span> = 0.09</text:p>
          </table:table-cell>
          <table:table-cell table:style-name="ce93"/>
          <table:table-cell table:style-name="ce89" office:value-type="string" calcext:value-type="string">
            <text:p> <text:span text:style-name="T6">Ε</text:span> = 0.10</text:p>
          </table:table-cell>
          <table:table-cell table:style-name="ce93"/>
          <table:table-cell table:style-name="ce89" office:value-type="string" calcext:value-type="string">
            <text:p> <text:span text:style-name="T6">Ε</text:span> = 0.11</text:p>
          </table:table-cell>
          <table:table-cell table:style-name="ce93"/>
          <table:table-cell table:style-name="ce89" office:value-type="string" calcext:value-type="string">
            <text:p> <text:span text:style-name="T6">Ε</text:span> = 0.12</text:p>
          </table:table-cell>
          <table:table-cell table:style-name="ce93"/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.$N$5:.$N$24]) ; LN([.$M$5:.$M$24]))" office:value-type="float" office:value="0.999874219347762" calcext:value-type="float">
            <text:p>0.999874219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.$N$5:.$N$24]) ; LN([.$M$5:.$M$24]))" office:value-type="float" office:value="0.0189104204693373" calcext:value-type="float">
            <text:p>0.0189104205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Bes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40.6153846153846" calcext:value-type="float">
            <text:p>40.6153846154</text:p>
          </table:table-cell>
          <table:table-cell table:style-name="Default" office:value-type="float" office:value="41.1923076923077" calcext:value-type="float">
            <text:p>41.1923076923</text:p>
          </table:table-cell>
          <table:table-cell table:style-name="Default" office:value-type="float" office:value="33.0384615384615" calcext:value-type="float">
            <text:p>33.0384615385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27.7692307692308" calcext:value-type="float">
            <text:p>27.7692307692</text:p>
          </table:table-cell>
          <table:table-cell table:style-name="Default" office:value-type="float" office:value="27.6153846153846" calcext:value-type="float">
            <text:p>27.6153846154</text:p>
          </table:table-cell>
          <table:table-cell table:style-name="Default" office:value-type="float" office:value="22.3461538461538" calcext:value-type="float">
            <text:p>22.3461538462</text:p>
          </table:table-cell>
          <table:table-cell table:style-name="Default" office:value-type="float" office:value="22.5384615384615" calcext:value-type="float">
            <text:p>22.5384615385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.$N$5:.$N$24]) ; LN([.$M$5:.$M$24]))" office:value-type="float" office:value="-2.01924647629363" calcext:value-type="float">
            <text:p>-2.019246476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.$N$5:.$N$24]) ; LN([.$M$5:.$M$24])))" office:value-type="float" office:value="0.315789036038676" calcext:value-type="float">
            <text:p>0.315789036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Theory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2" table:style-name="Default" office:value-type="float" office:value="471.570201753764" calcext:value-type="float">
            <text:p>471.5702017538</text:p>
          </table:table-cell>
          <table:table-cell table:number-columns-repeated="2" table:style-name="Default" office:value-type="float" office:value="381.971863420549" calcext:value-type="float">
            <text:p>381.9718634205</text:p>
          </table:table-cell>
          <table:table-cell table:number-columns-repeated="2" table:style-name="Default" office:value-type="float" office:value="315.679225967396" calcext:value-type="float">
            <text:p>315.6792259674</text:p>
          </table:table-cell>
          <table:table-cell table:number-columns-repeated="2" table:style-name="Default" office:value-type="float" office:value="265.258238486492" calcext:value-type="float">
            <text:p>265.2582384865</text:p>
          </table:table-cell>
          <table:table-cell/>
          <table:table-cell table:formula="of:=INDEX([.$M$5:.$M$24]; 1; 1)" office:value-type="float" office:value="0.01" calcext:value-type="float">
            <text:p>0.01</text:p>
          </table:table-cell>
          <table:table-cell table:formula="of:=[.$N$34] * [.$M$36] ^ [.$N$33]" office:value-type="float" office:value="3450.56331004913" calcext:value-type="float">
            <text:p>3450.5633100491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NDEX([.$M$5:.$M$24]; 2; 1)" office:value-type="float" office:value="0.02" calcext:value-type="float">
            <text:p>0.02</text:p>
          </table:table-cell>
          <table:table-cell table:formula="of:=[.$N$34] * [.$M$37] ^ [.$N$33]" office:value-type="float" office:value="851.209069146928" calcext:value-type="float">
            <text:p>851.209069146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/>
          <table:table-cell table:formula="of:=INDEX([.$M$5:.$M$24]; 3; 1)" office:value-type="float" office:value="0.03" calcext:value-type="float">
            <text:p>0.03</text:p>
          </table:table-cell>
          <table:table-cell table:formula="of:=[.$N$34] * [.$M$38] ^ [.$N$33]" office:value-type="float" office:value="375.374345332537" calcext:value-type="float">
            <text:p>375.374345332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92" table:formula="of:=[.D33]/[.D36]" office:value-type="percentage" office:value="0.0861279709030309" calcext:value-type="percentage">
            <text:p>8.61%</text:p>
          </table:table-cell>
          <table:table-cell table:style-name="ce96" table:formula="of:=[.E33]/[.E36]" office:value-type="percentage" office:value="0.0873513795806308" calcext:value-type="percentage">
            <text:p>8.74%</text:p>
          </table:table-cell>
          <table:table-cell table:style-name="ce92" table:formula="of:=[.F33]/[.F36]" office:value-type="percentage" office:value="0.0864944900459496" calcext:value-type="percentage">
            <text:p>8.65%</text:p>
          </table:table-cell>
          <table:table-cell table:style-name="ce96" table:formula="of:=[.G33]/[.G36]" office:value-type="percentage" office:value="0.087702794912715" calcext:value-type="percentage">
            <text:p>8.77%</text:p>
          </table:table-cell>
          <table:table-cell table:style-name="ce92" table:formula="of:=[.H33]/[.H36]" office:value-type="percentage" office:value="0.0879666081419588" calcext:value-type="percentage">
            <text:p>8.80%</text:p>
          </table:table-cell>
          <table:table-cell table:style-name="ce96" table:formula="of:=[.I33]/[.I36]" office:value-type="percentage" office:value="0.0874792585123634" calcext:value-type="percentage">
            <text:p>8.75%</text:p>
          </table:table-cell>
          <table:table-cell table:style-name="ce92" table:formula="of:=[.J33]/[.J36]" office:value-type="percentage" office:value="0.084243015310877" calcext:value-type="percentage">
            <text:p>8.42%</text:p>
          </table:table-cell>
          <table:table-cell table:style-name="ce96" table:formula="of:=[.K33]/[.K36]" office:value-type="percentage" office:value="0.0849679982309362" calcext:value-type="percentage">
            <text:p>8.50%</text:p>
          </table:table-cell>
          <table:table-cell/>
          <table:table-cell table:formula="of:=INDEX([.$M$5:.$M$24]; 4; 1)" office:value-type="float" office:value="0.04" calcext:value-type="float">
            <text:p>0.04</text:p>
          </table:table-cell>
          <table:table-cell table:formula="of:=[.$N$34] * [.$M$39] ^ [.$N$33]" office:value-type="float" office:value="209.982201250399" calcext:value-type="float">
            <text:p>209.982201250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formula="of:=INDEX([.$M$5:.$M$24]; 5; 1)" office:value-type="float" office:value="0.05" calcext:value-type="float">
            <text:p>0.05</text:p>
          </table:table-cell>
          <table:table-cell table:formula="of:=[.$N$34] * [.$M$40] ^ [.$N$33]" office:value-type="float" office:value="133.812684009205" calcext:value-type="float">
            <text:p>133.812684009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formula="of:=INDEX([.$M$5:.$M$24]; 6; 1)" office:value-type="float" office:value="0.06" calcext:value-type="float">
            <text:p>0.06</text:p>
          </table:table-cell>
          <table:table-cell table:formula="of:=[.$N$34] * [.$M$41] ^ [.$N$33]" office:value-type="float" office:value="92.5999665450556" calcext:value-type="float">
            <text:p>92.599966545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89" office:value-type="string" calcext:value-type="string">
            <text:p> <text:span text:style-name="T6">Ε</text:span> = 0.13</text:p>
          </table:table-cell>
          <table:table-cell table:style-name="ce93"/>
          <table:table-cell table:style-name="ce89" office:value-type="string" calcext:value-type="string">
            <text:p> <text:span text:style-name="T6">Ε</text:span> = 0.14</text:p>
          </table:table-cell>
          <table:table-cell table:style-name="ce93"/>
          <table:table-cell table:style-name="ce89" office:value-type="string" calcext:value-type="string">
            <text:p> <text:span text:style-name="T6">Ε</text:span> = 0.15</text:p>
          </table:table-cell>
          <table:table-cell table:style-name="ce93"/>
          <table:table-cell table:style-name="ce89" office:value-type="string" calcext:value-type="string">
            <text:p> <text:span text:style-name="T6">Ε</text:span> = 0.16</text:p>
          </table:table-cell>
          <table:table-cell table:style-name="ce93"/>
          <table:table-cell/>
          <table:table-cell table:formula="of:=INDEX([.$M$5:.$M$24]; 7; 1)" office:value-type="float" office:value="0.07" calcext:value-type="float">
            <text:p>0.07</text:p>
          </table:table-cell>
          <table:table-cell table:formula="of:=[.$N$34] * [.$M$42] ^ [.$N$33]" office:value-type="float" office:value="67.8310844984586" calcext:value-type="float">
            <text:p>67.83108449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/>
          <table:table-cell table:formula="of:=INDEX([.$M$5:.$M$24]; 8; 1)" office:value-type="float" office:value="0.08" calcext:value-type="float">
            <text:p>0.08</text:p>
          </table:table-cell>
          <table:table-cell table:formula="of:=[.$N$34] * [.$M$43] ^ [.$N$33]" office:value-type="float" office:value="51.7998767167179" calcext:value-type="float">
            <text:p>51.7998767167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NDEX([.$M$5:.$M$24]; 9; 1)" office:value-type="float" office:value="0.09" calcext:value-type="float">
            <text:p>0.09</text:p>
          </table:table-cell>
          <table:table-cell table:formula="of:=[.$N$34] * [.$M$44] ^ [.$N$33]" office:value-type="float" office:value="40.83562203408" calcext:value-type="float">
            <text:p>40.8356220341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Best</text:p>
          </table:table-cell>
          <table:table-cell/>
          <table:table-cell table:formula="of:=INDEX([.$M$5:.$M$24]; 10; 1)" office:value-type="float" office:value="0.1" calcext:value-type="float">
            <text:p>0.1</text:p>
          </table:table-cell>
          <table:table-cell table:formula="of:=[.$N$34] * [.$M$45] ^ [.$N$33]" office:value-type="float" office:value="33.0098479467997" calcext:value-type="float">
            <text:p>33.009847946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office:value-type="float" office:value="20.0384615384615" calcext:value-type="float">
            <text:p>20.0384615385</text:p>
          </table:table-cell>
          <table:table-cell table:style-name="Default" office:value-type="float" office:value="20.3461538461538" calcext:value-type="float">
            <text:p>20.3461538462</text:p>
          </table:table-cell>
          <table:table-cell table:style-name="Default" office:value-type="float" office:value="16.7692307692308" calcext:value-type="float">
            <text:p>16.7692307692</text:p>
          </table:table-cell>
          <table:table-cell table:style-name="Default" office:value-type="float" office:value="16.8461538461538" calcext:value-type="float">
            <text:p>16.8461538462</text:p>
          </table:table-cell>
          <table:table-cell table:style-name="Default" office:value-type="float" office:value="14.4615384615385" calcext:value-type="float">
            <text:p>14.4615384615</text:p>
          </table:table-cell>
          <table:table-cell table:style-name="Default" office:value-type="float" office:value="14.6923076923077" calcext:value-type="float">
            <text:p>14.6923076923</text:p>
          </table:table-cell>
          <table:table-cell table:style-name="Default" office:value-type="float" office:value="12.7692307692308" calcext:value-type="float">
            <text:p>12.7692307692</text:p>
          </table:table-cell>
          <table:table-cell table:style-name="Default" office:value-type="float" office:value="12.5769230769231" calcext:value-type="float">
            <text:p>12.5769230769</text:p>
          </table:table-cell>
          <table:table-cell/>
          <table:table-cell table:formula="of:=INDEX([.$M$5:.$M$24]; 11; 1)" office:value-type="float" office:value="0.11" calcext:value-type="float">
            <text:p>0.11</text:p>
          </table:table-cell>
          <table:table-cell table:formula="of:=[.$N$34] * [.$M$46] ^ [.$N$33]" office:value-type="float" office:value="27.2308683286357" calcext:value-type="float">
            <text:p>27.2308683286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NDEX([.$M$5:.$M$24]; 12; 1)" office:value-type="float" office:value="0.12" calcext:value-type="float">
            <text:p>0.12</text:p>
          </table:table-cell>
          <table:table-cell table:formula="of:=[.$N$34] * [.$M$47] ^ [.$N$33]" office:value-type="float" office:value="22.8432068167824" calcext:value-type="float">
            <text:p>22.8432068168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Theory</text:p>
          </table:table-cell>
          <table:table-cell/>
          <table:table-cell table:formula="of:=INDEX([.$M$5:.$M$24]; 13; 1)" office:value-type="float" office:value="0.13" calcext:value-type="float">
            <text:p>0.13</text:p>
          </table:table-cell>
          <table:table-cell table:formula="of:=[.$N$34] * [.$M$48] ^ [.$N$33]" office:value-type="float" office:value="19.4340721708" calcext:value-type="float">
            <text:p>19.4340721708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table:style-name="Default" office:value-type="float" office:value="226.018854094999" calcext:value-type="float">
            <text:p>226.018854095</text:p>
          </table:table-cell>
          <table:table-cell table:number-columns-repeated="2" table:style-name="Default" office:value-type="float" office:value="194.883603785994" calcext:value-type="float">
            <text:p>194.883603786</text:p>
          </table:table-cell>
          <table:table-cell table:number-columns-repeated="2" table:style-name="Default" office:value-type="float" office:value="169.765272631355" calcext:value-type="float">
            <text:p>169.7652726314</text:p>
          </table:table-cell>
          <table:table-cell table:number-columns-repeated="2" table:style-name="Default" office:value-type="float" office:value="149.207759148652" calcext:value-type="float">
            <text:p>149.2077591487</text:p>
          </table:table-cell>
          <table:table-cell/>
          <table:table-cell table:formula="of:=INDEX([.$M$5:.$M$24]; 14; 1)" office:value-type="float" office:value="0.14" calcext:value-type="float">
            <text:p>0.14</text:p>
          </table:table-cell>
          <table:table-cell table:formula="of:=[.$N$34] * [.$M$49] ^ [.$N$33]" office:value-type="float" office:value="16.7330459136938" calcext:value-type="float">
            <text:p>16.7330459137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NDEX([.$M$5:.$M$24]; 15; 1)" office:value-type="float" office:value="0.15" calcext:value-type="float">
            <text:p>0.15</text:p>
          </table:table-cell>
          <table:table-cell table:formula="of:=[.$N$34] * [.$M$50] ^ [.$N$33]" office:value-type="float" office:value="14.5569995805786" calcext:value-type="float">
            <text:p>14.556999580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/>
          <table:table-cell table:formula="of:=INDEX([.$M$5:.$M$24]; 16; 1)" office:value-type="float" office:value="0.16" calcext:value-type="float">
            <text:p>0.16</text:p>
          </table:table-cell>
          <table:table-cell table:formula="of:=[.$N$34] * [.$M$51] ^ [.$N$33]" office:value-type="float" office:value="12.7783555553239" calcext:value-type="float">
            <text:p>12.778355555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92" table:formula="of:=[.D46]/[.D49]" office:value-type="percentage" office:value="0.0886583626781819" calcext:value-type="percentage">
            <text:p>8.87%</text:p>
          </table:table-cell>
          <table:table-cell table:style-name="ce96" table:formula="of:=[.E46]/[.E49]" office:value-type="percentage" office:value="0.0900197194947374" calcext:value-type="percentage">
            <text:p>9.00%</text:p>
          </table:table-cell>
          <table:table-cell table:style-name="ce92" table:formula="of:=[.F46]/[.F49]" office:value-type="percentage" office:value="0.0860474172452469" calcext:value-type="percentage">
            <text:p>8.60%</text:p>
          </table:table-cell>
          <table:table-cell table:style-name="ce96" table:formula="of:=[.G46]/[.G49]" office:value-type="percentage" office:value="0.0864421301683898" calcext:value-type="percentage">
            <text:p>8.64%</text:p>
          </table:table-cell>
          <table:table-cell table:style-name="ce92" table:formula="of:=[.H46]/[.H49]" office:value-type="percentage" office:value="0.0851854931069543" calcext:value-type="percentage">
            <text:p>8.52%</text:p>
          </table:table-cell>
          <table:table-cell table:style-name="ce96" table:formula="of:=[.I46]/[.I49]" office:value-type="percentage" office:value="0.086544836082065" calcext:value-type="percentage">
            <text:p>8.65%</text:p>
          </table:table-cell>
          <table:table-cell table:style-name="ce92" table:formula="of:=[.J46]/[.J49]" office:value-type="percentage" office:value="0.0855802060300975" calcext:value-type="percentage">
            <text:p>8.56%</text:p>
          </table:table-cell>
          <table:table-cell table:style-name="ce96" table:formula="of:=[.K46]/[.K49]" office:value-type="percentage" office:value="0.0842913475055478" calcext:value-type="percentage">
            <text:p>8.43%</text:p>
          </table:table-cell>
          <table:table-cell/>
          <table:table-cell table:formula="of:=INDEX([.$M$5:.$M$24]; 17; 1)" office:value-type="float" office:value="0.17" calcext:value-type="float">
            <text:p>0.17</text:p>
          </table:table-cell>
          <table:table-cell table:formula="of:=[.$N$34] * [.$M$52] ^ [.$N$33]" office:value-type="float" office:value="11.3060356721297" calcext:value-type="float">
            <text:p>11.306035672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formula="of:=INDEX([.$M$5:.$M$24]; 18; 1)" office:value-type="float" office:value="0.18" calcext:value-type="float">
            <text:p>0.18</text:p>
          </table:table-cell>
          <table:table-cell table:formula="of:=[.$N$34] * [.$M$53] ^ [.$N$33]" office:value-type="float" office:value="10.0736165942627" calcext:value-type="float">
            <text:p>10.0736165943</text:p>
          </table:table-cell>
          <table:table-cell/>
          <table:table-cell office:value-type="string" calcext:value-type="string">
            <text:p>This graph above gives a good practical estimate of the relation between epsilon and k* when delta is fixed to 1/4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formula="of:=INDEX([.$M$5:.$M$24]; 19; 1)" office:value-type="float" office:value="0.19" calcext:value-type="float">
            <text:p>0.19</text:p>
          </table:table-cell>
          <table:table-cell table:formula="of:=[.$N$34] * [.$M$54] ^ [.$N$33]" office:value-type="float" office:value="9.03173730612458" calcext:value-type="float">
            <text:p>9.0317373061</text:p>
          </table:table-cell>
          <table:table-cell/>
          <table:table-cell office:value-type="string" calcext:value-type="string">
            <text:p>It is graphed using data points by performing a power regression on the original overnight test data points, and gives the same functional relation equation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89" office:value-type="string" calcext:value-type="string">
            <text:p> <text:span text:style-name="T6">Ε</text:span> = 0.17</text:p>
          </table:table-cell>
          <table:table-cell table:style-name="ce93"/>
          <table:table-cell table:style-name="ce89" office:value-type="string" calcext:value-type="string">
            <text:p> <text:span text:style-name="T6">Ε</text:span> = 0.18</text:p>
          </table:table-cell>
          <table:table-cell table:style-name="ce93"/>
          <table:table-cell table:style-name="ce89" office:value-type="string" calcext:value-type="string">
            <text:p> <text:span text:style-name="T6">Ε</text:span> = 0.19</text:p>
          </table:table-cell>
          <table:table-cell table:style-name="ce93"/>
          <table:table-cell table:style-name="ce89" office:value-type="string" calcext:value-type="string">
            <text:p> <text:span text:style-name="T6">Ε</text:span> = 0.20</text:p>
          </table:table-cell>
          <table:table-cell table:style-name="ce93"/>
          <table:table-cell/>
          <table:table-cell table:formula="of:=INDEX([.$M$5:.$M$24]; 20; 1)" office:value-type="float" office:value="0.2" calcext:value-type="float">
            <text:p>0.2</text:p>
          </table:table-cell>
          <table:table-cell table:formula="of:=[.$N$34] * [.$M$55] ^ [.$N$33]" office:value-type="float" office:value="8.1430999575188" calcext:value-type="float">
            <text:p>8.14309995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Bes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11.1923076923077" calcext:value-type="float">
            <text:p>11.1923076923</text:p>
          </table:table-cell>
          <table:table-cell table:style-name="Default" office:value-type="float" office:value="10.9230769230769" calcext:value-type="float">
            <text:p>10.9230769231</text:p>
          </table:table-cell>
          <table:table-cell table:style-name="Default" office:value-type="float" office:value="9.96153846153846" calcext:value-type="float">
            <text:p>9.9615384615</text:p>
          </table:table-cell>
          <table:table-cell table:style-name="Default" office:value-type="float" office:value="9.84615384615385" calcext:value-type="float">
            <text:p>9.8461538462</text:p>
          </table:table-cell>
          <table:table-cell table:style-name="Default" office:value-type="float" office:value="8.88461538461539" calcext:value-type="float">
            <text:p>8.8846153846</text:p>
          </table:table-cell>
          <table:table-cell table:style-name="Default" office:value-type="float" office:value="8.73076923076923" calcext:value-type="float">
            <text:p>8.7307692308</text:p>
          </table:table-cell>
          <table:table-cell table:style-name="Default" office:value-type="float" office:value="8.03846153846154" calcext:value-type="float">
            <text:p>8.0384615385</text:p>
          </table:table-cell>
          <table:table-cell table:style-name="Default" office:value-type="float" office:value="7.96153846153846" calcext:value-type="float">
            <text:p>7.9615384615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Theory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2" table:style-name="Default" office:value-type="float" office:value="132.170194955207" calcext:value-type="float">
            <text:p>132.1701949552</text:p>
          </table:table-cell>
          <table:table-cell table:number-columns-repeated="2" table:style-name="Default" office:value-type="float" office:value="117.892550438441" calcext:value-type="float">
            <text:p>117.8925504384</text:p>
          </table:table-cell>
          <table:table-cell table:number-columns-repeated="2" table:style-name="Default" office:value-type="float" office:value="105.809380448905" calcext:value-type="float">
            <text:p>105.8093804489</text:p>
          </table:table-cell>
          <table:table-cell table:number-columns-repeated="2" table:style-name="Default" office:value-type="float" office:value="95.4929658551372" calcext:value-type="float">
            <text:p>95.4929658551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style-name="ce91" office:value-type="string" calcext:value-type="string">
            <text:p>Found/Theory</text:p>
          </table:table-cell>
          <table:table-cell table:style-name="ce95" office:value-type="string" calcext:value-type="string">
            <text:p>Found/Theory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92" table:formula="of:=[.D59]/[.D62]" office:value-type="percentage" office:value="0.0846810258250797" calcext:value-type="percentage">
            <text:p>8.47%</text:p>
          </table:table-cell>
          <table:table-cell table:style-name="ce96" table:formula="of:=[.E59]/[.E62]" office:value-type="percentage" office:value="0.0826440252038576" calcext:value-type="percentage">
            <text:p>8.26%</text:p>
          </table:table-cell>
          <table:table-cell table:style-name="ce92" table:formula="of:=[.F59]/[.F62]" office:value-type="percentage" office:value="0.0844967593328978" calcext:value-type="percentage">
            <text:p>8.45%</text:p>
          </table:table-cell>
          <table:table-cell table:style-name="ce96" table:formula="of:=[.G59]/[.G62]" office:value-type="percentage" office:value="0.0835180323908179" calcext:value-type="percentage">
            <text:p>8.35%</text:p>
          </table:table-cell>
          <table:table-cell table:style-name="ce92" table:formula="of:=[.H59]/[.H62]" office:value-type="percentage" office:value="0.0839681259536884" calcext:value-type="percentage">
            <text:p>8.40%</text:p>
          </table:table-cell>
          <table:table-cell table:style-name="ce96" table:formula="of:=[.I59]/[.I62]" office:value-type="percentage" office:value="0.0825141324306807" calcext:value-type="percentage">
            <text:p>8.25%</text:p>
          </table:table-cell>
          <table:table-cell table:style-name="ce92" table:formula="of:=[.J59]/[.J62]" office:value-type="percentage" office:value="0.0841785723846496" calcext:value-type="percentage">
            <text:p>8.42%</text:p>
          </table:table-cell>
          <table:table-cell table:style-name="ce96" table:formula="of:=[.K59]/[.K62]" office:value-type="percentage" office:value="0.083373035806806" calcext:value-type="percentage">
            <text:p>8.34%</text:p>
          </table:table-cell>
          <table:table-cell table:number-columns-repeated="11"/>
        </table:table-row>
      </table:table>
      <table:table table:name="June 10th, 2019" table:style-name="ta1">
        <table:table-column table:style-name="co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ce90"/>
        <table:table-column table:style-name="co54" table:default-cell-style-name="ce94"/>
        <table:table-column table:style-name="co55" table:default-cell-style-name="ce90"/>
        <table:table-column table:style-name="co51" table:default-cell-style-name="ce94"/>
        <table:table-column table:style-name="co56" table:default-cell-style-name="ce90"/>
        <table:table-column table:style-name="co57" table:default-cell-style-name="ce94"/>
        <table:table-column table:style-name="co56" table:default-cell-style-name="ce90"/>
        <table:table-column table:style-name="co58" table:default-cell-style-name="ce94"/>
        <table:table-column table:style-name="co2" table:default-cell-style-name="ce90"/>
        <table:table-column table:style-name="co59" table:default-cell-style-name="ce94"/>
        <table:table-row table:style-name="ro1" table:number-rows-repeated="2">
          <table:table-cell table:number-columns-repeated="3"/>
          <table:table-cell table:style-name="Default" table:number-columns-repeated="10"/>
        </table:table-row>
        <table:table-row table:style-name="ro1">
          <table:table-cell/>
          <table:table-cell table:style-name="ce54" office:value-type="string" calcext:value-type="string">
            <text:p>Summary of Results</text:p>
          </table:table-cell>
          <table:table-cell/>
          <table:table-cell table:style-name="ce89" office:value-type="string" calcext:value-type="string">
            <text:p>N = 5</text:p>
          </table:table-cell>
          <table:table-cell table:style-name="ce93"/>
          <table:table-cell table:style-name="ce89" office:value-type="string" calcext:value-type="string">
            <text:p>N = 10</text:p>
          </table:table-cell>
          <table:table-cell table:style-name="ce93"/>
          <table:table-cell table:style-name="ce89" office:value-type="string" calcext:value-type="string">
            <text:p>N = 15</text:p>
          </table:table-cell>
          <table:table-cell table:style-name="ce93"/>
          <table:table-cell table:style-name="ce89" office:value-type="string" calcext:value-type="string">
            <text:p>N = 20</text:p>
          </table:table-cell>
          <table:table-cell table:style-name="ce93"/>
          <table:table-cell table:style-name="ce89" office:value-type="string" calcext:value-type="string">
            <text:p>N = 25</text:p>
          </table:table-cell>
          <table:table-cell table:style-name="ce93"/>
        </table:table-row>
        <table:table-row table:style-name="ro1">
          <table:table-cell table:number-columns-repeated="3"/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</table:table-row>
        <table:table-row table:style-name="ro1">
          <table:table-cell/>
          <table:table-cell table:style-name="ce54" office:value-type="string" calcext:value-type="string">
            <text:p>Fixed Parameter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lta = 0.2</text:p>
          </table:table-cell>
          <table:table-cell/>
          <table:table-cell table:number-columns-repeated="10" office:value-type="string" calcext:value-type="string">
            <text:p>Pr[Success]</text:p>
          </table:table-cell>
        </table:table-row>
        <table:table-row table:style-name="ro1">
          <table:table-cell/>
          <table:table-cell office:value-type="string" calcext:value-type="string">
            <text:p># Trials/Each = 13</text:p>
          </table:table-cell>
          <table:table-cell/>
          <table:table-cell table:style-name="ce101" office:value-type="float" office:value="0" calcext:value-type="float">
            <text:p>0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05" office:value-type="float" office:value="0.461538461538462" calcext:value-type="float">
            <text:p>0.461538461538462</text:p>
          </table:table-cell>
          <table:table-cell table:style-name="ce107" office:value-type="float" office:value="1" calcext:value-type="float">
            <text:p>1.00</text:p>
          </table:table-cell>
          <table:table-cell table:style-name="Default" table:formula="of:=AVERAGE(0.7692307692;0.6923076923)" office:value-type="float" office:value="0.73076923075" calcext:value-type="float">
            <text:p>0.7307692308</text:p>
          </table:table-cell>
          <table:table-cell table:style-name="ce107" office:value-type="float" office:value="1" calcext:value-type="float">
            <text:p>1.00</text:p>
          </table:table-cell>
          <table:table-cell table:style-name="ce105" office:value-type="float" office:value="0.923076923076923" calcext:value-type="float">
            <text:p>0.923076923076923</text:p>
          </table:table-cell>
          <table:table-cell table:style-name="ce107" office:value-type="float" office:value="1" calcext:value-type="float">
            <text:p>1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Relation (N~, N)?</text:p>
          </table:table-cell>
        </table:table-row>
        <table:table-row table:style-name="ro1">
          <table:table-cell table:number-columns-repeated="3"/>
          <table:table-cell table:number-columns-repeated="3" table:style-name="ce102" office:value-type="string" calcext:value-type="string">
            <text:p>Always above N</text:p>
          </table:table-cell>
          <table:table-cell table:style-name="ce102" office:value-type="string" calcext:value-type="string">
            <text:p>Almost Always above N</text:p>
          </table:table-cell>
          <table:table-cell table:style-name="ce102" office:value-type="string" calcext:value-type="string">
            <text:p>Always above N</text:p>
          </table:table-cell>
          <table:table-cell table:style-name="ce110" office:value-type="string" calcext:value-type="string">
            <text:p>Varies</text:p>
          </table:table-cell>
          <table:table-cell table:style-name="ce102" office:value-type="string" calcext:value-type="string">
            <text:p>Always above N</text:p>
          </table:table-cell>
          <table:table-cell table:style-name="ce110" office:value-type="string" calcext:value-type="string">
            <text:p>Varies</text:p>
          </table:table-cell>
          <table:table-cell table:style-name="ce102" office:value-type="string" calcext:value-type="string">
            <text:p>Always above N</text:p>
          </table:table-cell>
          <table:table-cell table:style-name="ce110" office:value-type="string" calcext:value-type="string">
            <text:p>Varie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</table:table-row>
        <table:table-row table:style-name="ro1">
          <table:table-cell table:number-columns-repeated="3"/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Yes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Yes</text:p>
          </table:table-cell>
          <table:table-cell table:style-name="ce104" office:value-type="string" calcext:value-type="string">
            <text:p>Maybe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89" office:value-type="string" calcext:value-type="string">
            <text:p>N = 30</text:p>
          </table:table-cell>
          <table:table-cell table:style-name="ce93"/>
          <table:table-cell table:style-name="ce89" office:value-type="string" calcext:value-type="string">
            <text:p>N = 35</text:p>
          </table:table-cell>
          <table:table-cell table:style-name="ce93"/>
          <table:table-cell table:style-name="ce89" office:value-type="string" calcext:value-type="string">
            <text:p>N = 40</text:p>
          </table:table-cell>
          <table:table-cell table:style-name="ce93"/>
          <table:table-cell table:style-name="ce89" office:value-type="string" calcext:value-type="string">
            <text:p>N = 45</text:p>
          </table:table-cell>
          <table:table-cell table:style-name="ce93"/>
          <table:table-cell table:style-name="ce89" office:value-type="string" calcext:value-type="string">
            <text:p>N = 50</text:p>
          </table:table-cell>
          <table:table-cell table:style-name="ce93"/>
        </table:table-row>
        <table:table-row table:style-name="ro1">
          <table:table-cell table:number-columns-repeated="3"/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Pr[Success]</text:p>
          </table:table-cell>
        </table:table-row>
        <table:table-row table:style-name="ro1">
          <table:table-cell table:number-columns-repeated="3"/>
          <table:table-cell table:style-name="ce105" table:formula="of:=AVERAGE(0.923076923076923; 1)" office:value-type="float" office:value="0.961538461538461" calcext:value-type="float">
            <text:p>0.961538461538461</text:p>
          </table:table-cell>
          <table:table-cell table:style-name="ce107" office:value-type="float" office:value="1" calcext:value-type="float">
            <text:p>1.00</text:p>
          </table:table-cell>
          <table:table-cell table:style-name="ce105" table:formula="of:=AVERAGE(0.923076923076923;1)" office:value-type="float" office:value="0.961538461538461" calcext:value-type="float">
            <text:p>0.961538461538461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05" table:formula="of:=AVERAGE(0.923076923076923;1)" office:value-type="float" office:value="0.961538461538461" calcext:value-type="float">
            <text:p>0.961538461538461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Relation (N~, N)?</text:p>
          </table:table-cell>
        </table:table-row>
        <table:table-row table:style-name="ro1">
          <table:table-cell table:number-columns-repeated="3"/>
          <table:table-cell table:style-name="ce102" office:value-type="string" calcext:value-type="string">
            <text:p>Always above N</text:p>
          </table:table-cell>
          <table:table-cell table:style-name="ce110" office:value-type="string" calcext:value-type="string">
            <text:p>Varies</text:p>
          </table:table-cell>
          <table:table-cell table:style-name="ce102" office:value-type="string" calcext:value-type="string">
            <text:p>Almost Always Above N</text:p>
          </table:table-cell>
          <table:table-cell table:style-name="ce110" office:value-type="string" calcext:value-type="string">
            <text:p>Varies</text:p>
          </table:table-cell>
          <table:table-cell table:style-name="ce102" office:value-type="string" calcext:value-type="string">
            <text:p>Almost Always Above N</text:p>
          </table:table-cell>
          <table:table-cell table:style-name="ce110" office:value-type="string" calcext:value-type="string">
            <text:p>Varies</text:p>
          </table:table-cell>
          <table:table-cell table:style-name="ce102" office:value-type="string" calcext:value-type="string">
            <text:p>Almost Always Above N</text:p>
          </table:table-cell>
          <table:table-cell table:style-name="ce110" office:value-type="string" calcext:value-type="string">
            <text:p>Varies</text:p>
          </table:table-cell>
          <table:table-cell table:style-name="ce102" office:value-type="string" calcext:value-type="string">
            <text:p>Varies</text:p>
          </table:table-cell>
          <table:table-cell table:style-name="ce110" office:value-type="string" calcext:value-type="string">
            <text:p>Varie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</table:table-row>
        <table:table-row table:style-name="ro1">
          <table:table-cell table:number-columns-repeated="3"/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Maybe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Maybe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Maybe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style-name="ce109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89" office:value-type="string" calcext:value-type="string">
            <text:p>N = 55</text:p>
          </table:table-cell>
          <table:table-cell table:style-name="ce93"/>
          <table:table-cell table:style-name="ce89" office:value-type="string" calcext:value-type="string">
            <text:p>N = 60</text:p>
          </table:table-cell>
          <table:table-cell table:style-name="ce93"/>
          <table:table-cell table:style-name="ce89" office:value-type="string" calcext:value-type="string">
            <text:p>N = 65</text:p>
          </table:table-cell>
          <table:table-cell table:style-name="ce93"/>
          <table:table-cell table:style-name="ce89" office:value-type="string" calcext:value-type="string">
            <text:p>N = 70</text:p>
          </table:table-cell>
          <table:table-cell table:style-name="ce93"/>
          <table:table-cell table:style-name="ce89" office:value-type="string" calcext:value-type="string">
            <text:p>N = 75</text:p>
          </table:table-cell>
          <table:table-cell table:style-name="ce93"/>
        </table:table-row>
        <table:table-row table:style-name="ro1">
          <table:table-cell table:number-columns-repeated="3"/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/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Pr[Success]</text:p>
          </table:table-cell>
        </table:table-row>
        <table:table-row table:style-name="ro1">
          <table:table-cell table:number-columns-repeated="3"/>
          <table:table-cell table:style-name="ce105" table:formula="of:=AVERAGE(0.923076923076923; 1)" office:value-type="float" office:value="0.961538461538461" calcext:value-type="float">
            <text:p>0.961538461538461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Relation (N~, N)?</text:p>
          </table:table-cell>
        </table:table-row>
        <table:table-row table:style-name="ro1">
          <table:table-cell table:number-columns-repeated="3"/>
          <table:table-cell table:style-name="ce106" office:value-type="string" calcext:value-type="string">
            <text:p>Always above N</text:p>
          </table:table-cell>
          <table:table-cell table:style-name="ce111" office:value-type="string" calcext:value-type="string">
            <text:p>Varies</text:p>
          </table:table-cell>
          <table:table-cell table:style-name="ce106" office:value-type="string" calcext:value-type="string">
            <text:p>Varies</text:p>
          </table:table-cell>
          <table:table-cell table:style-name="ce111" office:value-type="string" calcext:value-type="string">
            <text:p>Varies</text:p>
          </table:table-cell>
          <table:table-cell table:style-name="ce106" office:value-type="string" calcext:value-type="string">
            <text:p>Almost Always Above N</text:p>
          </table:table-cell>
          <table:table-cell table:style-name="ce111" office:value-type="string" calcext:value-type="string">
            <text:p>Varies</text:p>
          </table:table-cell>
          <table:table-cell table:style-name="ce106" office:value-type="string" calcext:value-type="string">
            <text:p>Almost Always Above N</text:p>
          </table:table-cell>
          <table:table-cell table:style-name="ce111" office:value-type="string" calcext:value-type="string">
            <text:p>Varies</text:p>
          </table:table-cell>
          <table:table-cell table:style-name="ce106" office:value-type="string" calcext:value-type="string">
            <text:p>Always above N</text:p>
          </table:table-cell>
          <table:table-cell table:style-name="ce111" office:value-type="string" calcext:value-type="string">
            <text:p>Varie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</table:table-row>
        <table:table-row table:style-name="ro1">
          <table:table-cell table:number-columns-repeated="3"/>
          <table:table-cell table:style-name="ce104" office:value-type="string" calcext:value-type="string">
            <text:p>Yes/Maybe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Maybe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Maybe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Maybe</text:p>
          </table:table-cell>
          <table:table-cell table:style-name="ce109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89" office:value-type="string" calcext:value-type="string">
            <text:p>N = 80</text:p>
          </table:table-cell>
          <table:table-cell table:style-name="ce93"/>
          <table:table-cell table:style-name="ce89" office:value-type="string" calcext:value-type="string">
            <text:p>N = 85</text:p>
          </table:table-cell>
          <table:table-cell table:style-name="ce93"/>
          <table:table-cell table:style-name="ce89" office:value-type="string" calcext:value-type="string">
            <text:p>N = 90</text:p>
          </table:table-cell>
          <table:table-cell table:style-name="ce93"/>
          <table:table-cell table:style-name="ce89" office:value-type="string" calcext:value-type="string">
            <text:p>N = 95</text:p>
          </table:table-cell>
          <table:table-cell table:style-name="ce93"/>
          <table:table-cell table:style-name="ce89" office:value-type="string" calcext:value-type="string">
            <text:p>N = 100</text:p>
          </table:table-cell>
          <table:table-cell table:style-name="ce93"/>
        </table:table-row>
        <table:table-row table:style-name="ro1">
          <table:table-cell table:number-columns-repeated="3"/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Pr[Success]</text:p>
          </table:table-cell>
        </table:table-row>
        <table:table-row table:style-name="ro1">
          <table:table-cell table:number-columns-repeated="3"/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7" office:value-type="float" office:value="1" calcext:value-type="float">
            <text:p>1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Relation (N~, N)?</text:p>
          </table:table-cell>
        </table:table-row>
        <table:table-row table:style-name="ro1">
          <table:table-cell table:number-columns-repeated="3"/>
          <table:table-cell table:style-name="ce102" office:value-type="string" calcext:value-type="string">
            <text:p>Varies</text:p>
          </table:table-cell>
          <table:table-cell table:style-name="ce110" office:value-type="string" calcext:value-type="string">
            <text:p>Varies</text:p>
          </table:table-cell>
          <table:table-cell table:style-name="ce102" office:value-type="string" calcext:value-type="string">
            <text:p>Varies</text:p>
          </table:table-cell>
          <table:table-cell table:style-name="ce110" office:value-type="string" calcext:value-type="string">
            <text:p>Varies</text:p>
          </table:table-cell>
          <table:table-cell table:style-name="ce102" office:value-type="string" calcext:value-type="string">
            <text:p>Almost Always Above N</text:p>
          </table:table-cell>
          <table:table-cell table:style-name="ce110" office:value-type="string" calcext:value-type="string">
            <text:p>Varies</text:p>
          </table:table-cell>
          <table:table-cell table:style-name="ce102" office:value-type="string" calcext:value-type="string">
            <text:p>Varies</text:p>
          </table:table-cell>
          <table:table-cell table:style-name="ce110" office:value-type="string" calcext:value-type="string">
            <text:p>Varies</text:p>
          </table:table-cell>
          <table:table-cell table:style-name="ce102" office:value-type="string" calcext:value-type="string">
            <text:p>Varies</text:p>
          </table:table-cell>
          <table:table-cell table:style-name="ce110" office:value-type="string" calcext:value-type="string">
            <text:p>Varie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  <table:table-cell table:style-name="ce103" office:value-type="string" calcext:value-type="string">
            <text:p>Fixable By Flooring?</text:p>
          </table:table-cell>
          <table:table-cell table:style-name="ce108" office:value-type="string" calcext:value-type="string">
            <text:p>Fixable By Flooring?</text:p>
          </table:table-cell>
        </table:table-row>
        <table:table-row table:style-name="ro1">
          <table:table-cell table:number-columns-repeated="3"/>
          <table:table-cell table:style-name="ce104" office:value-type="string" calcext:value-type="string">
            <text:p>No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Maybe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style-name="ce109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style-name="ce109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Default" office:value-type="string" calcext:value-type="string">
            <text:p>Observations:</text:p>
          </table:table-cell>
          <table:table-cell table:style-name="Default"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At smaller N, with Epsilon = 0.01, there is a tendency to always be above actual N.</text:p>
          </table:table-cell>
          <table:table-cell table:style-name="Default"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The smaller we go, the higher the chance of needing to floor the approximation to be within small epsilon bounds, until we get to about N = 30~ where we always need to floor, but must run more trials to see how the larger tendency plays out.</text:p>
          </table:table-cell>
          <table:table-cell table:style-name="Default" table:number-columns-repeated="9"/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Default" office:value-type="string" calcext:value-type="string">
            <text:p>In General:</text:p>
          </table:table-cell>
          <table:table-cell table:style-name="Default"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The smaller the N, and the smaller the Epsilon, the more likely N~ is to be larger than N due to the constants involved and margin of error.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7" loext:min-decimal-places="7" number:min-integer-digits="1" number:grouping="true"/>
    </number:number-style>
    <number:number-style style:name="N115">
      <number:number number:decimal-places="8" loext:min-decimal-places="8" number:min-integer-digits="1" number:grouping="true"/>
    </number:number-style>
    <number:number-style style:name="N116">
      <number:number number:decimal-places="9" loext:min-decimal-places="9" number:min-integer-digits="1" number:grouping="true"/>
    </number:number-style>
    <number:number-style style:name="N117">
      <number:number number:decimal-places="10" loext:min-decimal-places="10" number:min-integer-digits="1" number:grouping="true"/>
    </number:number-style>
    <number:number-style style:name="N118">
      <number:number number:decimal-places="11" loext:min-decimal-places="11" number:min-integer-digits="1" number:grouping="true"/>
    </number:number-style>
    <number:number-style style:name="N119">
      <number:number number:decimal-places="12" loext:min-decimal-places="12" number:min-integer-digits="1" number:grouping="true"/>
    </number:number-style>
    <number:number-style style:name="N120">
      <number:number number:decimal-places="13" loext:min-decimal-places="13" number:min-integer-digits="1" number:grouping="true"/>
    </number:number-style>
    <number:number-style style:name="N121">
      <number:number number:decimal-places="14" loext:min-decimal-places="14" number:min-integer-digits="1" number:grouping="true"/>
    </number:number-style>
    <number:number-style style:name="N122">
      <number:number number:decimal-places="15" loext:min-decimal-places="15" number:min-integer-digits="1" number:grouping="true"/>
    </number:number-style>
    <number:number-style style:name="N123">
      <number:number number:decimal-places="16" loext:min-decimal-places="16" number:min-integer-digits="1" number:grouping="true"/>
    </number:number-style>
    <number:number-style style:name="N124">
      <number:number number:decimal-places="17" loext:min-decimal-places="17" number:min-integer-digits="1" number:grouping="true"/>
    </number:number-style>
    <number:number-style style:name="N125">
      <number:number number:decimal-places="18" loext:min-decimal-places="18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000-00-00</text:date>, <text:time style:data-style-name="N2" text:time-value="13:40:21.018754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3:09:59.780412223</meta:creation-date>
    <dc:date>2019-07-04T13:44:19.327466112</dc:date>
    <meta:editing-duration>P1DT9H4M6S</meta:editing-duration>
    <meta:editing-cycles>30</meta:editing-cycles>
    <meta:generator>LibreOffice/5.1.6.2$Linux_X86_64 LibreOffice_project/10m0$Build-2</meta:generator>
    <meta:document-statistic meta:table-count="10" meta:cell-count="11060" meta:object-count="2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Relation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Just graphing the original data</text:p>
        </chart:title>
        <chart:legend chart:legend-position="end" svg:x="13.148cm" svg:y="3.952cm" style:legend-expansion="high" chart:style-name="ch3"/>
        <chart:plot-area chart:style-name="ch4" table:cell-range-address="'June 7th, 2019 (OVERALL RESULTS)'.M5:'June 7th, 2019 (OVERALL RESULTS)'.N24" svg:x="1.331cm" svg:y="1.275cm" svg:width="11.497cm" svg:height="6.564cm">
          <chartooo:coordinate-region svg:x="2.323cm" svg:y="1.474cm" svg:width="10.173cm" svg:height="5.718cm"/>
          <chart:axis chart:dimension="x" chart:name="primary-x" chart:style-name="ch5">
            <chart:title svg:x="6.479cm" svg:y="8.019cm" chart:style-name="ch6">
              <text:p>Epsilon</text:p>
            </chart:title>
          </chart:axis>
          <chart:axis chart:dimension="y" chart:name="primary-y" chart:style-name="ch5">
            <chart:title svg:x="0.451cm" svg:y="5.368cm" chart:style-name="ch7">
              <text:p>K* Epsilon</text:p>
            </chart:title>
            <chart:grid chart:style-name="ch8" chart:class="major"/>
          </chart:axis>
          <chart:series chart:style-name="ch9" chart:values-cell-range-address="'June 7th, 2019 (OVERALL RESULTS)'.N5:'June 7th, 2019 (OVERALL RESULTS)'.N24" chart:class="chart:scatter">
            <chart:domain table:cell-range-address="'June 7th, 2019 (OVERALL RESULTS)'.M5:'June 7th, 2019 (OVERALL RESULTS)'.M24"/>
            <chart:regression-curve chart:style-name="ch10">
              <chart:equation chart:display-equation="true" chart:display-r-square="false"/>
            </chart:regression-curve>
            <chart:data-point chart:repeated="3"/>
            <chart:data-point chart:style-name="ch11" chart:repeated="2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June 7th, 2019 (OVERALL RESULTS)'.M5:'June 7th, 2019 (OVERALL RESULTS)'.M24</svg:desc>
                </draw:g>
              </table:table-cell>
              <table:table-cell office:value-type="float" office:value="3352.23076923076">
                <text:p>3352.23076923076</text:p>
                <draw:g>
                  <svg:desc>'June 7th, 2019 (OVERALL RESULTS)'.N5:'June 7th, 2019 (OVERALL RESULTS)'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845.452380952381">
                <text:p>845.45238095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371.571428571428">
                <text:p>371.57142857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214.047619047619">
                <text:p>214.047619047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35.25">
                <text:p>13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94.6346153846154">
                <text:p>94.6346153846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52.3846153846153">
                <text:p>52.3846153846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40.9038461538461">
                <text:p>40.9038461538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33.2692307692307">
                <text:p>33.2692307692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27.6923076923077">
                <text:p>27.6923076923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22.4423076923077">
                <text:p>22.4423076923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20.1923076923077">
                <text:p>20.19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16.8076923076923">
                <text:p>16.8076923076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14.5769230769231">
                <text:p>14.5769230769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2.673076923077">
                <text:p>12.673076923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11.0576923076923">
                <text:p>11.057692307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9.90384615384616">
                <text:p>9.90384615384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8.80769230769231">
                <text:p>8.80769230769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Relation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58cm" svg:y="0.316cm" chart:style-name="ch2">
          <text:p>Power relation without logs</text:p>
        </chart:title>
        <chart:legend chart:legend-position="end" svg:x="13.148cm" svg:y="3.952cm" style:legend-expansion="high" chart:style-name="ch3"/>
        <chart:plot-area chart:style-name="ch4" table:cell-range-address="'June 7th, 2019 (OVERALL RESULTS)'.M36:'June 7th, 2019 (OVERALL RESULTS)'.N55" svg:x="1.331cm" svg:y="1.275cm" svg:width="11.497cm" svg:height="6.564cm">
          <chartooo:coordinate-region svg:x="2.323cm" svg:y="1.474cm" svg:width="10.173cm" svg:height="5.718cm"/>
          <chart:axis chart:dimension="x" chart:name="primary-x" chart:style-name="ch5">
            <chart:title svg:x="6.479cm" svg:y="8.019cm" chart:style-name="ch6">
              <text:p>Epsilon</text:p>
            </chart:title>
          </chart:axis>
          <chart:axis chart:dimension="y" chart:name="primary-y" chart:style-name="ch5">
            <chart:title svg:x="0.451cm" svg:y="5.368cm" chart:style-name="ch7">
              <text:p>K* Epsilon</text:p>
            </chart:title>
            <chart:grid chart:style-name="ch8" chart:class="major"/>
          </chart:axis>
          <chart:series chart:style-name="ch9" chart:values-cell-range-address="'June 7th, 2019 (OVERALL RESULTS)'.N36:'June 7th, 2019 (OVERALL RESULTS)'.N55" chart:class="chart:scatter">
            <chart:domain table:cell-range-address="'June 7th, 2019 (OVERALL RESULTS)'.M36:'June 7th, 2019 (OVERALL RESULTS)'.M55"/>
            <chart:regression-curve chart:style-name="ch10">
              <chart:equation chart:display-equation="true" chart:display-r-square="false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June 7th, 2019 (OVERALL RESULTS)'.M36:'June 7th, 2019 (OVERALL RESULTS)'.M55</svg:desc>
                </draw:g>
              </table:table-cell>
              <table:table-cell office:value-type="float" office:value="3450.56331004913">
                <text:p>3450.56331004913</text:p>
                <draw:g>
                  <svg:desc>'June 7th, 2019 (OVERALL RESULTS)'.N36:'June 7th, 2019 (OVERALL RESULTS)'.N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851.209069146928">
                <text:p>851.209069146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375.374345332537">
                <text:p>375.374345332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209.982201250399">
                <text:p>209.982201250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33.812684009205">
                <text:p>133.812684009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92.5999665450556">
                <text:p>92.5999665450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67.8310844984586">
                <text:p>67.8310844984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51.7998767167179">
                <text:p>51.7998767167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40.83562203408">
                <text:p>40.83562203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33.0098479467997">
                <text:p>33.0098479467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27.2308683286357">
                <text:p>27.2308683286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22.8432068167824">
                <text:p>22.8432068167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19.4340721708">
                <text:p>19.4340721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16.7330459136938">
                <text:p>16.7330459136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14.5569995805786">
                <text:p>14.5569995805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2.7783555553239">
                <text:p>12.7783555553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11.3060356721297">
                <text:p>11.3060356721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10.0736165942627">
                <text:p>10.0736165942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9.03173730612458">
                <text:p>9.03173730612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8.1430999575188">
                <text:p>8.1430999575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